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unito" svg:font-family="Nunito" style:font-family-generic="system" style:font-pitch="variable"/>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Lato" svg:font-family="Lato" style:font-family-generic="swiss" style:font-pitch="variable"/>
    <style:font-face style:name="Roboto Mono" svg:font-family="Roboto Mono" style:font-family-generic="modern" style:font-pitch="fixed"/>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vertical-align="baseline" fo:margin-bottom="0in" fo:line-height="100%" fo:background-color="#FFFFFF"/>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P2" style:parent-style-name="Normal" style:family="paragraph">
      <style:paragraph-properties style:vertical-align="baseline" fo:margin-bottom="0in" fo:line-height="100%" fo:background-color="#FFFFFF"/>
    </style:style>
    <style:style style:name="T3" style:parent-style-name="DefaultParagraphFont" style:family="text">
      <style:text-properties style:font-name="Wingdings" style:font-name-asian="Wingdings" style:font-name-complex="Wingdings"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P4" style:parent-style-name="Normal" style:family="paragraph">
      <style:paragraph-properties style:vertical-align="baseline" fo:margin-bottom="0in" fo:line-height="100%" fo:background-color="#FFFFFF"/>
    </style:style>
    <style:style style:name="T5"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6"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T7"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ableColumn9" style:family="table-column">
      <style:table-column-properties style:column-width="1.8291in"/>
    </style:style>
    <style:style style:name="TableColumn10" style:family="table-column">
      <style:table-column-properties style:column-width="2.7361in"/>
    </style:style>
    <style:style style:name="TableColumn11" style:family="table-column">
      <style:table-column-properties style:column-width="1.6986in"/>
    </style:style>
    <style:style style:name="Table8" style:family="table">
      <style:table-properties style:width="6.2638in" fo:margin-left="0in" table:align="left"/>
    </style:style>
    <style:style style:name="TableRow12" style:family="table-row">
      <style:table-row-properties/>
    </style:style>
    <style:style style:name="TableCell13" style:family="table-cell">
      <style:table-cell-properties fo:border="0.0034in solid #DFDFDF" style:writing-mode="lr-tb" style:vertical-align="bottom" fo:padding-top="0.1041in" fo:padding-left="0.0416in" fo:padding-bottom="0.1041in" fo:padding-right="0.0416in"/>
    </style:style>
    <style:style style:name="P14"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hi" style:country-complex="IN"/>
    </style:style>
    <style:style style:name="TableCell15" style:family="table-cell">
      <style:table-cell-properties fo:border="0.0034in solid #DFDFDF" style:writing-mode="lr-tb" style:vertical-align="bottom" fo:padding-top="0.1041in" fo:padding-left="0.1041in" fo:padding-bottom="0.1041in" fo:padding-right="0.1041in"/>
    </style:style>
    <style:style style:name="P16"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hi" style:country-complex="IN"/>
    </style:style>
    <style:style style:name="TableCell17" style:family="table-cell">
      <style:table-cell-properties fo:border="0.0034in solid #DFDFDF" style:writing-mode="lr-tb" style:vertical-align="bottom" fo:padding-top="0.1041in" fo:padding-left="0.1041in" fo:padding-bottom="0.1041in" fo:padding-right="0.1041in"/>
    </style:style>
    <style:style style:name="P18"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en" style:country-asian="IN" style:language-complex="hi" style:country-complex="IN"/>
    </style:style>
    <style:style style:name="TableRow19" style:family="table-row">
      <style:table-row-properties/>
    </style:style>
    <style:style style:name="TableCell20" style:family="table-cell">
      <style:table-cell-properties fo:border="0.0034in solid #DFDFDF" style:writing-mode="lr-tb" style:vertical-align="middle" fo:padding-top="0.1458in" fo:padding-left="0.1041in" fo:padding-bottom="0.1458in" fo:padding-right="0.1041in"/>
    </style:style>
    <style:style style:name="P21"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22" style:family="table-cell">
      <style:table-cell-properties fo:border="0.0034in solid #DFDFDF" style:writing-mode="lr-tb" style:vertical-align="middle" fo:padding-top="0.1458in" fo:padding-left="0.1041in" fo:padding-bottom="0.1458in" fo:padding-right="0.1041in"/>
    </style:style>
    <style:style style:name="P23"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24" style:family="table-cell">
      <style:table-cell-properties fo:border="0.0034in solid #DFDFDF" style:writing-mode="lr-tb" style:vertical-align="middle" fo:padding-top="0.1458in" fo:padding-left="0.1041in" fo:padding-bottom="0.1458in" fo:padding-right="0.1041in"/>
    </style:style>
    <style:style style:name="P25"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Row26" style:family="table-row">
      <style:table-row-properties/>
    </style:style>
    <style:style style:name="TableCell27" style:family="table-cell">
      <style:table-cell-properties fo:border="0.0034in solid #DFDFDF" style:writing-mode="lr-tb" style:vertical-align="middle" fo:padding-top="0.1458in" fo:padding-left="0.1041in" fo:padding-bottom="0.1458in" fo:padding-right="0.1041in"/>
    </style:style>
    <style:style style:name="P28"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29" style:family="table-cell">
      <style:table-cell-properties fo:border="0.0034in solid #DFDFDF" style:writing-mode="lr-tb" style:vertical-align="middle" fo:padding-top="0.1458in" fo:padding-left="0.1041in" fo:padding-bottom="0.1458in" fo:padding-right="0.1041in"/>
    </style:style>
    <style:style style:name="P30"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31" style:family="table-cell">
      <style:table-cell-properties fo:border="0.0034in solid #DFDFDF" style:writing-mode="lr-tb" style:vertical-align="middle" fo:padding-top="0.1458in" fo:padding-left="0.1041in" fo:padding-bottom="0.1458in" fo:padding-right="0.1041in"/>
    </style:style>
    <style:style style:name="P32"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Row33" style:family="table-row">
      <style:table-row-properties/>
    </style:style>
    <style:style style:name="TableCell34" style:family="table-cell">
      <style:table-cell-properties fo:border="0.0034in solid #DFDFDF" style:writing-mode="lr-tb" style:vertical-align="middle" fo:padding-top="0.1458in" fo:padding-left="0.1041in" fo:padding-bottom="0.1458in" fo:padding-right="0.1041in"/>
    </style:style>
    <style:style style:name="P35"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36" style:family="table-cell">
      <style:table-cell-properties fo:border="0.0034in solid #DFDFDF" style:writing-mode="lr-tb" style:vertical-align="middle" fo:padding-top="0.1458in" fo:padding-left="0.1041in" fo:padding-bottom="0.1458in" fo:padding-right="0.1041in"/>
    </style:style>
    <style:style style:name="P37"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38" style:family="table-cell">
      <style:table-cell-properties fo:border="0.0034in solid #DFDFDF" style:writing-mode="lr-tb" style:vertical-align="middle" fo:padding-top="0.1458in" fo:padding-left="0.1041in" fo:padding-bottom="0.1458in" fo:padding-right="0.1041in"/>
    </style:style>
    <style:style style:name="P39"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Row40" style:family="table-row">
      <style:table-row-properties/>
    </style:style>
    <style:style style:name="TableCell41" style:family="table-cell">
      <style:table-cell-properties fo:border="0.0034in solid #DFDFDF" style:writing-mode="lr-tb" style:vertical-align="middle" fo:padding-top="0.1458in" fo:padding-left="0.1041in" fo:padding-bottom="0.1458in" fo:padding-right="0.1041in"/>
    </style:style>
    <style:style style:name="P42"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43" style:family="table-cell">
      <style:table-cell-properties fo:border="0.0034in solid #DFDFDF" style:writing-mode="lr-tb" style:vertical-align="middle" fo:padding-top="0.1458in" fo:padding-left="0.1041in" fo:padding-bottom="0.1458in" fo:padding-right="0.1041in"/>
    </style:style>
    <style:style style:name="P44"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45" style:family="table-cell">
      <style:table-cell-properties fo:border="0.0034in solid #DFDFDF" style:writing-mode="lr-tb" style:vertical-align="middle" fo:padding-top="0.1458in" fo:padding-left="0.1041in" fo:padding-bottom="0.1458in" fo:padding-right="0.1041in"/>
    </style:style>
    <style:style style:name="P46"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Row47" style:family="table-row">
      <style:table-row-properties/>
    </style:style>
    <style:style style:name="TableCell48" style:family="table-cell">
      <style:table-cell-properties fo:border="0.0034in solid #DFDFDF" style:writing-mode="lr-tb" style:vertical-align="middle" fo:padding-top="0.1458in" fo:padding-left="0.1041in" fo:padding-bottom="0.1458in" fo:padding-right="0.1041in"/>
    </style:style>
    <style:style style:name="P49"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50" style:family="table-cell">
      <style:table-cell-properties fo:border="0.0034in solid #DFDFDF" style:writing-mode="lr-tb" style:vertical-align="middle" fo:padding-top="0.1458in" fo:padding-left="0.1041in" fo:padding-bottom="0.1458in" fo:padding-right="0.1041in"/>
    </style:style>
    <style:style style:name="P51"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TableCell52" style:family="table-cell">
      <style:table-cell-properties fo:border="0.0034in solid #DFDFDF" style:writing-mode="lr-tb" style:vertical-align="middle" fo:padding-top="0.1458in" fo:padding-left="0.1041in" fo:padding-bottom="0.1458in" fo:padding-right="0.1041in"/>
    </style:style>
    <style:style style:name="P53" style:parent-style-name="Normal" style:family="paragraph">
      <style:paragraph-properties fo:margin-bottom="0in" fo:line-height="100%"/>
      <style:text-properties style:font-name="Times New Roman" style:font-name-asian="Times New Roman" style:font-name-complex="Times New Roman" style:letter-kerning="false" fo:font-size="12.5pt" style:font-size-asian="12.5pt" style:font-size-complex="12.5pt" style:language-asian="en" style:country-asian="IN" style:language-complex="hi" style:country-complex="IN"/>
    </style:style>
    <style:style style:name="P54" style:parent-style-name="NormalWeb" style:family="paragraph">
      <style:paragraph-properties fo:margin-top="0in" fo:margin-bottom="0in" fo:background-color="#FFFFFF"/>
      <style:text-properties style:font-name="Helvetica" style:font-name-complex="Helvetica" fo:color="#202124"/>
    </style:style>
    <style:style style:name="P55" style:parent-style-name="NormalWeb" style:family="paragraph">
      <style:paragraph-properties fo:margin-top="0in" fo:margin-bottom="0in" fo:background-color="#FFFFFF"/>
      <style:text-properties style:font-name="Helvetica" style:font-name-complex="Helvetica" fo:color="#202124"/>
    </style:style>
    <style:style style:name="P56" style:parent-style-name="NormalWeb" style:family="paragraph">
      <style:paragraph-properties fo:margin-top="0in" fo:margin-bottom="0in" fo:background-color="#FFFFFF"/>
      <style:text-properties style:font-name="Helvetica" style:font-name-complex="Helvetica" fo:color="#202124"/>
    </style:style>
    <style:style style:name="P57" style:parent-style-name="NormalWeb" style:family="paragraph">
      <style:paragraph-properties fo:margin-top="0in" fo:margin-bottom="0in" fo:background-color="#FFFFFF"/>
      <style:text-properties style:font-name="Helvetica" style:font-name-complex="Helvetica" fo:color="#202124"/>
    </style:style>
    <style:style style:name="P58" style:parent-style-name="NormalWeb" style:family="paragraph">
      <style:paragraph-properties fo:margin-top="0in" fo:margin-bottom="0in" fo:background-color="#FFFFFF"/>
      <style:text-properties style:font-name="Helvetica" style:font-name-complex="Helvetica" fo:color="#202124"/>
    </style:style>
    <style:style style:name="P59" style:parent-style-name="NormalWeb" style:family="paragraph">
      <style:paragraph-properties fo:margin-top="0in" fo:margin-bottom="0in" fo:background-color="#FFFFFF"/>
      <style:text-properties style:font-name="Helvetica" style:font-name-complex="Helvetica" fo:color="#202124"/>
    </style:style>
    <style:style style:name="P60" style:parent-style-name="NormalWeb" style:family="paragraph">
      <style:paragraph-properties fo:margin-top="0in" fo:margin-bottom="0in" fo:background-color="#FFFFFF"/>
      <style:text-properties style:font-name="Helvetica" style:font-name-complex="Helvetica" fo:color="#202124"/>
    </style:style>
    <style:style style:name="P61" style:parent-style-name="NormalWeb" style:family="paragraph">
      <style:paragraph-properties fo:margin-top="0in" fo:margin-bottom="0in" fo:background-color="#FFFFFF"/>
      <style:text-properties style:font-name="Helvetica" style:font-name-complex="Helvetica" fo:color="#202124"/>
    </style:style>
    <style:style style:name="P62" style:parent-style-name="NormalWeb" style:family="paragraph">
      <style:paragraph-properties fo:margin-top="0in" fo:margin-bottom="0in" fo:background-color="#FFFFFF"/>
      <style:text-properties style:font-name="Helvetica" style:font-name-complex="Helvetica" fo:color="#202124"/>
    </style:style>
    <style:style style:name="P63" style:parent-style-name="NormalWeb" style:family="paragraph">
      <style:paragraph-properties fo:margin-top="0in" fo:margin-bottom="0in" fo:background-color="#FFFFFF"/>
      <style:text-properties style:font-name="Helvetica" style:font-name-complex="Helvetica" fo:color="#202124"/>
    </style:style>
    <style:style style:name="P64" style:parent-style-name="NormalWeb" style:family="paragraph">
      <style:paragraph-properties fo:margin-top="0in" fo:margin-bottom="0in" fo:background-color="#FFFFFF"/>
      <style:text-properties style:font-name="Helvetica" style:font-name-complex="Helvetica" fo:color="#202124"/>
    </style:style>
    <style:style style:name="P65" style:parent-style-name="NormalWeb" style:family="paragraph">
      <style:paragraph-properties fo:margin-top="0in" fo:margin-bottom="0in" fo:background-color="#FFFFFF"/>
      <style:text-properties style:font-name="Helvetica" style:font-name-complex="Helvetica" fo:color="#202124"/>
    </style:style>
    <style:style style:name="P66" style:parent-style-name="NormalWeb" style:family="paragraph">
      <style:paragraph-properties fo:margin-top="0in" fo:margin-bottom="0in" fo:background-color="#FFFFFF"/>
      <style:text-properties style:font-name="Helvetica" style:font-name-complex="Helvetica" fo:color="#202124"/>
    </style:style>
    <style:style style:name="P67" style:parent-style-name="NormalWeb" style:family="paragraph">
      <style:paragraph-properties fo:margin-top="0in" fo:margin-bottom="0in" fo:background-color="#FFFFFF"/>
      <style:text-properties style:font-name="Helvetica" style:font-name-complex="Helvetica" fo:color="#202124"/>
    </style:style>
    <style:style style:name="P68" style:parent-style-name="NormalWeb" style:family="paragraph">
      <style:paragraph-properties fo:margin-top="0in" fo:margin-bottom="0in" fo:background-color="#FFFFFF"/>
      <style:text-properties style:font-name="Helvetica" style:font-name-complex="Helvetica" fo:color="#202124"/>
    </style:style>
    <style:style style:name="P69" style:parent-style-name="NormalWeb" style:family="paragraph">
      <style:paragraph-properties fo:margin-bottom="0in" fo:background-color="#FFFFFF"/>
      <style:text-properties style:font-name="Helvetica" style:font-name-complex="Helvetica" fo:color="#202124"/>
    </style:style>
    <style:style style:name="P70" style:parent-style-name="NormalWeb" style:family="paragraph">
      <style:paragraph-properties fo:margin-bottom="0in" fo:background-color="#FFFFFF"/>
      <style:text-properties style:font-name="Helvetica" style:font-name-complex="Helvetica" fo:color="#202124"/>
    </style:style>
    <style:style style:name="P71" style:parent-style-name="NormalWeb" style:family="paragraph">
      <style:paragraph-properties fo:margin-bottom="0in" fo:background-color="#FFFFFF"/>
      <style:text-properties style:font-name="Helvetica" style:font-name-complex="Helvetica" fo:color="#202124"/>
    </style:style>
    <style:style style:name="P72" style:parent-style-name="NormalWeb" style:family="paragraph">
      <style:paragraph-properties fo:margin-bottom="0in" fo:background-color="#FFFFFF"/>
    </style:style>
    <style:style style:name="T73" style:parent-style-name="DefaultParagraphFont" style:family="text">
      <style:text-properties style:font-name="Wingdings" style:font-name-asian="Wingdings" style:font-name-complex="Wingdings" fo:color="#202124"/>
    </style:style>
    <style:style style:name="P74" style:parent-style-name="NormalWeb" style:family="paragraph">
      <style:paragraph-properties fo:margin-bottom="0in" fo:background-color="#FFFFFF"/>
      <style:text-properties style:font-name="Helvetica" style:font-name-complex="Helvetica" fo:color="#202124"/>
    </style:style>
    <style:style style:name="P75" style:parent-style-name="NormalWeb" style:family="paragraph">
      <style:paragraph-properties fo:margin-bottom="0in" fo:background-color="#FFFFFF"/>
      <style:text-properties style:font-name="Helvetica" style:font-name-complex="Helvetica" fo:color="#202124"/>
    </style:style>
    <style:style style:name="P76" style:parent-style-name="NormalWeb" style:family="paragraph">
      <style:paragraph-properties fo:margin-bottom="0in" fo:background-color="#FFFFFF"/>
      <style:text-properties style:font-name="Helvetica" style:font-name-complex="Helvetica" fo:color="#202124"/>
    </style:style>
    <style:style style:name="P77" style:parent-style-name="NormalWeb" style:family="paragraph">
      <style:paragraph-properties fo:margin-bottom="0in" fo:background-color="#FFFFFF"/>
      <style:text-properties style:font-name="Helvetica" style:font-name-complex="Helvetica" fo:color="#202124"/>
    </style:style>
    <style:style style:name="P78" style:parent-style-name="NormalWeb" style:family="paragraph">
      <style:paragraph-properties fo:margin-bottom="0in" fo:background-color="#FFFFFF"/>
    </style:style>
    <style:style style:name="T79" style:parent-style-name="DefaultParagraphFont" style:family="text">
      <style:text-properties style:font-name="Helvetica" style:font-name-complex="Helvetica" fo:color="#202124"/>
    </style:style>
    <style:style style:name="T80" style:parent-style-name="DefaultParagraphFont" style:family="text">
      <style:text-properties style:font-name="Helvetica" style:font-name-complex="Helvetica" fo:color="#202124" fo:background-color="#FFFFFF"/>
    </style:style>
    <style:style style:name="T81" style:parent-style-name="DefaultParagraphFont" style:family="text">
      <style:text-properties style:font-name="Helvetica" style:font-name-complex="Helvetica" fo:color="#202124" fo:background-color="#FFFFFF"/>
    </style:style>
    <style:style style:name="P82" style:parent-style-name="NormalWeb" style:family="paragraph">
      <style:paragraph-properties fo:margin-bottom="0in" fo:background-color="#FFFFFF"/>
    </style:style>
    <style:style style:name="T83" style:parent-style-name="DefaultParagraphFont" style:family="text">
      <style:text-properties style:font-name="Wingdings" style:font-name-asian="Wingdings" style:font-name-complex="Wingdings" fo:color="#202124"/>
    </style:style>
    <style:style style:name="T84" style:parent-style-name="DefaultParagraphFont" style:family="text">
      <style:text-properties style:font-name="Arial" style:font-name-complex="Arial" fo:color="#4D5156" fo:font-size="12pt" style:font-size-asian="12pt" style:font-size-complex="12pt" fo:background-color="#FFFFFF"/>
    </style:style>
    <style:style style:name="T85" style:parent-style-name="DefaultParagraphFont" style:family="text">
      <style:text-properties style:font-name="Arial" style:font-name-complex="Arial" fo:color="#040C28" fo:font-size="12pt" style:font-size-asian="12pt" style:font-size-complex="12pt"/>
    </style:style>
    <style:style style:name="T86" style:parent-style-name="DefaultParagraphFont" style:family="text">
      <style:text-properties style:font-name="Arial" style:font-name-complex="Arial" fo:color="#4D5156" fo:font-size="12pt" style:font-size-asian="12pt" style:font-size-complex="12pt" fo:background-color="#FFFFFF"/>
    </style:style>
    <style:style style:name="P87" style:parent-style-name="Normal" style:family="paragraph">
      <style:text-properties style:font-name="Arial" style:font-name-complex="Arial" fo:color="#4D5156" fo:font-size="12pt" style:font-size-asian="12pt" style:font-size-complex="12pt" fo:background-color="#FFFFFF"/>
    </style:style>
    <style:style style:name="P88" style:parent-style-name="Normal" style:family="paragraph">
      <style:text-properties style:font-name="Arial" style:font-name-complex="Arial" fo:color="#4D5156" fo:font-size="12pt" style:font-size-asian="12pt" style:font-size-complex="12pt" fo:background-color="#FFFFFF"/>
    </style:style>
    <style:style style:name="P89" style:parent-style-name="Normal" style:family="paragraph">
      <style:text-properties style:font-name="Arial" style:font-name-complex="Arial" fo:color="#4D5156" fo:font-size="12pt" style:font-size-asian="12pt" style:font-size-complex="12pt" fo:background-color="#FFFFFF"/>
    </style:style>
    <style:style style:name="P90" style:parent-style-name="Normal" style:family="paragraph">
      <style:text-properties style:font-name="Arial" style:font-name-complex="Arial" fo:color="#4D5156" fo:font-size="12pt" style:font-size-asian="12pt" style:font-size-complex="12pt" fo:background-color="#FFFFFF"/>
    </style:style>
    <style:style style:name="P91" style:parent-style-name="Normal" style:family="paragraph">
      <style:text-properties style:font-name="Arial" style:font-name-complex="Arial" fo:color="#4D5156" fo:font-size="12pt" style:font-size-asian="12pt" style:font-size-complex="12pt" fo:background-color="#FFFFFF"/>
    </style:style>
    <style:style style:name="P92" style:parent-style-name="Normal" style:family="paragraph">
      <style:text-properties style:font-name="Arial" style:font-name-complex="Arial" fo:color="#4D5156" fo:font-size="12pt" style:font-size-asian="12pt" style:font-size-complex="12pt" fo:background-color="#FFFFFF"/>
    </style:style>
    <style:style style:name="P93" style:parent-style-name="Normal" style:family="paragraph">
      <style:text-properties style:font-name="Arial" style:font-name-complex="Arial" fo:color="#4D5156" fo:font-size="12pt" style:font-size-asian="12pt" style:font-size-complex="12pt" fo:background-color="#FFFFFF"/>
    </style:style>
    <style:style style:name="P94" style:parent-style-name="Normal" style:family="paragraph">
      <style:text-properties style:font-name="Arial" style:font-name-complex="Arial" fo:color="#4D5156" fo:font-size="12pt" style:font-size-asian="12pt" style:font-size-complex="12pt" fo:background-color="#FFFFFF"/>
    </style:style>
    <style:style style:name="P95" style:parent-style-name="Normal" style:family="paragraph">
      <style:text-properties style:font-name="Arial" style:font-name-complex="Arial" fo:color="#4D5156" fo:font-size="12pt" style:font-size-asian="12pt" style:font-size-complex="12pt" fo:background-color="#FFFFFF"/>
    </style:style>
    <style:style style:name="P96" style:parent-style-name="Normal" style:family="paragraph">
      <style:text-properties style:font-name="Arial" style:font-name-complex="Arial" fo:color="#4D5156" fo:font-size="12pt" style:font-size-asian="12pt" style:font-size-complex="12pt" fo:background-color="#FFFFFF"/>
    </style:style>
    <style:style style:name="P97" style:parent-style-name="Normal" style:family="paragraph">
      <style:text-properties style:font-name="Arial" style:font-name-complex="Arial" fo:color="#4D5156" fo:font-size="12pt" style:font-size-asian="12pt" style:font-size-complex="12pt" fo:background-color="#FFFFFF"/>
    </style:style>
    <style:style style:name="P98" style:parent-style-name="Normal" style:family="paragraph">
      <style:text-properties style:font-name="Arial" style:font-name-complex="Arial" fo:color="#4D5156" fo:font-size="12pt" style:font-size-asian="12pt" style:font-size-complex="12pt" fo:background-color="#FFFFFF"/>
    </style:style>
    <style:style style:name="T99" style:parent-style-name="DefaultParagraphFont" style:family="text">
      <style:text-properties style:font-name="Arial" style:font-name-complex="Arial" fo:color="#4D5156" fo:font-size="12pt" style:font-size-asian="12pt" style:font-size-complex="12pt" fo:background-color="#FFFFFF"/>
    </style:style>
    <style:style style:name="T100" style:parent-style-name="DefaultParagraphFont" style:family="text">
      <style:text-properties style:font-name="Helvetica" style:font-name-complex="Helvetica" fo:color="#202124" fo:background-color="#FFFFFF"/>
    </style:style>
    <style:style style:name="T101" style:parent-style-name="DefaultParagraphFont" style:family="text">
      <style:text-properties style:font-name="Helvetica" style:font-name-complex="Helvetica" fo:color="#202124" fo:background-color="#FFFFFF"/>
    </style:style>
    <style:style style:name="T102" style:parent-style-name="DefaultParagraphFont" style:family="text">
      <style:text-properties style:font-name="Wingdings" style:font-name-asian="Wingdings" style:font-name-complex="Wingdings" fo:color="#202124" fo:background-color="#FFFFFF"/>
    </style:style>
    <style:style style:name="P103" style:parent-style-name="Normal" style:family="paragraph">
      <style:paragraph-properties style:vertical-align="baseline" fo:margin-bottom="0in" fo:line-height="100%" fo:background-color="#FFFFFF"/>
    </style:style>
    <style:style style:name="T104"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105"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T106"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107"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P108" style:parent-style-name="Normal" style:family="paragraph">
      <style:paragraph-properties style:vertical-align="baseline" fo:margin-bottom="0.1041in" fo:line-height="100%" fo:background-color="#FFFFFF"/>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P109" style:parent-style-name="Normal" style:family="paragraph">
      <style:paragraph-properties fo:border-top="0.0104in solid #DDDDDD" fo:border-left="0.0104in solid #DDDDDD" fo:border-bottom="none" fo:border-right="0.0104in solid #DDDDDD" fo:padding-top="0.1111in" fo:padding-left="0.125in" fo:padding-bottom="0in" fo:padding-right="0.125in" style:shadow="none" style:vertical-align="baseline" style:line-height-at-least="0.1979in" fo:margin-right="0.125in" fo:background-color="#FFFFFF"/>
      <style:text-properties style:font-name="Nunito" style:font-name-asian="Times New Roman" style:font-name-complex="Times New Roman" fo:color="#273239" fo:letter-spacing="0.0013in" style:letter-kerning="false" fo:font-size="13.5pt" style:font-size-asian="13.5pt" style:font-size-complex="13.5pt" style:language-asian="en" style:country-asian="IN" style:language-complex="hi" style:country-complex="IN"/>
    </style:style>
    <style:style style:name="TableColumn111" style:family="table-column">
      <style:table-column-properties style:column-width="7.2493in"/>
    </style:style>
    <style:style style:name="Table110" style:family="table">
      <style:table-properties style:width="7.2493in" fo:margin-left="0in" table:align="left"/>
    </style:style>
    <style:style style:name="TableRow112" style:family="table-row">
      <style:table-row-properties/>
    </style:style>
    <style:style style:name="TableCell113" style:family="table-cell">
      <style:table-cell-properties fo:border="0.0034in solid #DFDFDF" style:writing-mode="lr-tb" style:vertical-align="middle" fo:padding-top="0.1458in" fo:padding-left="0.1041in" fo:padding-bottom="0.1458in" fo:padding-right="0.1041in"/>
    </style:style>
    <style:style style:name="P114" style:parent-style-name="Normal" style:family="paragraph">
      <style:paragraph-properties style:vertical-align="baseline" fo:margin-bottom="0in" style:line-height-at-least="0.2in" fo:background-color="#FFFFFF"/>
    </style:style>
    <style:style style:name="T115"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T116" style:parent-style-name="DefaultParagraphFont" style:family="text">
      <style:text-properties style:font-name="Consolas" style:font-name-asian="Times New Roman" style:font-name-complex="Courier New" fo:font-weight="bold" style:font-weight-asian="bold" style:font-weight-complex="bold" fo:color="#006699" style:letter-kerning="false" style:language-asian="en" style:country-asian="IN" style:language-complex="hi" style:country-complex="IN"/>
    </style:style>
    <style:style style:name="T117"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18" style:parent-style-name="Normal" style:family="paragraph">
      <style:paragraph-properties style:vertical-align="baseline" fo:margin-bottom="0in" style:line-height-at-least="0.2in" fo:background-color="#FFFFFF"/>
    </style:style>
    <style:style style:name="T119"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20"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21" style:parent-style-name="Normal" style:family="paragraph">
      <style:paragraph-properties style:vertical-align="baseline" fo:margin-bottom="0in" style:line-height-at-least="0.2in" fo:background-color="#FFFFFF"/>
    </style:style>
    <style:style style:name="T122"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23"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24" style:parent-style-name="Normal" style:family="paragraph">
      <style:paragraph-properties style:vertical-align="baseline" fo:margin-bottom="0in" style:line-height-at-least="0.2in" fo:background-color="#FFFFFF"/>
    </style:style>
    <style:style style:name="T125"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26"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27" style:parent-style-name="Normal" style:family="paragraph">
      <style:paragraph-properties style:vertical-align="baseline" fo:margin-bottom="0in" style:line-height-at-least="0.2in" fo:background-color="#FFFFFF"/>
    </style:style>
    <style:style style:name="T128"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29" style:parent-style-name="DefaultParagraphFont" style:family="text">
      <style:text-properties style:font-name="Consolas" style:font-name-asian="Times New Roman" style:font-name-complex="Times New Roman" style:letter-kerning="false" fo:font-size="12.5pt" style:font-size-asian="12.5pt" style:font-size-complex="12.5pt" style:language-asian="en" style:country-asian="IN" style:language-complex="hi" style:country-complex="IN"/>
    </style:style>
    <style:style style:name="P130" style:parent-style-name="Normal" style:family="paragraph">
      <style:paragraph-properties style:vertical-align="baseline" fo:margin-bottom="0in" style:line-height-at-least="0.2in" fo:background-color="#FFFFFF"/>
    </style:style>
    <style:style style:name="T131"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32"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33" style:parent-style-name="Normal" style:family="paragraph">
      <style:paragraph-properties style:vertical-align="baseline" fo:margin-bottom="0in" style:line-height-at-least="0.2in" fo:background-color="#FFFFFF"/>
    </style:style>
    <style:style style:name="T134"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35"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36" style:parent-style-name="Normal" style:family="paragraph">
      <style:paragraph-properties style:vertical-align="baseline" fo:margin-bottom="0in" style:line-height-at-least="0.2in" fo:background-color="#FFFFFF"/>
    </style:style>
    <style:style style:name="T137"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38"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39" style:parent-style-name="Normal" style:family="paragraph">
      <style:paragraph-properties style:vertical-align="baseline" fo:margin-bottom="0in" style:line-height-at-least="0.2in" fo:background-color="#FFFFFF"/>
    </style:style>
    <style:style style:name="T140"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41"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42" style:parent-style-name="Normal" style:family="paragraph">
      <style:paragraph-properties style:vertical-align="baseline" fo:margin-bottom="0in" style:line-height-at-least="0.2in" fo:background-color="#FFFFFF"/>
    </style:style>
    <style:style style:name="T143"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44"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45" style:parent-style-name="Normal" style:family="paragraph">
      <style:paragraph-properties style:vertical-align="baseline" fo:margin-bottom="0in" style:line-height-at-least="0.2in" fo:background-color="#FFFFFF"/>
    </style:style>
    <style:style style:name="T146"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47"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48" style:parent-style-name="Normal" style:family="paragraph">
      <style:paragraph-properties style:vertical-align="baseline" fo:margin-bottom="0in" style:line-height-at-least="0.2in" fo:background-color="#FFFFFF"/>
    </style:style>
    <style:style style:name="T149"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50"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51" style:parent-style-name="Normal" style:family="paragraph">
      <style:paragraph-properties style:vertical-align="baseline" fo:margin-bottom="0in" style:line-height-at-least="0.2in" fo:background-color="#FFFFFF"/>
    </style:style>
    <style:style style:name="T152"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53"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54" style:parent-style-name="Normal" style:family="paragraph">
      <style:paragraph-properties style:vertical-align="baseline" fo:margin-bottom="0in" style:line-height-at-least="0.2in" fo:background-color="#FFFFFF"/>
    </style:style>
    <style:style style:name="T155"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56"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57" style:parent-style-name="Normal" style:family="paragraph">
      <style:paragraph-properties style:vertical-align="baseline" fo:margin-bottom="0in" style:line-height-at-least="0.2in" fo:background-color="#FFFFFF"/>
    </style:style>
    <style:style style:name="T158" style:parent-style-name="DefaultParagraphFont" style:family="text">
      <style:text-properties style:font-name="Consolas" style:font-name-asian="Times New Roman" style:font-name-complex="Courier New" style:letter-kerning="false" style:language-asian="en" style:country-asian="IN" style:language-complex="hi" style:country-complex="IN"/>
    </style:style>
    <style:style style:name="T159"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60" style:parent-style-name="Normal" style:family="paragraph">
      <style:paragraph-properties style:vertical-align="baseline" fo:margin-bottom="0in" style:line-height-at-least="0.2in" fo:background-color="#FFFFFF"/>
    </style:style>
    <style:style style:name="T161"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T162" style:parent-style-name="DefaultParagraphFont" style:family="text">
      <style:text-properties style:font-name="Consolas" style:font-name-asian="Times New Roman" style:font-name-complex="Courier New" fo:font-weight="bold" style:font-weight-asian="bold" style:font-weight-complex="bold" fo:color="#006699" style:letter-kerning="false" style:language-asian="en" style:country-asian="IN" style:language-complex="hi" style:country-complex="IN"/>
    </style:style>
    <style:style style:name="T163" style:parent-style-name="DefaultParagraphFont" style:family="text">
      <style:text-properties style:font-name="Consolas" style:font-name-asian="Times New Roman" style:font-name-complex="Courier New" fo:color="#000000" style:letter-kerning="false" style:language-asian="en" style:country-asian="IN" style:language-complex="hi" style:country-complex="IN"/>
    </style:style>
    <style:style style:name="P164" style:parent-style-name="Normal" style:family="paragraph">
      <style:paragraph-properties style:vertical-align="baseline" fo:margin-bottom="0in" fo:line-height="100%" fo:background-color="#FFFFFF"/>
    </style:style>
    <style:style style:name="T165"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166"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T167"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3pt" style:font-size-asian="13pt" style:font-size-complex="13pt" style:language-asian="en" style:country-asian="IN" style:language-complex="hi" style:country-complex="IN"/>
    </style:style>
    <style:style style:name="T168"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T169" style:parent-style-name="DefaultParagraphFont" style:family="text">
      <style:text-properties style:font-name="Nunito" style:font-name-asian="Times New Roman" style:font-name-complex="Times New Roman" fo:color="#0000FF" fo:letter-spacing="0.0013in" style:letter-kerning="false" fo:font-size="13pt" style:font-size-asian="13pt" style:font-size-complex="13pt" style:text-underline-type="single" style:text-underline-style="solid" style:text-underline-width="auto" style:text-underline-mode="continuous" style:language-asian="en" style:country-asian="IN" style:language-complex="hi" style:country-complex="IN"/>
    </style:style>
    <style:style style:name="T170"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IN" style:language-complex="hi" style:country-complex="IN"/>
    </style:style>
    <style:style style:name="P171"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72"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7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7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75"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 style:parent-style-name="DefaultParagraphFont" style:family="text">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T177" style:parent-style-name="DefaultParagraphFont" style:family="text">
      <style:text-properties style:font-name="Helvetica" style:font-name-complex="Helvetica" fo:color="#202124" fo:background-color="#FFFFFF"/>
    </style:style>
    <style:style style:name="T178" style:parent-style-name="DefaultParagraphFont" style:family="text">
      <style:text-properties style:font-name="Helvetica" style:font-name-complex="Helvetica" fo:color="#202124" fo:background-color="#FFFFFF"/>
    </style:style>
    <style:style style:name="P179"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 style:parent-style-name="DefaultParagraphFont" style:family="text">
      <style:text-properties style:font-name="Wingdings" style:font-name-asian="Wingdings" style:font-name-complex="Wingdings" fo:color="#202124" fo:background-color="#FFFFFF"/>
    </style:style>
    <style:style style:name="P181"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 style:parent-style-name="DefaultParagraphFont" style:family="text">
      <style:text-properties style:font-name="Segoe UI" style:font-name-complex="Segoe UI" fo:color="#000000" fo:font-size="13pt" style:font-size-asian="13pt" style:font-size-complex="13pt"/>
    </style:style>
    <style:style style:name="P18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273239" fo:letter-spacing="0.0013in" style:letter-kerning="false" fo:font-size="12pt" style:font-size-asian="12pt" style:font-size-complex="12pt" style:language-asian="en" style:country-asian="IN" style:language-complex="hi" style:country-complex="IN"/>
    </style:style>
    <style:style style:name="P18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85"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86" style:parent-style-name="NormalWeb" style:family="paragraph">
      <style:paragraph-properties fo:margin-top="0.3125in" fo:margin-bottom="0in"/>
      <style:text-properties style:font-name="Segoe UI" style:font-name-complex="Segoe UI" fo:color="#000000" fo:font-size="13pt" style:font-size-asian="13pt" style:font-size-complex="13pt"/>
    </style:style>
    <style:style style:name="P187" style:parent-style-name="NormalWeb" style:family="paragraph">
      <style:paragraph-properties fo:margin-top="0in" fo:margin-bottom="0in"/>
    </style:style>
    <style:style style:name="T188" style:parent-style-name="DefaultParagraphFont" style:family="text">
      <style:text-properties style:font-name="Segoe UI" style:font-name-complex="Segoe UI" fo:color="#000000" fo:font-size="13pt" style:font-size-asian="13pt" style:font-size-complex="13pt"/>
    </style:style>
    <style:style style:name="T189" style:parent-style-name="HTMLCode" style:family="text">
      <style:text-properties style:font-name="Consolas" fo:color="#1A1A1A" fo:font-size="12pt" style:font-size-asian="12pt" style:font-size-complex="12pt"/>
    </style:style>
    <style:style style:name="T190" style:parent-style-name="DefaultParagraphFont" style:family="text">
      <style:text-properties style:font-name="Segoe UI" style:font-name-complex="Segoe UI" fo:color="#000000" fo:font-size="13pt" style:font-size-asian="13pt" style:font-size-complex="13pt"/>
    </style:style>
    <style:style style:name="T191" style:parent-style-name="HTMLCode" style:family="text">
      <style:text-properties style:font-name="Consolas" fo:color="#1A1A1A" fo:font-size="12pt" style:font-size-asian="12pt" style:font-size-complex="12pt"/>
    </style:style>
    <style:style style:name="T192" style:parent-style-name="DefaultParagraphFont" style:family="text">
      <style:text-properties style:font-name="Segoe UI" style:font-name-complex="Segoe UI" fo:color="#000000" fo:font-size="13pt" style:font-size-asian="13pt" style:font-size-complex="13pt"/>
    </style:style>
    <style:style style:name="P19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9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195"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 style:parent-style-name="DefaultParagraphFont" style:family="text">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T197" style:parent-style-name="DefaultParagraphFont" style:family="text">
      <style:text-properties style:font-name="Helvetica" style:font-name-complex="Helvetica" fo:color="#202124" fo:background-color="#FFFFFF"/>
    </style:style>
    <style:style style:name="T198" style:parent-style-name="DefaultParagraphFont" style:family="text">
      <style:text-properties style:font-name="Helvetica" style:font-name-complex="Helvetica" fo:color="#202124" fo:background-color="#FFFFFF"/>
    </style:style>
    <style:style style:name="P199"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 style:parent-style-name="DefaultParagraphFont" style:family="text">
      <style:text-properties style:font-name="Wingdings" style:font-name-asian="Wingdings" style:font-name-complex="Wingdings" fo:color="#202124" fo:background-color="#FFFFFF"/>
    </style:style>
    <style:style style:name="P201"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 style:parent-style-name="Strong" style:family="text">
      <style:text-properties style:font-name="Nunito" fo:color="#273239" fo:letter-spacing="0.0013in" fo:font-size="13pt" style:font-size-asian="13pt" style:font-size-complex="13pt" fo:background-color="#FFFFFF"/>
    </style:style>
    <style:style style:name="T203" style:parent-style-name="DefaultParagraphFont" style:family="text">
      <style:text-properties style:font-name="Nunito" fo:color="#273239" fo:letter-spacing="0.0013in" fo:font-size="13pt" style:font-size-asian="13pt" style:font-size-complex="13pt" fo:background-color="#FFFFFF"/>
    </style:style>
    <style:style style:name="P20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Nunito" fo:color="#273239" fo:letter-spacing="0.0013in" fo:font-size="13pt" style:font-size-asian="13pt" style:font-size-complex="13pt" fo:background-color="#FFFFFF"/>
    </style:style>
    <style:style style:name="P205" style:parent-style-name="Normal" style:family="paragraph">
      <style:paragraph-properties style:vertical-align="baseline" fo:margin-top="0.0833in" fo:margin-bottom="0.0333in" fo:line-height="100%" fo:background-color="#FFFFFF"/>
      <style:text-properties style:font-name="Segoe UI" style:font-name-asian="Times New Roman" style:font-name-complex="Segoe UI" fo:font-weight="bold" style:font-weight-asian="bold" style:font-weight-complex="bold" style:letter-kerning="false" fo:font-size="13.5pt" style:font-size-asian="13.5pt" style:font-size-complex="13.5pt" style:language-asian="en" style:country-asian="IN" style:language-complex="hi" style:country-complex="IN"/>
    </style:style>
    <style:style style:name="P206" style:parent-style-name="Normal" style:family="paragraph">
      <style:paragraph-properties style:vertical-align="baseline" fo:margin-bottom="0in" fo:line-height="100%" fo:background-color="#FFFFFF"/>
    </style:style>
    <style:style style:name="T207" style:parent-style-name="DefaultParagraphFont" style:family="text">
      <style:text-properties style:font-name="Lato" style:font-name-asian="Times New Roman" style:font-name-complex="Times New Roman" fo:color="#0A0A23" style:letter-kerning="false" fo:font-size="16.5pt" style:font-size-asian="16.5pt" style:font-size-complex="16.5pt" style:language-asian="en" style:country-asian="IN" style:language-complex="hi" style:country-complex="IN"/>
    </style:style>
    <style:style style:name="T208" style:parent-style-name="DefaultParagraphFont" style:family="text">
      <style:text-properties style:font-name="Roboto Mono" style:font-name-asian="Times New Roman" style:font-name-complex="Courier New" fo:color="#0A0A23" style:letter-kerning="false" fo:font-size="13pt" style:font-size-asian="13pt" style:font-size-complex="13pt" style:language-asian="en" style:country-asian="IN" style:language-complex="hi" style:country-complex="IN"/>
    </style:style>
    <style:style style:name="T209" style:parent-style-name="DefaultParagraphFont" style:family="text">
      <style:text-properties style:font-name="Lato" style:font-name-asian="Times New Roman" style:font-name-complex="Times New Roman" fo:color="#0A0A23" style:letter-kerning="false" fo:font-size="16.5pt" style:font-size-asian="16.5pt" style:font-size-complex="16.5pt" style:language-asian="en" style:country-asian="IN" style:language-complex="hi" style:country-complex="IN"/>
    </style:style>
    <style:style style:name="P210" style:parent-style-name="Normal" style:family="paragraph">
      <style:paragraph-properties style:vertical-align="baseline" fo:margin-bottom="0in" fo:line-height="100%" fo:background-color="#FFFFFF"/>
    </style:style>
    <style:style style:name="T211" style:parent-style-name="DefaultParagraphFont" style:family="text">
      <style:text-properties style:font-name="Lato" style:font-name-asian="Times New Roman" style:font-name-complex="Times New Roman" fo:color="#0A0A23" style:letter-kerning="false" fo:font-size="16.5pt" style:font-size-asian="16.5pt" style:font-size-complex="16.5pt" style:language-asian="en" style:country-asian="IN" style:language-complex="hi" style:country-complex="IN"/>
    </style:style>
    <style:style style:name="T212" style:parent-style-name="DefaultParagraphFont" style:family="text">
      <style:text-properties style:font-name="Roboto Mono" style:font-name-asian="Times New Roman" style:font-name-complex="Courier New" fo:color="#0A0A23" style:letter-kerning="false" fo:font-size="13pt" style:font-size-asian="13pt" style:font-size-complex="13pt" style:language-asian="en" style:country-asian="IN" style:language-complex="hi" style:country-complex="IN"/>
    </style:style>
    <style:style style:name="T213" style:parent-style-name="DefaultParagraphFont" style:family="text">
      <style:text-properties style:font-name="Lato" style:font-name-asian="Times New Roman" style:font-name-complex="Times New Roman" fo:color="#0A0A23" style:letter-kerning="false" fo:font-size="16.5pt" style:font-size-asian="16.5pt" style:font-size-complex="16.5pt" style:language-asian="en" style:country-asian="IN" style:language-complex="hi" style:country-complex="IN"/>
    </style:style>
    <style:style style:name="P214" style:parent-style-name="Normal" style:family="paragraph">
      <style:paragraph-properties style:vertical-align="baseline" fo:margin-bottom="0.25in" fo:line-height="100%" fo:background-color="#FFFFFF"/>
      <style:text-properties style:font-name="Lato" style:font-name-asian="Times New Roman" style:font-name-complex="Times New Roman" fo:color="#0A0A23" style:letter-kerning="false" fo:font-size="16.5pt" style:font-size-asian="16.5pt" style:font-size-complex="16.5pt" style:language-asian="en" style:country-asian="IN" style:language-complex="hi" style:country-complex="IN"/>
    </style:style>
    <style:style style:name="P215"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17"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19"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2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23"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25"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27"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29"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3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33"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 style:parent-style-name="DefaultParagraphFont" style:family="text">
      <style:text-properties style:font-name="inherit" style:font-name-asian="Times New Roman" style:font-name-complex="Courier New" fo:color="#708090" style:letter-kerning="false" fo:font-size="10.5pt" style:font-size-asian="10.5pt" style:font-size-complex="10.5pt" style:language-asian="en" style:country-asian="IN" style:language-complex="hi" style:country-complex="IN"/>
    </style:style>
    <style:style style:name="P235"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P236"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7" style:parent-style-name="DefaultParagraphFont" style:family="text">
      <style:text-properties style:font-name="inherit" style:font-name-asian="Times New Roman" style:font-name-complex="Courier New" fo:color="#0077AA" style:letter-kerning="false" fo:font-size="10.5pt" style:font-size-asian="10.5pt" style:font-size-complex="10.5pt" style:language-asian="en" style:country-asian="IN" style:language-complex="hi" style:country-complex="IN"/>
    </style:style>
    <style:style style:name="T238"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39"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4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41" style:parent-style-name="DefaultParagraphFont" style:family="text">
      <style:text-properties style:font-name="inherit" style:font-name-asian="Times New Roman" style:font-name-complex="Courier New" fo:color="#9A6E3A" style:letter-kerning="false" fo:font-size="10.5pt" style:font-size-asian="10.5pt" style:font-size-complex="10.5pt" style:language-asian="en" style:country-asian="IN" style:language-complex="hi" style:country-complex="IN"/>
    </style:style>
    <style:style style:name="T24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43" style:parent-style-name="DefaultParagraphFont" style:family="text">
      <style:text-properties style:font-name="inherit" style:font-name-asian="Times New Roman" style:font-name-complex="Courier New" fo:color="#000000" style:letter-kerning="false" fo:font-size="10.5pt" style:font-size-asian="10.5pt" style:font-size-complex="10.5pt" style:language-asian="en" style:country-asian="IN" style:language-complex="hi" style:country-complex="IN"/>
    </style:style>
    <style:style style:name="T24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45" style:parent-style-name="DefaultParagraphFont" style:family="text">
      <style:text-properties style:font-name="inherit" style:font-name-asian="Times New Roman" style:font-name-complex="Courier New" fo:color="#9A6E3A" style:letter-kerning="false" fo:font-size="10.5pt" style:font-size-asian="10.5pt" style:font-size-complex="10.5pt" style:language-asian="en" style:country-asian="IN" style:language-complex="hi" style:country-complex="IN"/>
    </style:style>
    <style:style style:name="T246"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47"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248"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50"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51"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52" style:parent-style-name="DefaultParagraphFont" style:family="text">
      <style:text-properties style:font-name="inherit" style:font-name-asian="Times New Roman" style:font-name-complex="Courier New" fo:color="#0077AA" style:letter-kerning="false" fo:font-size="10.5pt" style:font-size-asian="10.5pt" style:font-size-complex="10.5pt" style:language-asian="en" style:country-asian="IN" style:language-complex="hi" style:country-complex="IN"/>
    </style:style>
    <style:style style:name="T253"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54" style:parent-style-name="DefaultParagraphFont" style:family="text">
      <style:text-properties style:font-name="inherit" style:font-name-asian="Times New Roman" style:font-name-complex="Courier New" fo:color="#000000" style:letter-kerning="false" fo:font-size="10.5pt" style:font-size-asian="10.5pt" style:font-size-complex="10.5pt" style:language-asian="en" style:country-asian="IN" style:language-complex="hi" style:country-complex="IN"/>
    </style:style>
    <style:style style:name="T255"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56"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57"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258"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60"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61"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6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63"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6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65" style:parent-style-name="DefaultParagraphFont" style:family="text">
      <style:text-properties style:font-name="inherit" style:font-name-asian="Times New Roman" style:font-name-complex="Courier New" fo:color="#0077AA" style:letter-kerning="false" fo:font-size="10.5pt" style:font-size-asian="10.5pt" style:font-size-complex="10.5pt" style:language-asian="en" style:country-asian="IN" style:language-complex="hi" style:country-complex="IN"/>
    </style:style>
    <style:style style:name="T266"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67" style:parent-style-name="DefaultParagraphFont" style:family="text">
      <style:text-properties style:font-name="inherit" style:font-name-asian="Times New Roman" style:font-name-complex="Courier New" fo:color="#000000" style:letter-kerning="false" fo:font-size="10.5pt" style:font-size-asian="10.5pt" style:font-size-complex="10.5pt" style:language-asian="en" style:country-asian="IN" style:language-complex="hi" style:country-complex="IN"/>
    </style:style>
    <style:style style:name="T268"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6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70"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27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73"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74"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75" style:parent-style-name="DefaultParagraphFont" style:family="text">
      <style:text-properties style:font-name="inherit" style:font-name-asian="Times New Roman" style:font-name-complex="Courier New" fo:color="#0077AA" style:letter-kerning="false" fo:font-size="10.5pt" style:font-size-asian="10.5pt" style:font-size-complex="10.5pt" style:language-asian="en" style:country-asian="IN" style:language-complex="hi" style:country-complex="IN"/>
    </style:style>
    <style:style style:name="T276"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77" style:parent-style-name="DefaultParagraphFont" style:family="text">
      <style:text-properties style:font-name="inherit" style:font-name-asian="Times New Roman" style:font-name-complex="Courier New" fo:color="#000000" style:letter-kerning="false" fo:font-size="10.5pt" style:font-size-asian="10.5pt" style:font-size-complex="10.5pt" style:language-asian="en" style:country-asian="IN" style:language-complex="hi" style:country-complex="IN"/>
    </style:style>
    <style:style style:name="T278"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7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80"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28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83"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84"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85"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86"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87"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88"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8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90" style:parent-style-name="DefaultParagraphFont" style:family="text">
      <style:text-properties style:font-name="inherit" style:font-name-asian="Times New Roman" style:font-name-complex="Courier New" fo:color="#0077AA" style:letter-kerning="false" fo:font-size="10.5pt" style:font-size-asian="10.5pt" style:font-size-complex="10.5pt" style:language-asian="en" style:country-asian="IN" style:language-complex="hi" style:country-complex="IN"/>
    </style:style>
    <style:style style:name="T291"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92" style:parent-style-name="DefaultParagraphFont" style:family="text">
      <style:text-properties style:font-name="inherit" style:font-name-asian="Times New Roman" style:font-name-complex="Courier New" fo:color="#000000" style:letter-kerning="false" fo:font-size="10.5pt" style:font-size-asian="10.5pt" style:font-size-complex="10.5pt" style:language-asian="en" style:country-asian="IN" style:language-complex="hi" style:country-complex="IN"/>
    </style:style>
    <style:style style:name="T293"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294"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95"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296"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298" style:parent-style-name="DefaultParagraphFont" style:family="text">
      <style:text-properties style:font-name="inherit" style:font-name-asian="Times New Roman" style:font-name-complex="Courier New" fo:color="#DD4A68" style:letter-kerning="false" fo:font-size="10.5pt" style:font-size-asian="10.5pt" style:font-size-complex="10.5pt" style:language-asian="en" style:country-asian="IN" style:language-complex="hi" style:country-complex="IN"/>
    </style:style>
    <style:style style:name="T299"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T300"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301"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02"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3"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304"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05"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6"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307"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08"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9"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310"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1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2" style:parent-style-name="DefaultParagraphFont" style:family="text">
      <style:text-properties style:font-name="Consolas" style:font-name-asian="Times New Roman" style:font-name-complex="Courier New" fo:color="#000000" style:letter-kerning="false" fo:font-size="10pt" style:font-size-asian="10pt" style:font-size-complex="10pt" style:language-asian="en" style:country-asian="IN" style:language-complex="hi" style:country-complex="IN"/>
    </style:style>
    <style:style style:name="T313"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14"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5" style:parent-style-name="DefaultParagraphFont" style:family="text">
      <style:text-properties style:font-name="inherit" style:font-name-asian="Times New Roman" style:font-name-complex="Courier New" fo:color="#999999" style:letter-kerning="false" fo:font-size="10.5pt" style:font-size-asian="10.5pt" style:font-size-complex="10.5pt" style:language-asian="en" style:country-asian="IN" style:language-complex="hi" style:country-complex="IN"/>
    </style:style>
    <style:style style:name="P316"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317"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318" style:parent-style-name="Heading3" style:family="paragraph">
      <style:paragraph-properties style:vertical-align="baseline" fo:margin-top="0.0833in" fo:margin-bottom="0.0333in" fo:background-color="#FFFFFF"/>
      <style:text-properties style:font-name="Segoe UI" style:font-name-complex="Segoe UI"/>
    </style:style>
    <style:style style:name="P319" style:parent-style-name="NormalWeb" style:family="paragraph">
      <style:paragraph-properties style:vertical-align="baseline" fo:margin-top="0in" fo:margin-bottom="0.25in" fo:background-color="#FFFFFF"/>
      <style:text-properties style:font-name="Lato" fo:color="#0A0A23" fo:font-size="16.5pt" style:font-size-asian="16.5pt" style:font-size-complex="16.5pt"/>
    </style:style>
    <style:style style:name="P320" style:parent-style-name="NormalWeb" style:family="paragraph">
      <style:paragraph-properties style:vertical-align="baseline" fo:margin-top="0in" fo:margin-bottom="0in" fo:background-color="#FFFFFF"/>
    </style:style>
    <style:style style:name="T321" style:parent-style-name="DefaultParagraphFont" style:family="text">
      <style:text-properties style:font-name="Lato" fo:color="#0A0A23" fo:font-size="16.5pt" style:font-size-asian="16.5pt" style:font-size-complex="16.5pt"/>
    </style:style>
    <style:style style:name="T322" style:parent-style-name="HTMLCode" style:family="text">
      <style:text-properties style:font-name="Roboto Mono" fo:color="#0A0A23" fo:font-size="13pt" style:font-size-asian="13pt" style:font-size-complex="13pt"/>
    </style:style>
    <style:style style:name="T323" style:parent-style-name="DefaultParagraphFont" style:family="text">
      <style:text-properties style:font-name="Lato" fo:color="#0A0A23" fo:font-size="16.5pt" style:font-size-asian="16.5pt" style:font-size-complex="16.5pt"/>
    </style:style>
    <style:style style:name="P324" style:parent-style-name="HTMLPreformatted" style:family="paragraph">
      <style:paragraph-properties style:vertical-align="baseline" style:line-height-at-least="0.25in"/>
    </style:style>
    <style:style style:name="T325" style:parent-style-name="token" style:family="text">
      <style:text-properties style:font-name="inherit" fo:color="#0077AA" fo:font-size="10.5pt" style:font-size-asian="10.5pt" style:font-size-complex="10.5pt"/>
    </style:style>
    <style:style style:name="T326" style:parent-style-name="HTMLCode" style:family="text">
      <style:text-properties style:font-name="Consolas" fo:color="#000000"/>
    </style:style>
    <style:style style:name="T327" style:parent-style-name="token" style:family="text">
      <style:text-properties style:font-name="inherit" fo:color="#DD4A68" fo:font-size="10.5pt" style:font-size-asian="10.5pt" style:font-size-complex="10.5pt"/>
    </style:style>
    <style:style style:name="T328" style:parent-style-name="HTMLCode" style:family="text">
      <style:text-properties style:font-name="Consolas" fo:color="#000000"/>
    </style:style>
    <style:style style:name="T329" style:parent-style-name="token" style:family="text">
      <style:text-properties style:font-name="inherit" fo:color="#9A6E3A" fo:font-size="10.5pt" style:font-size-asian="10.5pt" style:font-size-complex="10.5pt"/>
    </style:style>
    <style:style style:name="T330" style:parent-style-name="HTMLCode" style:family="text">
      <style:text-properties style:font-name="Consolas" fo:color="#000000"/>
    </style:style>
    <style:style style:name="T331" style:parent-style-name="token" style:family="text">
      <style:text-properties style:font-name="inherit" fo:color="#000000" fo:font-size="10.5pt" style:font-size-asian="10.5pt" style:font-size-complex="10.5pt"/>
    </style:style>
    <style:style style:name="T332" style:parent-style-name="HTMLCode" style:family="text">
      <style:text-properties style:font-name="Consolas" fo:color="#000000"/>
    </style:style>
    <style:style style:name="T333" style:parent-style-name="token" style:family="text">
      <style:text-properties style:font-name="inherit" fo:color="#9A6E3A" fo:font-size="10.5pt" style:font-size-asian="10.5pt" style:font-size-complex="10.5pt"/>
    </style:style>
    <style:style style:name="T334" style:parent-style-name="HTMLCode" style:family="text">
      <style:text-properties style:font-name="Consolas" fo:color="#000000"/>
    </style:style>
    <style:style style:name="T335" style:parent-style-name="token" style:family="text">
      <style:text-properties style:font-name="inherit" fo:color="#999999" fo:font-size="10.5pt" style:font-size-asian="10.5pt" style:font-size-complex="10.5pt"/>
    </style:style>
    <style:style style:name="P336" style:parent-style-name="HTMLPreformatted" style:family="paragraph">
      <style:paragraph-properties style:vertical-align="baseline" style:line-height-at-least="0.25in"/>
    </style:style>
    <style:style style:name="T337" style:parent-style-name="HTMLCode" style:family="text">
      <style:text-properties style:font-name="Consolas" fo:color="#000000"/>
    </style:style>
    <style:style style:name="T338" style:parent-style-name="token" style:family="text">
      <style:text-properties style:font-name="inherit" fo:color="#0077AA" fo:font-size="10.5pt" style:font-size-asian="10.5pt" style:font-size-complex="10.5pt"/>
    </style:style>
    <style:style style:name="T339" style:parent-style-name="HTMLCode" style:family="text">
      <style:text-properties style:font-name="Consolas" fo:color="#000000"/>
    </style:style>
    <style:style style:name="T340" style:parent-style-name="token" style:family="text">
      <style:text-properties style:font-name="inherit" fo:color="#9A6E3A" fo:font-size="10.5pt" style:font-size-asian="10.5pt" style:font-size-complex="10.5pt"/>
    </style:style>
    <style:style style:name="T341" style:parent-style-name="HTMLCode" style:family="text">
      <style:text-properties style:font-name="Consolas" fo:color="#000000"/>
    </style:style>
    <style:style style:name="T342" style:parent-style-name="token" style:family="text">
      <style:text-properties style:font-name="inherit" fo:color="#999999" fo:font-size="10.5pt" style:font-size-asian="10.5pt" style:font-size-complex="10.5pt"/>
    </style:style>
    <style:style style:name="P343" style:parent-style-name="HTMLPreformatted" style:family="paragraph">
      <style:paragraph-properties style:vertical-align="baseline" style:line-height-at-least="0.25in"/>
    </style:style>
    <style:style style:name="T344" style:parent-style-name="HTMLCode" style:family="text">
      <style:text-properties style:font-name="Consolas" fo:color="#000000"/>
    </style:style>
    <style:style style:name="T345" style:parent-style-name="token" style:family="text">
      <style:text-properties style:font-name="inherit" fo:color="#0077AA" fo:font-size="10.5pt" style:font-size-asian="10.5pt" style:font-size-complex="10.5pt"/>
    </style:style>
    <style:style style:name="T346" style:parent-style-name="HTMLCode" style:family="text">
      <style:text-properties style:font-name="Consolas" fo:color="#000000"/>
    </style:style>
    <style:style style:name="T347" style:parent-style-name="token" style:family="text">
      <style:text-properties style:font-name="inherit" fo:color="#9A6E3A" fo:font-size="10.5pt" style:font-size-asian="10.5pt" style:font-size-complex="10.5pt"/>
    </style:style>
    <style:style style:name="T348" style:parent-style-name="HTMLCode" style:family="text">
      <style:text-properties style:font-name="Consolas" fo:color="#000000"/>
    </style:style>
    <style:style style:name="T349" style:parent-style-name="token" style:family="text">
      <style:text-properties style:font-name="inherit" fo:color="#DD4A68" fo:font-size="10.5pt" style:font-size-asian="10.5pt" style:font-size-complex="10.5pt"/>
    </style:style>
    <style:style style:name="T350" style:parent-style-name="token" style:family="text">
      <style:text-properties style:font-name="inherit" fo:color="#999999" fo:font-size="10.5pt" style:font-size-asian="10.5pt" style:font-size-complex="10.5pt"/>
    </style:style>
    <style:style style:name="T351" style:parent-style-name="HTMLCode" style:family="text">
      <style:text-properties style:font-name="Consolas" fo:color="#000000"/>
    </style:style>
    <style:style style:name="T352" style:parent-style-name="token" style:family="text">
      <style:text-properties style:font-name="inherit" fo:color="#999999" fo:font-size="10.5pt" style:font-size-asian="10.5pt" style:font-size-complex="10.5pt"/>
    </style:style>
    <style:style style:name="P353" style:parent-style-name="HTMLPreformatted" style:family="paragraph">
      <style:paragraph-properties style:vertical-align="baseline" style:line-height-at-least="0.25in"/>
    </style:style>
    <style:style style:name="T354" style:parent-style-name="HTMLCode" style:family="text">
      <style:text-properties style:font-name="Consolas" fo:color="#000000"/>
    </style:style>
    <style:style style:name="T355" style:parent-style-name="token" style:family="text">
      <style:text-properties style:font-name="inherit" fo:color="#DD4A68" fo:font-size="10.5pt" style:font-size-asian="10.5pt" style:font-size-complex="10.5pt"/>
    </style:style>
    <style:style style:name="T356" style:parent-style-name="token" style:family="text">
      <style:text-properties style:font-name="inherit" fo:color="#999999" fo:font-size="10.5pt" style:font-size-asian="10.5pt" style:font-size-complex="10.5pt"/>
    </style:style>
    <style:style style:name="T357" style:parent-style-name="HTMLCode" style:family="text">
      <style:text-properties style:font-name="Consolas" fo:color="#000000"/>
    </style:style>
    <style:style style:name="T358" style:parent-style-name="token" style:family="text">
      <style:text-properties style:font-name="inherit" fo:color="#999999" fo:font-size="10.5pt" style:font-size-asian="10.5pt" style:font-size-complex="10.5pt"/>
    </style:style>
    <style:style style:name="P359" style:parent-style-name="HTMLPreformatted" style:family="paragraph">
      <style:paragraph-properties style:vertical-align="baseline" style:line-height-at-least="0.25in"/>
    </style:style>
    <style:style style:name="T360" style:parent-style-name="token" style:family="text">
      <style:text-properties style:font-name="inherit" fo:color="#999999" fo:font-size="10.5pt" style:font-size-asian="10.5pt" style:font-size-complex="10.5pt"/>
    </style:style>
    <style:style style:name="P361" style:parent-style-name="NormalWeb" style:family="paragraph">
      <style:paragraph-properties style:vertical-align="baseline" fo:margin-top="0in" fo:margin-bottom="0.25in" fo:background-color="#FFFFFF"/>
      <style:text-properties style:font-name="Lato" fo:color="#0A0A23" fo:font-size="16.5pt" style:font-size-asian="16.5pt" style:font-size-complex="16.5pt"/>
    </style:style>
    <style:style style:name="P362" style:parent-style-name="HTMLPreformatted" style:family="paragraph">
      <style:paragraph-properties style:vertical-align="baseline" style:line-height-at-least="0.25in"/>
    </style:style>
    <style:style style:name="T363" style:parent-style-name="token" style:family="text">
      <style:text-properties style:font-name="inherit" fo:color="#0077AA" fo:font-size="10.5pt" style:font-size-asian="10.5pt" style:font-size-complex="10.5pt"/>
    </style:style>
    <style:style style:name="T364" style:parent-style-name="HTMLCode" style:family="text">
      <style:text-properties style:font-name="Consolas" fo:color="#000000"/>
    </style:style>
    <style:style style:name="T365" style:parent-style-name="token" style:family="text">
      <style:text-properties style:font-name="inherit" fo:color="#DD4A68" fo:font-size="10.5pt" style:font-size-asian="10.5pt" style:font-size-complex="10.5pt"/>
    </style:style>
    <style:style style:name="T366" style:parent-style-name="HTMLCode" style:family="text">
      <style:text-properties style:font-name="Consolas" fo:color="#000000"/>
    </style:style>
    <style:style style:name="T367" style:parent-style-name="token" style:family="text">
      <style:text-properties style:font-name="inherit" fo:color="#9A6E3A" fo:font-size="10.5pt" style:font-size-asian="10.5pt" style:font-size-complex="10.5pt"/>
    </style:style>
    <style:style style:name="T368" style:parent-style-name="HTMLCode" style:family="text">
      <style:text-properties style:font-name="Consolas" fo:color="#000000"/>
    </style:style>
    <style:style style:name="T369" style:parent-style-name="token" style:family="text">
      <style:text-properties style:font-name="inherit" fo:color="#999999" fo:font-size="10.5pt" style:font-size-asian="10.5pt" style:font-size-complex="10.5pt"/>
    </style:style>
    <style:style style:name="T370" style:parent-style-name="token" style:family="text">
      <style:text-properties style:font-name="inherit" fo:color="#000000" fo:font-size="10.5pt" style:font-size-asian="10.5pt" style:font-size-complex="10.5pt"/>
    </style:style>
    <style:style style:name="T371" style:parent-style-name="token" style:family="text">
      <style:text-properties style:font-name="inherit" fo:color="#999999" fo:font-size="10.5pt" style:font-size-asian="10.5pt" style:font-size-complex="10.5pt"/>
    </style:style>
    <style:style style:name="T372" style:parent-style-name="token" style:family="text">
      <style:text-properties style:font-name="inherit" fo:color="#000000" fo:font-size="10.5pt" style:font-size-asian="10.5pt" style:font-size-complex="10.5pt"/>
    </style:style>
    <style:style style:name="T373" style:parent-style-name="token" style:family="text">
      <style:text-properties style:font-name="inherit" fo:color="#999999" fo:font-size="10.5pt" style:font-size-asian="10.5pt" style:font-size-complex="10.5pt"/>
    </style:style>
    <style:style style:name="T374" style:parent-style-name="HTMLCode" style:family="text">
      <style:text-properties style:font-name="Consolas" fo:color="#000000"/>
    </style:style>
    <style:style style:name="T375" style:parent-style-name="token" style:family="text">
      <style:text-properties style:font-name="inherit" fo:color="#9A6E3A" fo:font-size="10.5pt" style:font-size-asian="10.5pt" style:font-size-complex="10.5pt"/>
    </style:style>
    <style:style style:name="T376" style:parent-style-name="HTMLCode" style:family="text">
      <style:text-properties style:font-name="Consolas" fo:color="#000000"/>
    </style:style>
    <style:style style:name="T377" style:parent-style-name="token" style:family="text">
      <style:text-properties style:font-name="inherit" fo:color="#999999" fo:font-size="10.5pt" style:font-size-asian="10.5pt" style:font-size-complex="10.5pt"/>
    </style:style>
    <style:style style:name="P378" style:parent-style-name="HTMLPreformatted" style:family="paragraph">
      <style:paragraph-properties style:vertical-align="baseline" style:line-height-at-least="0.25in"/>
    </style:style>
    <style:style style:name="T379" style:parent-style-name="HTMLCode" style:family="text">
      <style:text-properties style:font-name="Consolas" fo:color="#000000"/>
    </style:style>
    <style:style style:name="T380" style:parent-style-name="token" style:family="text">
      <style:text-properties style:font-name="inherit" fo:color="#0077AA" fo:font-size="10.5pt" style:font-size-asian="10.5pt" style:font-size-complex="10.5pt"/>
    </style:style>
    <style:style style:name="T381" style:parent-style-name="HTMLCode" style:family="text">
      <style:text-properties style:font-name="Consolas" fo:color="#000000"/>
    </style:style>
    <style:style style:name="T382" style:parent-style-name="token" style:family="text">
      <style:text-properties style:font-name="inherit" fo:color="#9A6E3A" fo:font-size="10.5pt" style:font-size-asian="10.5pt" style:font-size-complex="10.5pt"/>
    </style:style>
    <style:style style:name="T383" style:parent-style-name="HTMLCode" style:family="text">
      <style:text-properties style:font-name="Consolas" fo:color="#000000"/>
    </style:style>
    <style:style style:name="T384" style:parent-style-name="token" style:family="text">
      <style:text-properties style:font-name="inherit" fo:color="#DD4A68" fo:font-size="10.5pt" style:font-size-asian="10.5pt" style:font-size-complex="10.5pt"/>
    </style:style>
    <style:style style:name="T385" style:parent-style-name="token" style:family="text">
      <style:text-properties style:font-name="inherit" fo:color="#999999" fo:font-size="10.5pt" style:font-size-asian="10.5pt" style:font-size-complex="10.5pt"/>
    </style:style>
    <style:style style:name="T386" style:parent-style-name="HTMLCode" style:family="text">
      <style:text-properties style:font-name="Consolas" fo:color="#000000"/>
    </style:style>
    <style:style style:name="T387" style:parent-style-name="token" style:family="text">
      <style:text-properties style:font-name="inherit" fo:color="#999999" fo:font-size="10.5pt" style:font-size-asian="10.5pt" style:font-size-complex="10.5pt"/>
    </style:style>
    <style:style style:name="P388" style:parent-style-name="HTMLPreformatted" style:family="paragraph">
      <style:paragraph-properties style:vertical-align="baseline" style:line-height-at-least="0.25in"/>
    </style:style>
    <style:style style:name="T389" style:parent-style-name="HTMLCode" style:family="text">
      <style:text-properties style:font-name="Consolas" fo:color="#000000"/>
    </style:style>
    <style:style style:name="T390" style:parent-style-name="token" style:family="text">
      <style:text-properties style:font-name="inherit" fo:color="#DD4A68" fo:font-size="10.5pt" style:font-size-asian="10.5pt" style:font-size-complex="10.5pt"/>
    </style:style>
    <style:style style:name="T391" style:parent-style-name="token" style:family="text">
      <style:text-properties style:font-name="inherit" fo:color="#999999" fo:font-size="10.5pt" style:font-size-asian="10.5pt" style:font-size-complex="10.5pt"/>
    </style:style>
    <style:style style:name="T392" style:parent-style-name="token" style:family="text">
      <style:text-properties style:font-name="inherit" fo:color="#0077AA" fo:font-size="10.5pt" style:font-size-asian="10.5pt" style:font-size-complex="10.5pt"/>
    </style:style>
    <style:style style:name="T393" style:parent-style-name="token" style:family="text">
      <style:text-properties style:font-name="inherit" fo:color="#999999" fo:font-size="10.5pt" style:font-size-asian="10.5pt" style:font-size-complex="10.5pt"/>
    </style:style>
    <style:style style:name="T394" style:parent-style-name="HTMLCode" style:family="text">
      <style:text-properties style:font-name="Consolas" fo:color="#000000"/>
    </style:style>
    <style:style style:name="T395" style:parent-style-name="token" style:family="text">
      <style:text-properties style:font-name="inherit" fo:color="#999999" fo:font-size="10.5pt" style:font-size-asian="10.5pt" style:font-size-complex="10.5pt"/>
    </style:style>
    <style:style style:name="P396" style:parent-style-name="HTMLPreformatted" style:family="paragraph">
      <style:paragraph-properties style:vertical-align="baseline" style:line-height-at-least="0.25in"/>
    </style:style>
    <style:style style:name="T397" style:parent-style-name="HTMLCode" style:family="text">
      <style:text-properties style:font-name="Consolas" fo:color="#000000"/>
    </style:style>
    <style:style style:name="T398" style:parent-style-name="token" style:family="text">
      <style:text-properties style:font-name="inherit" fo:color="#DD4A68" fo:font-size="10.5pt" style:font-size-asian="10.5pt" style:font-size-complex="10.5pt"/>
    </style:style>
    <style:style style:name="T399" style:parent-style-name="token" style:family="text">
      <style:text-properties style:font-name="inherit" fo:color="#999999" fo:font-size="10.5pt" style:font-size-asian="10.5pt" style:font-size-complex="10.5pt"/>
    </style:style>
    <style:style style:name="T400" style:parent-style-name="HTMLCode" style:family="text">
      <style:text-properties style:font-name="Consolas" fo:color="#000000"/>
    </style:style>
    <style:style style:name="T401" style:parent-style-name="token" style:family="text">
      <style:text-properties style:font-name="inherit" fo:color="#999999" fo:font-size="10.5pt" style:font-size-asian="10.5pt" style:font-size-complex="10.5pt"/>
    </style:style>
    <style:style style:name="P402" style:parent-style-name="HTMLPreformatted" style:family="paragraph">
      <style:paragraph-properties style:vertical-align="baseline" style:line-height-at-least="0.25in"/>
    </style:style>
    <style:style style:name="T403" style:parent-style-name="HTMLCode" style:family="text">
      <style:text-properties style:font-name="Consolas" fo:color="#000000"/>
    </style:style>
    <style:style style:name="T404" style:parent-style-name="token" style:family="text">
      <style:text-properties style:font-name="inherit" fo:color="#999999" fo:font-size="10.5pt" style:font-size-asian="10.5pt" style:font-size-complex="10.5pt"/>
    </style:style>
    <style:style style:name="T405" style:parent-style-name="HTMLCode" style:family="text">
      <style:text-properties style:font-name="Consolas" fo:color="#000000"/>
    </style:style>
    <style:style style:name="T406" style:parent-style-name="token" style:family="text">
      <style:text-properties style:font-name="inherit" fo:color="#990055" fo:font-size="10.5pt" style:font-size-asian="10.5pt" style:font-size-complex="10.5pt"/>
    </style:style>
    <style:style style:name="T407" style:parent-style-name="HTMLCode" style:family="text">
      <style:text-properties style:font-name="Consolas" fo:color="#000000"/>
    </style:style>
    <style:style style:name="T408" style:parent-style-name="token" style:family="text">
      <style:text-properties style:font-name="inherit" fo:color="#9A6E3A" fo:font-size="10.5pt" style:font-size-asian="10.5pt" style:font-size-complex="10.5pt"/>
    </style:style>
    <style:style style:name="T409" style:parent-style-name="HTMLCode" style:family="text">
      <style:text-properties style:font-name="Consolas" fo:color="#000000"/>
    </style:style>
    <style:style style:name="T410" style:parent-style-name="token" style:family="text">
      <style:text-properties style:font-name="inherit" fo:color="#990055" fo:font-size="10.5pt" style:font-size-asian="10.5pt" style:font-size-complex="10.5pt"/>
    </style:style>
    <style:style style:name="T411" style:parent-style-name="HTMLCode" style:family="text">
      <style:text-properties style:font-name="Consolas" fo:color="#000000"/>
    </style:style>
    <style:style style:name="T412" style:parent-style-name="token" style:family="text">
      <style:text-properties style:font-name="inherit" fo:color="#9A6E3A" fo:font-size="10.5pt" style:font-size-asian="10.5pt" style:font-size-complex="10.5pt"/>
    </style:style>
    <style:style style:name="T413" style:parent-style-name="HTMLCode" style:family="text">
      <style:text-properties style:font-name="Consolas" fo:color="#000000"/>
    </style:style>
    <style:style style:name="T414" style:parent-style-name="token" style:family="text">
      <style:text-properties style:font-name="inherit" fo:color="#990055" fo:font-size="10.5pt" style:font-size-asian="10.5pt" style:font-size-complex="10.5pt"/>
    </style:style>
    <style:style style:name="T415" style:parent-style-name="token" style:family="text">
      <style:text-properties style:font-name="inherit" fo:color="#999999" fo:font-size="10.5pt" style:font-size-asian="10.5pt" style:font-size-complex="10.5pt"/>
    </style:style>
    <style:style style:name="P416" style:parent-style-name="HTMLPreformatted" style:family="paragraph">
      <style:paragraph-properties style:vertical-align="baseline" style:line-height-at-least="0.25in"/>
    </style:style>
    <style:style style:name="T417" style:parent-style-name="token" style:family="text">
      <style:text-properties style:font-name="inherit" fo:color="#999999" fo:font-size="10.5pt" style:font-size-asian="10.5pt" style:font-size-complex="10.5pt"/>
    </style:style>
    <style:style style:name="P418" style:parent-style-name="NormalWeb" style:family="paragraph">
      <style:paragraph-properties style:vertical-align="baseline" fo:margin-top="0in" fo:margin-bottom="0in" fo:background-color="#FFFFFF"/>
    </style:style>
    <style:style style:name="T419" style:parent-style-name="DefaultParagraphFont" style:family="text">
      <style:text-properties style:font-name="Lato" fo:color="#0A0A23" fo:font-size="16.5pt" style:font-size-asian="16.5pt" style:font-size-complex="16.5pt"/>
    </style:style>
    <style:style style:name="T420" style:parent-style-name="HTMLCode" style:family="text">
      <style:text-properties style:font-name="Roboto Mono" fo:color="#0A0A23" fo:font-size="13pt" style:font-size-asian="13pt" style:font-size-complex="13pt"/>
    </style:style>
    <style:style style:name="T421" style:parent-style-name="DefaultParagraphFont" style:family="text">
      <style:text-properties style:font-name="Lato" fo:color="#0A0A23" fo:font-size="16.5pt" style:font-size-asian="16.5pt" style:font-size-complex="16.5pt"/>
    </style:style>
    <style:style style:name="P422"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42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424" style:parent-style-name="Heading3" style:family="paragraph">
      <style:paragraph-properties style:vertical-align="baseline" fo:margin-top="0.0833in" fo:margin-bottom="0.0333in" fo:background-color="#FFFFFF"/>
      <style:text-properties style:font-name="Segoe UI" style:font-name-complex="Segoe UI"/>
    </style:style>
    <style:style style:name="P425" style:parent-style-name="NormalWeb" style:family="paragraph">
      <style:paragraph-properties style:vertical-align="baseline" fo:margin-top="0in" fo:margin-bottom="0.25in" fo:background-color="#FFFFFF"/>
      <style:text-properties style:font-name="Lato" fo:color="#0A0A23" fo:font-size="16.5pt" style:font-size-asian="16.5pt" style:font-size-complex="16.5pt"/>
    </style:style>
    <style:style style:name="P426" style:parent-style-name="HTMLPreformatted" style:family="paragraph">
      <style:paragraph-properties style:vertical-align="baseline" style:line-height-at-least="0.25in"/>
    </style:style>
    <style:style style:name="T427" style:parent-style-name="token" style:family="text">
      <style:text-properties style:font-name="inherit" fo:color="#0077AA" fo:font-size="10.5pt" style:font-size-asian="10.5pt" style:font-size-complex="10.5pt"/>
    </style:style>
    <style:style style:name="T428" style:parent-style-name="HTMLCode" style:family="text">
      <style:text-properties style:font-name="Consolas" fo:color="#000000"/>
    </style:style>
    <style:style style:name="T429" style:parent-style-name="token" style:family="text">
      <style:text-properties style:font-name="inherit" fo:color="#DD4A68" fo:font-size="10.5pt" style:font-size-asian="10.5pt" style:font-size-complex="10.5pt"/>
    </style:style>
    <style:style style:name="T430" style:parent-style-name="HTMLCode" style:family="text">
      <style:text-properties style:font-name="Consolas" fo:color="#000000"/>
    </style:style>
    <style:style style:name="T431" style:parent-style-name="token" style:family="text">
      <style:text-properties style:font-name="inherit" fo:color="#9A6E3A" fo:font-size="10.5pt" style:font-size-asian="10.5pt" style:font-size-complex="10.5pt"/>
    </style:style>
    <style:style style:name="T432" style:parent-style-name="HTMLCode" style:family="text">
      <style:text-properties style:font-name="Consolas" fo:color="#000000"/>
    </style:style>
    <style:style style:name="T433" style:parent-style-name="token" style:family="text">
      <style:text-properties style:font-name="inherit" fo:color="#999999" fo:font-size="10.5pt" style:font-size-asian="10.5pt" style:font-size-complex="10.5pt"/>
    </style:style>
    <style:style style:name="T434" style:parent-style-name="HTMLCode" style:family="text">
      <style:text-properties style:font-name="Consolas" fo:color="#000000"/>
    </style:style>
    <style:style style:name="T435" style:parent-style-name="token" style:family="text">
      <style:text-properties style:font-name="inherit" fo:color="#9A6E3A" fo:font-size="10.5pt" style:font-size-asian="10.5pt" style:font-size-complex="10.5pt"/>
    </style:style>
    <style:style style:name="T436" style:parent-style-name="HTMLCode" style:family="text">
      <style:text-properties style:font-name="Consolas" fo:color="#000000"/>
    </style:style>
    <style:style style:name="T437" style:parent-style-name="token" style:family="text">
      <style:text-properties style:font-name="inherit" fo:color="#999999" fo:font-size="10.5pt" style:font-size-asian="10.5pt" style:font-size-complex="10.5pt"/>
    </style:style>
    <style:style style:name="P438" style:parent-style-name="HTMLPreformatted" style:family="paragraph">
      <style:paragraph-properties style:vertical-align="baseline" style:line-height-at-least="0.25in"/>
    </style:style>
    <style:style style:name="T439" style:parent-style-name="HTMLCode" style:family="text">
      <style:text-properties style:font-name="Consolas" fo:color="#000000"/>
    </style:style>
    <style:style style:name="T440" style:parent-style-name="token" style:family="text">
      <style:text-properties style:font-name="inherit" fo:color="#0077AA" fo:font-size="10.5pt" style:font-size-asian="10.5pt" style:font-size-complex="10.5pt"/>
    </style:style>
    <style:style style:name="T441" style:parent-style-name="HTMLCode" style:family="text">
      <style:text-properties style:font-name="Consolas" fo:color="#000000"/>
    </style:style>
    <style:style style:name="T442" style:parent-style-name="token" style:family="text">
      <style:text-properties style:font-name="inherit" fo:color="#DD4A68" fo:font-size="10.5pt" style:font-size-asian="10.5pt" style:font-size-complex="10.5pt"/>
    </style:style>
    <style:style style:name="T443" style:parent-style-name="token" style:family="text">
      <style:text-properties style:font-name="inherit" fo:color="#999999" fo:font-size="10.5pt" style:font-size-asian="10.5pt" style:font-size-complex="10.5pt"/>
    </style:style>
    <style:style style:name="P444" style:parent-style-name="HTMLPreformatted" style:family="paragraph">
      <style:paragraph-properties style:vertical-align="baseline" style:line-height-at-least="0.25in"/>
    </style:style>
    <style:style style:name="T445" style:parent-style-name="HTMLCode" style:family="text">
      <style:text-properties style:font-name="Consolas" fo:color="#000000"/>
    </style:style>
    <style:style style:name="T446" style:parent-style-name="token" style:family="text">
      <style:text-properties style:font-name="inherit" fo:color="#999999" fo:font-size="10.5pt" style:font-size-asian="10.5pt" style:font-size-complex="10.5pt"/>
    </style:style>
    <style:style style:name="T447" style:parent-style-name="token" style:family="text">
      <style:text-properties style:font-name="inherit" fo:color="#DD4A68" fo:font-size="10.5pt" style:font-size-asian="10.5pt" style:font-size-complex="10.5pt"/>
    </style:style>
    <style:style style:name="T448" style:parent-style-name="token" style:family="text">
      <style:text-properties style:font-name="inherit" fo:color="#999999" fo:font-size="10.5pt" style:font-size-asian="10.5pt" style:font-size-complex="10.5pt"/>
    </style:style>
    <style:style style:name="T449" style:parent-style-name="token" style:family="text">
      <style:text-properties style:font-name="inherit" fo:color="#000000" fo:font-size="10.5pt" style:font-size-asian="10.5pt" style:font-size-complex="10.5pt"/>
    </style:style>
    <style:style style:name="T450" style:parent-style-name="HTMLCode" style:family="text">
      <style:text-properties style:font-name="Consolas" fo:color="#000000"/>
    </style:style>
    <style:style style:name="T451" style:parent-style-name="token" style:family="text">
      <style:text-properties style:font-name="inherit" fo:color="#9A6E3A" fo:font-size="10.5pt" style:font-size-asian="10.5pt" style:font-size-complex="10.5pt"/>
    </style:style>
    <style:style style:name="T452" style:parent-style-name="HTMLCode" style:family="text">
      <style:text-properties style:font-name="Consolas" fo:color="#000000"/>
    </style:style>
    <style:style style:name="T453" style:parent-style-name="token" style:family="text">
      <style:text-properties style:font-name="inherit" fo:color="#DD4A68" fo:font-size="10.5pt" style:font-size-asian="10.5pt" style:font-size-complex="10.5pt"/>
    </style:style>
    <style:style style:name="T454" style:parent-style-name="token" style:family="text">
      <style:text-properties style:font-name="inherit" fo:color="#999999" fo:font-size="10.5pt" style:font-size-asian="10.5pt" style:font-size-complex="10.5pt"/>
    </style:style>
    <style:style style:name="T455" style:parent-style-name="HTMLCode" style:family="text">
      <style:text-properties style:font-name="Consolas" fo:color="#000000"/>
    </style:style>
    <style:style style:name="T456" style:parent-style-name="token" style:family="text">
      <style:text-properties style:font-name="inherit" fo:color="#999999" fo:font-size="10.5pt" style:font-size-asian="10.5pt" style:font-size-complex="10.5pt"/>
    </style:style>
    <style:style style:name="P457" style:parent-style-name="HTMLPreformatted" style:family="paragraph">
      <style:paragraph-properties style:vertical-align="baseline" style:line-height-at-least="0.25in"/>
    </style:style>
    <style:style style:name="T458" style:parent-style-name="HTMLCode" style:family="text">
      <style:text-properties style:font-name="Consolas" fo:color="#000000"/>
    </style:style>
    <style:style style:name="T459" style:parent-style-name="token" style:family="text">
      <style:text-properties style:font-name="inherit" fo:color="#999999" fo:font-size="10.5pt" style:font-size-asian="10.5pt" style:font-size-complex="10.5pt"/>
    </style:style>
    <style:style style:name="T460" style:parent-style-name="token" style:family="text">
      <style:text-properties style:font-name="inherit" fo:color="#DD4A68" fo:font-size="10.5pt" style:font-size-asian="10.5pt" style:font-size-complex="10.5pt"/>
    </style:style>
    <style:style style:name="T461" style:parent-style-name="token" style:family="text">
      <style:text-properties style:font-name="inherit" fo:color="#999999" fo:font-size="10.5pt" style:font-size-asian="10.5pt" style:font-size-complex="10.5pt"/>
    </style:style>
    <style:style style:name="T462" style:parent-style-name="token" style:family="text">
      <style:text-properties style:font-name="inherit" fo:color="#000000" fo:font-size="10.5pt" style:font-size-asian="10.5pt" style:font-size-complex="10.5pt"/>
    </style:style>
    <style:style style:name="T463" style:parent-style-name="HTMLCode" style:family="text">
      <style:text-properties style:font-name="Consolas" fo:color="#000000"/>
    </style:style>
    <style:style style:name="T464" style:parent-style-name="token" style:family="text">
      <style:text-properties style:font-name="inherit" fo:color="#9A6E3A" fo:font-size="10.5pt" style:font-size-asian="10.5pt" style:font-size-complex="10.5pt"/>
    </style:style>
    <style:style style:name="T465" style:parent-style-name="HTMLCode" style:family="text">
      <style:text-properties style:font-name="Consolas" fo:color="#000000"/>
    </style:style>
    <style:style style:name="T466" style:parent-style-name="token" style:family="text">
      <style:text-properties style:font-name="inherit" fo:color="#DD4A68" fo:font-size="10.5pt" style:font-size-asian="10.5pt" style:font-size-complex="10.5pt"/>
    </style:style>
    <style:style style:name="T467" style:parent-style-name="token" style:family="text">
      <style:text-properties style:font-name="inherit" fo:color="#999999" fo:font-size="10.5pt" style:font-size-asian="10.5pt" style:font-size-complex="10.5pt"/>
    </style:style>
    <style:style style:name="T468" style:parent-style-name="HTMLCode" style:family="text">
      <style:text-properties style:font-name="Consolas" fo:color="#000000"/>
    </style:style>
    <style:style style:name="T469" style:parent-style-name="token" style:family="text">
      <style:text-properties style:font-name="inherit" fo:color="#999999" fo:font-size="10.5pt" style:font-size-asian="10.5pt" style:font-size-complex="10.5pt"/>
    </style:style>
    <style:style style:name="P470" style:parent-style-name="HTMLPreformatted" style:family="paragraph">
      <style:paragraph-properties style:vertical-align="baseline" style:line-height-at-least="0.25in"/>
    </style:style>
    <style:style style:name="T471" style:parent-style-name="HTMLCode" style:family="text">
      <style:text-properties style:font-name="Consolas" fo:color="#000000"/>
    </style:style>
    <style:style style:name="T472" style:parent-style-name="token" style:family="text">
      <style:text-properties style:font-name="inherit" fo:color="#999999" fo:font-size="10.5pt" style:font-size-asian="10.5pt" style:font-size-complex="10.5pt"/>
    </style:style>
    <style:style style:name="T473" style:parent-style-name="token" style:family="text">
      <style:text-properties style:font-name="inherit" fo:color="#DD4A68" fo:font-size="10.5pt" style:font-size-asian="10.5pt" style:font-size-complex="10.5pt"/>
    </style:style>
    <style:style style:name="T474" style:parent-style-name="token" style:family="text">
      <style:text-properties style:font-name="inherit" fo:color="#999999" fo:font-size="10.5pt" style:font-size-asian="10.5pt" style:font-size-complex="10.5pt"/>
    </style:style>
    <style:style style:name="T475" style:parent-style-name="token" style:family="text">
      <style:text-properties style:font-name="inherit" fo:color="#000000" fo:font-size="10.5pt" style:font-size-asian="10.5pt" style:font-size-complex="10.5pt"/>
    </style:style>
    <style:style style:name="T476" style:parent-style-name="HTMLCode" style:family="text">
      <style:text-properties style:font-name="Consolas" fo:color="#000000"/>
    </style:style>
    <style:style style:name="T477" style:parent-style-name="token" style:family="text">
      <style:text-properties style:font-name="inherit" fo:color="#9A6E3A" fo:font-size="10.5pt" style:font-size-asian="10.5pt" style:font-size-complex="10.5pt"/>
    </style:style>
    <style:style style:name="T478" style:parent-style-name="HTMLCode" style:family="text">
      <style:text-properties style:font-name="Consolas" fo:color="#000000"/>
    </style:style>
    <style:style style:name="T479" style:parent-style-name="token" style:family="text">
      <style:text-properties style:font-name="inherit" fo:color="#DD4A68" fo:font-size="10.5pt" style:font-size-asian="10.5pt" style:font-size-complex="10.5pt"/>
    </style:style>
    <style:style style:name="T480" style:parent-style-name="token" style:family="text">
      <style:text-properties style:font-name="inherit" fo:color="#999999" fo:font-size="10.5pt" style:font-size-asian="10.5pt" style:font-size-complex="10.5pt"/>
    </style:style>
    <style:style style:name="T481" style:parent-style-name="HTMLCode" style:family="text">
      <style:text-properties style:font-name="Consolas" fo:color="#000000"/>
    </style:style>
    <style:style style:name="T482" style:parent-style-name="token" style:family="text">
      <style:text-properties style:font-name="inherit" fo:color="#999999" fo:font-size="10.5pt" style:font-size-asian="10.5pt" style:font-size-complex="10.5pt"/>
    </style:style>
    <style:style style:name="P483" style:parent-style-name="HTMLPreformatted" style:family="paragraph">
      <style:paragraph-properties style:vertical-align="baseline" style:line-height-at-least="0.25in"/>
    </style:style>
    <style:style style:name="T484" style:parent-style-name="token" style:family="text">
      <style:text-properties style:font-name="inherit" fo:color="#999999" fo:font-size="10.5pt" style:font-size-asian="10.5pt" style:font-size-complex="10.5pt"/>
    </style:style>
    <style:style style:name="P485" style:parent-style-name="HTMLPreformatted" style:family="paragraph">
      <style:paragraph-properties style:vertical-align="baseline" style:line-height-at-least="0.25in"/>
    </style:style>
    <style:style style:name="P486" style:parent-style-name="HTMLPreformatted" style:family="paragraph">
      <style:paragraph-properties style:vertical-align="baseline" style:line-height-at-least="0.25in"/>
    </style:style>
    <style:style style:name="T487" style:parent-style-name="token" style:family="text">
      <style:text-properties style:font-name="inherit" fo:color="#708090" fo:font-size="10.5pt" style:font-size-asian="10.5pt" style:font-size-complex="10.5pt"/>
    </style:style>
    <style:style style:name="P488" style:parent-style-name="HTMLPreformatted" style:family="paragraph">
      <style:paragraph-properties style:vertical-align="baseline" style:line-height-at-least="0.25in"/>
    </style:style>
    <style:style style:name="T489" style:parent-style-name="token" style:family="text">
      <style:text-properties style:font-name="inherit" fo:color="#DD4A68" fo:font-size="10.5pt" style:font-size-asian="10.5pt" style:font-size-complex="10.5pt"/>
    </style:style>
    <style:style style:name="T490" style:parent-style-name="token" style:family="text">
      <style:text-properties style:font-name="inherit" fo:color="#999999" fo:font-size="10.5pt" style:font-size-asian="10.5pt" style:font-size-complex="10.5pt"/>
    </style:style>
    <style:style style:name="T491" style:parent-style-name="token" style:family="text">
      <style:text-properties style:font-name="inherit" fo:color="#DD4A68" fo:font-size="10.5pt" style:font-size-asian="10.5pt" style:font-size-complex="10.5pt"/>
    </style:style>
    <style:style style:name="T492" style:parent-style-name="token" style:family="text">
      <style:text-properties style:font-name="inherit" fo:color="#999999" fo:font-size="10.5pt" style:font-size-asian="10.5pt" style:font-size-complex="10.5pt"/>
    </style:style>
    <style:style style:name="T493" style:parent-style-name="token" style:family="text">
      <style:text-properties style:font-name="inherit" fo:color="#000000" fo:font-size="10.5pt" style:font-size-asian="10.5pt" style:font-size-complex="10.5pt"/>
    </style:style>
    <style:style style:name="T494" style:parent-style-name="HTMLCode" style:family="text">
      <style:text-properties style:font-name="Consolas" fo:color="#000000"/>
    </style:style>
    <style:style style:name="T495" style:parent-style-name="token" style:family="text">
      <style:text-properties style:font-name="inherit" fo:color="#9A6E3A" fo:font-size="10.5pt" style:font-size-asian="10.5pt" style:font-size-complex="10.5pt"/>
    </style:style>
    <style:style style:name="T496" style:parent-style-name="HTMLCode" style:family="text">
      <style:text-properties style:font-name="Consolas" fo:color="#000000"/>
    </style:style>
    <style:style style:name="T497" style:parent-style-name="token" style:family="text">
      <style:text-properties style:font-name="inherit" fo:color="#DD4A68" fo:font-size="10.5pt" style:font-size-asian="10.5pt" style:font-size-complex="10.5pt"/>
    </style:style>
    <style:style style:name="T498" style:parent-style-name="token" style:family="text">
      <style:text-properties style:font-name="inherit" fo:color="#999999" fo:font-size="10.5pt" style:font-size-asian="10.5pt" style:font-size-complex="10.5pt"/>
    </style:style>
    <style:style style:name="T499" style:parent-style-name="HTMLCode" style:family="text">
      <style:text-properties style:font-name="Consolas" fo:color="#000000"/>
    </style:style>
    <style:style style:name="T500" style:parent-style-name="token" style:family="text">
      <style:text-properties style:font-name="inherit" fo:color="#999999" fo:font-size="10.5pt" style:font-size-asian="10.5pt" style:font-size-complex="10.5pt"/>
    </style:style>
    <style:style style:name="P501"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502"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503" style:parent-style-name="Heading4" style:family="paragraph">
      <style:paragraph-properties style:vertical-align="baseline" fo:margin-top="0.0833in" fo:margin-bottom="0.0333in" fo:background-color="#FFFFFF"/>
      <style:text-properties style:font-name="Segoe UI" style:font-name-complex="Segoe UI"/>
    </style:style>
    <style:style style:name="P504" style:parent-style-name="NormalWeb" style:family="paragraph">
      <style:paragraph-properties style:vertical-align="baseline" fo:margin-top="0in" fo:margin-bottom="0in" fo:background-color="#FFFFFF"/>
    </style:style>
    <style:style style:name="T505" style:parent-style-name="DefaultParagraphFont" style:family="text">
      <style:text-properties style:font-name="Lato" fo:color="#0A0A23" fo:font-size="16.5pt" style:font-size-asian="16.5pt" style:font-size-complex="16.5pt"/>
    </style:style>
    <style:style style:name="T506" style:parent-style-name="HTMLCode" style:family="text">
      <style:text-properties style:font-name="Roboto Mono" fo:color="#0A0A23" fo:font-size="13pt" style:font-size-asian="13pt" style:font-size-complex="13pt"/>
    </style:style>
    <style:style style:name="T507" style:parent-style-name="DefaultParagraphFont" style:family="text">
      <style:text-properties style:font-name="Lato" fo:color="#0A0A23" fo:font-size="16.5pt" style:font-size-asian="16.5pt" style:font-size-complex="16.5pt"/>
    </style:style>
    <style:style style:name="T508" style:parent-style-name="HTMLCode" style:family="text">
      <style:text-properties style:font-name="Roboto Mono" fo:color="#0A0A23" fo:font-size="13pt" style:font-size-asian="13pt" style:font-size-complex="13pt"/>
    </style:style>
    <style:style style:name="T509" style:parent-style-name="DefaultParagraphFont" style:family="text">
      <style:text-properties style:font-name="Lato" fo:color="#0A0A23" fo:font-size="16.5pt" style:font-size-asian="16.5pt" style:font-size-complex="16.5pt"/>
    </style:style>
    <style:style style:name="P510" style:parent-style-name="HTMLPreformatted" style:family="paragraph">
      <style:paragraph-properties style:vertical-align="baseline" style:line-height-at-least="0.25in"/>
    </style:style>
    <style:style style:name="T511" style:parent-style-name="token" style:family="text">
      <style:text-properties style:font-name="inherit" fo:color="#0077AA" fo:font-size="10.5pt" style:font-size-asian="10.5pt" style:font-size-complex="10.5pt"/>
    </style:style>
    <style:style style:name="T512" style:parent-style-name="HTMLCode" style:family="text">
      <style:text-properties style:font-name="Consolas" fo:color="#000000"/>
    </style:style>
    <style:style style:name="T513" style:parent-style-name="token" style:family="text">
      <style:text-properties style:font-name="inherit" fo:color="#DD4A68" fo:font-size="10.5pt" style:font-size-asian="10.5pt" style:font-size-complex="10.5pt"/>
    </style:style>
    <style:style style:name="T514" style:parent-style-name="HTMLCode" style:family="text">
      <style:text-properties style:font-name="Consolas" fo:color="#000000"/>
    </style:style>
    <style:style style:name="T515" style:parent-style-name="token" style:family="text">
      <style:text-properties style:font-name="inherit" fo:color="#9A6E3A" fo:font-size="10.5pt" style:font-size-asian="10.5pt" style:font-size-complex="10.5pt"/>
    </style:style>
    <style:style style:name="T516" style:parent-style-name="HTMLCode" style:family="text">
      <style:text-properties style:font-name="Consolas" fo:color="#000000"/>
    </style:style>
    <style:style style:name="T517" style:parent-style-name="token" style:family="text">
      <style:text-properties style:font-name="inherit" fo:color="#000000" fo:font-size="10.5pt" style:font-size-asian="10.5pt" style:font-size-complex="10.5pt"/>
    </style:style>
    <style:style style:name="T518" style:parent-style-name="HTMLCode" style:family="text">
      <style:text-properties style:font-name="Consolas" fo:color="#000000"/>
    </style:style>
    <style:style style:name="T519" style:parent-style-name="token" style:family="text">
      <style:text-properties style:font-name="inherit" fo:color="#9A6E3A" fo:font-size="10.5pt" style:font-size-asian="10.5pt" style:font-size-complex="10.5pt"/>
    </style:style>
    <style:style style:name="T520" style:parent-style-name="HTMLCode" style:family="text">
      <style:text-properties style:font-name="Consolas" fo:color="#000000"/>
    </style:style>
    <style:style style:name="T521" style:parent-style-name="token" style:family="text">
      <style:text-properties style:font-name="inherit" fo:color="#999999" fo:font-size="10.5pt" style:font-size-asian="10.5pt" style:font-size-complex="10.5pt"/>
    </style:style>
    <style:style style:name="P522" style:parent-style-name="HTMLPreformatted" style:family="paragraph">
      <style:paragraph-properties style:vertical-align="baseline" style:line-height-at-least="0.25in"/>
    </style:style>
    <style:style style:name="T523" style:parent-style-name="HTMLCode" style:family="text">
      <style:text-properties style:font-name="Consolas" fo:color="#000000"/>
    </style:style>
    <style:style style:name="T524" style:parent-style-name="token" style:family="text">
      <style:text-properties style:font-name="inherit" fo:color="#0077AA" fo:font-size="10.5pt" style:font-size-asian="10.5pt" style:font-size-complex="10.5pt"/>
    </style:style>
    <style:style style:name="T525" style:parent-style-name="HTMLCode" style:family="text">
      <style:text-properties style:font-name="Consolas" fo:color="#000000"/>
    </style:style>
    <style:style style:name="T526" style:parent-style-name="token" style:family="text">
      <style:text-properties style:font-name="inherit" fo:color="#9A6E3A" fo:font-size="10.5pt" style:font-size-asian="10.5pt" style:font-size-complex="10.5pt"/>
    </style:style>
    <style:style style:name="T527" style:parent-style-name="HTMLCode" style:family="text">
      <style:text-properties style:font-name="Consolas" fo:color="#000000"/>
    </style:style>
    <style:style style:name="T528" style:parent-style-name="token" style:family="text">
      <style:text-properties style:font-name="inherit" fo:color="#999999" fo:font-size="10.5pt" style:font-size-asian="10.5pt" style:font-size-complex="10.5pt"/>
    </style:style>
    <style:style style:name="P529" style:parent-style-name="HTMLPreformatted" style:family="paragraph">
      <style:paragraph-properties style:vertical-align="baseline" style:line-height-at-least="0.25in"/>
    </style:style>
    <style:style style:name="T530" style:parent-style-name="HTMLCode" style:family="text">
      <style:text-properties style:font-name="Consolas" fo:color="#000000"/>
    </style:style>
    <style:style style:name="T531" style:parent-style-name="token" style:family="text">
      <style:text-properties style:font-name="inherit" fo:color="#0077AA" fo:font-size="10.5pt" style:font-size-asian="10.5pt" style:font-size-complex="10.5pt"/>
    </style:style>
    <style:style style:name="T532" style:parent-style-name="HTMLCode" style:family="text">
      <style:text-properties style:font-name="Consolas" fo:color="#000000"/>
    </style:style>
    <style:style style:name="T533" style:parent-style-name="token" style:family="text">
      <style:text-properties style:font-name="inherit" fo:color="#9A6E3A" fo:font-size="10.5pt" style:font-size-asian="10.5pt" style:font-size-complex="10.5pt"/>
    </style:style>
    <style:style style:name="T534" style:parent-style-name="HTMLCode" style:family="text">
      <style:text-properties style:font-name="Consolas" fo:color="#000000"/>
    </style:style>
    <style:style style:name="T535" style:parent-style-name="token" style:family="text">
      <style:text-properties style:font-name="inherit" fo:color="#DD4A68" fo:font-size="10.5pt" style:font-size-asian="10.5pt" style:font-size-complex="10.5pt"/>
    </style:style>
    <style:style style:name="T536" style:parent-style-name="token" style:family="text">
      <style:text-properties style:font-name="inherit" fo:color="#999999" fo:font-size="10.5pt" style:font-size-asian="10.5pt" style:font-size-complex="10.5pt"/>
    </style:style>
    <style:style style:name="T537" style:parent-style-name="HTMLCode" style:family="text">
      <style:text-properties style:font-name="Consolas" fo:color="#000000"/>
    </style:style>
    <style:style style:name="T538" style:parent-style-name="token" style:family="text">
      <style:text-properties style:font-name="inherit" fo:color="#999999" fo:font-size="10.5pt" style:font-size-asian="10.5pt" style:font-size-complex="10.5pt"/>
    </style:style>
    <style:style style:name="P539" style:parent-style-name="HTMLPreformatted" style:family="paragraph">
      <style:paragraph-properties style:vertical-align="baseline" style:line-height-at-least="0.25in"/>
    </style:style>
    <style:style style:name="T540" style:parent-style-name="HTMLCode" style:family="text">
      <style:text-properties style:font-name="Consolas" fo:color="#000000"/>
    </style:style>
    <style:style style:name="P541" style:parent-style-name="HTMLPreformatted" style:family="paragraph">
      <style:paragraph-properties style:vertical-align="baseline" style:line-height-at-least="0.25in"/>
    </style:style>
    <style:style style:name="T542" style:parent-style-name="HTMLCode" style:family="text">
      <style:text-properties style:font-name="Consolas" fo:color="#000000"/>
    </style:style>
    <style:style style:name="T543" style:parent-style-name="token" style:family="text">
      <style:text-properties style:font-name="inherit" fo:color="#0077AA" fo:font-size="10.5pt" style:font-size-asian="10.5pt" style:font-size-complex="10.5pt"/>
    </style:style>
    <style:style style:name="T544" style:parent-style-name="HTMLCode" style:family="text">
      <style:text-properties style:font-name="Consolas" fo:color="#000000"/>
    </style:style>
    <style:style style:name="T545" style:parent-style-name="token" style:family="text">
      <style:text-properties style:font-name="inherit" fo:color="#0077AA" fo:font-size="10.5pt" style:font-size-asian="10.5pt" style:font-size-complex="10.5pt"/>
    </style:style>
    <style:style style:name="T546" style:parent-style-name="HTMLCode" style:family="text">
      <style:text-properties style:font-name="Consolas" fo:color="#000000"/>
    </style:style>
    <style:style style:name="T547" style:parent-style-name="token" style:family="text">
      <style:text-properties style:font-name="inherit" fo:color="#DD4A68" fo:font-size="10.5pt" style:font-size-asian="10.5pt" style:font-size-complex="10.5pt"/>
    </style:style>
    <style:style style:name="T548" style:parent-style-name="token" style:family="text">
      <style:text-properties style:font-name="inherit" fo:color="#999999" fo:font-size="10.5pt" style:font-size-asian="10.5pt" style:font-size-complex="10.5pt"/>
    </style:style>
    <style:style style:name="T549" style:parent-style-name="token" style:family="text">
      <style:text-properties style:font-name="inherit" fo:color="#000000" fo:font-size="10.5pt" style:font-size-asian="10.5pt" style:font-size-complex="10.5pt"/>
    </style:style>
    <style:style style:name="T550" style:parent-style-name="token" style:family="text">
      <style:text-properties style:font-name="inherit" fo:color="#999999" fo:font-size="10.5pt" style:font-size-asian="10.5pt" style:font-size-complex="10.5pt"/>
    </style:style>
    <style:style style:name="T551" style:parent-style-name="token" style:family="text">
      <style:text-properties style:font-name="inherit" fo:color="#000000" fo:font-size="10.5pt" style:font-size-asian="10.5pt" style:font-size-complex="10.5pt"/>
    </style:style>
    <style:style style:name="T552" style:parent-style-name="token" style:family="text">
      <style:text-properties style:font-name="inherit" fo:color="#999999" fo:font-size="10.5pt" style:font-size-asian="10.5pt" style:font-size-complex="10.5pt"/>
    </style:style>
    <style:style style:name="T553" style:parent-style-name="HTMLCode" style:family="text">
      <style:text-properties style:font-name="Consolas" fo:color="#000000"/>
    </style:style>
    <style:style style:name="T554" style:parent-style-name="token" style:family="text">
      <style:text-properties style:font-name="inherit" fo:color="#9A6E3A" fo:font-size="10.5pt" style:font-size-asian="10.5pt" style:font-size-complex="10.5pt"/>
    </style:style>
    <style:style style:name="T555" style:parent-style-name="HTMLCode" style:family="text">
      <style:text-properties style:font-name="Consolas" fo:color="#000000"/>
    </style:style>
    <style:style style:name="T556" style:parent-style-name="token" style:family="text">
      <style:text-properties style:font-name="inherit" fo:color="#999999" fo:font-size="10.5pt" style:font-size-asian="10.5pt" style:font-size-complex="10.5pt"/>
    </style:style>
    <style:style style:name="P557" style:parent-style-name="HTMLPreformatted" style:family="paragraph">
      <style:paragraph-properties style:vertical-align="baseline" style:line-height-at-least="0.25in"/>
    </style:style>
    <style:style style:name="T558" style:parent-style-name="HTMLCode" style:family="text">
      <style:text-properties style:font-name="Consolas" fo:color="#000000"/>
    </style:style>
    <style:style style:name="T559" style:parent-style-name="token" style:family="text">
      <style:text-properties style:font-name="inherit" fo:color="#0077AA" fo:font-size="10.5pt" style:font-size-asian="10.5pt" style:font-size-complex="10.5pt"/>
    </style:style>
    <style:style style:name="T560" style:parent-style-name="HTMLCode" style:family="text">
      <style:text-properties style:font-name="Consolas" fo:color="#000000"/>
    </style:style>
    <style:style style:name="T561" style:parent-style-name="token" style:family="text">
      <style:text-properties style:font-name="inherit" fo:color="#999999" fo:font-size="10.5pt" style:font-size-asian="10.5pt" style:font-size-complex="10.5pt"/>
    </style:style>
    <style:style style:name="T562" style:parent-style-name="HTMLCode" style:family="text">
      <style:text-properties style:font-name="Consolas" fo:color="#000000"/>
    </style:style>
    <style:style style:name="T563" style:parent-style-name="token" style:family="text">
      <style:text-properties style:font-name="inherit" fo:color="#999999" fo:font-size="10.5pt" style:font-size-asian="10.5pt" style:font-size-complex="10.5pt"/>
    </style:style>
    <style:style style:name="T564" style:parent-style-name="HTMLCode" style:family="text">
      <style:text-properties style:font-name="Consolas" fo:color="#000000"/>
    </style:style>
    <style:style style:name="T565" style:parent-style-name="token" style:family="text">
      <style:text-properties style:font-name="inherit" fo:color="#999999" fo:font-size="10.5pt" style:font-size-asian="10.5pt" style:font-size-complex="10.5pt"/>
    </style:style>
    <style:style style:name="P566" style:parent-style-name="HTMLPreformatted" style:family="paragraph">
      <style:paragraph-properties style:vertical-align="baseline" style:line-height-at-least="0.25in"/>
    </style:style>
    <style:style style:name="T567" style:parent-style-name="HTMLCode" style:family="text">
      <style:text-properties style:font-name="Consolas" fo:color="#000000"/>
    </style:style>
    <style:style style:name="T568" style:parent-style-name="token" style:family="text">
      <style:text-properties style:font-name="inherit" fo:color="#DD4A68" fo:font-size="10.5pt" style:font-size-asian="10.5pt" style:font-size-complex="10.5pt"/>
    </style:style>
    <style:style style:name="T569" style:parent-style-name="token" style:family="text">
      <style:text-properties style:font-name="inherit" fo:color="#999999" fo:font-size="10.5pt" style:font-size-asian="10.5pt" style:font-size-complex="10.5pt"/>
    </style:style>
    <style:style style:name="T570" style:parent-style-name="HTMLCode" style:family="text">
      <style:text-properties style:font-name="Consolas" fo:color="#000000"/>
    </style:style>
    <style:style style:name="T571" style:parent-style-name="token" style:family="text">
      <style:text-properties style:font-name="inherit" fo:color="#999999" fo:font-size="10.5pt" style:font-size-asian="10.5pt" style:font-size-complex="10.5pt"/>
    </style:style>
    <style:style style:name="P572" style:parent-style-name="HTMLPreformatted" style:family="paragraph">
      <style:paragraph-properties style:vertical-align="baseline" style:line-height-at-least="0.25in"/>
    </style:style>
    <style:style style:name="T573" style:parent-style-name="HTMLCode" style:family="text">
      <style:text-properties style:font-name="Consolas" fo:color="#000000"/>
    </style:style>
    <style:style style:name="T574" style:parent-style-name="token" style:family="text">
      <style:text-properties style:font-name="inherit" fo:color="#999999" fo:font-size="10.5pt" style:font-size-asian="10.5pt" style:font-size-complex="10.5pt"/>
    </style:style>
    <style:style style:name="T575" style:parent-style-name="HTMLCode" style:family="text">
      <style:text-properties style:font-name="Consolas" fo:color="#000000"/>
    </style:style>
    <style:style style:name="T576" style:parent-style-name="token" style:family="text">
      <style:text-properties style:font-name="inherit" fo:color="#0077AA" fo:font-size="10.5pt" style:font-size-asian="10.5pt" style:font-size-complex="10.5pt"/>
    </style:style>
    <style:style style:name="T577" style:parent-style-name="HTMLCode" style:family="text">
      <style:text-properties style:font-name="Consolas" fo:color="#000000"/>
    </style:style>
    <style:style style:name="T578" style:parent-style-name="token" style:family="text">
      <style:text-properties style:font-name="inherit" fo:color="#999999" fo:font-size="10.5pt" style:font-size-asian="10.5pt" style:font-size-complex="10.5pt"/>
    </style:style>
    <style:style style:name="P579" style:parent-style-name="HTMLPreformatted" style:family="paragraph">
      <style:paragraph-properties style:vertical-align="baseline" style:line-height-at-least="0.25in"/>
    </style:style>
    <style:style style:name="T580" style:parent-style-name="HTMLCode" style:family="text">
      <style:text-properties style:font-name="Consolas" fo:color="#000000"/>
    </style:style>
    <style:style style:name="T581" style:parent-style-name="token" style:family="text">
      <style:text-properties style:font-name="inherit" fo:color="#DD4A68" fo:font-size="10.5pt" style:font-size-asian="10.5pt" style:font-size-complex="10.5pt"/>
    </style:style>
    <style:style style:name="T582" style:parent-style-name="token" style:family="text">
      <style:text-properties style:font-name="inherit" fo:color="#999999" fo:font-size="10.5pt" style:font-size-asian="10.5pt" style:font-size-complex="10.5pt"/>
    </style:style>
    <style:style style:name="T583" style:parent-style-name="token" style:family="text">
      <style:text-properties style:font-name="inherit" fo:color="#0077AA" fo:font-size="10.5pt" style:font-size-asian="10.5pt" style:font-size-complex="10.5pt"/>
    </style:style>
    <style:style style:name="T584" style:parent-style-name="HTMLCode" style:family="text">
      <style:text-properties style:font-name="Consolas" fo:color="#000000"/>
    </style:style>
    <style:style style:name="T585" style:parent-style-name="token" style:family="text">
      <style:text-properties style:font-name="inherit" fo:color="#DD4A68" fo:font-size="10.5pt" style:font-size-asian="10.5pt" style:font-size-complex="10.5pt"/>
    </style:style>
    <style:style style:name="T586" style:parent-style-name="token" style:family="text">
      <style:text-properties style:font-name="inherit" fo:color="#999999" fo:font-size="10.5pt" style:font-size-asian="10.5pt" style:font-size-complex="10.5pt"/>
    </style:style>
    <style:style style:name="T587" style:parent-style-name="HTMLCode" style:family="text">
      <style:text-properties style:font-name="Consolas" fo:color="#000000"/>
    </style:style>
    <style:style style:name="T588" style:parent-style-name="token" style:family="text">
      <style:text-properties style:font-name="inherit" fo:color="#9A6E3A" fo:font-size="10.5pt" style:font-size-asian="10.5pt" style:font-size-complex="10.5pt"/>
    </style:style>
    <style:style style:name="T589" style:parent-style-name="HTMLCode" style:family="text">
      <style:text-properties style:font-name="Consolas" fo:color="#000000"/>
    </style:style>
    <style:style style:name="T590" style:parent-style-name="token" style:family="text">
      <style:text-properties style:font-name="inherit" fo:color="#999999" fo:font-size="10.5pt" style:font-size-asian="10.5pt" style:font-size-complex="10.5pt"/>
    </style:style>
    <style:style style:name="P591" style:parent-style-name="HTMLPreformatted" style:family="paragraph">
      <style:paragraph-properties style:vertical-align="baseline" style:line-height-at-least="0.25in"/>
    </style:style>
    <style:style style:name="T592" style:parent-style-name="HTMLCode" style:family="text">
      <style:text-properties style:font-name="Consolas" fo:color="#000000"/>
    </style:style>
    <style:style style:name="T593" style:parent-style-name="token" style:family="text">
      <style:text-properties style:font-name="inherit" fo:color="#999999" fo:font-size="10.5pt" style:font-size-asian="10.5pt" style:font-size-complex="10.5pt"/>
    </style:style>
    <style:style style:name="P594" style:parent-style-name="HTMLPreformatted" style:family="paragraph">
      <style:paragraph-properties style:vertical-align="baseline" style:line-height-at-least="0.25in"/>
    </style:style>
    <style:style style:name="T595" style:parent-style-name="HTMLCode" style:family="text">
      <style:text-properties style:font-name="Consolas" fo:color="#000000"/>
    </style:style>
    <style:style style:name="T596" style:parent-style-name="token" style:family="text">
      <style:text-properties style:font-name="inherit" fo:color="#999999" fo:font-size="10.5pt" style:font-size-asian="10.5pt" style:font-size-complex="10.5pt"/>
    </style:style>
    <style:style style:name="P597" style:parent-style-name="HTMLPreformatted" style:family="paragraph">
      <style:paragraph-properties style:vertical-align="baseline" style:line-height-at-least="0.25in"/>
    </style:style>
    <style:style style:name="T598" style:parent-style-name="token" style:family="text">
      <style:text-properties style:font-name="inherit" fo:color="#999999" fo:font-size="10.5pt" style:font-size-asian="10.5pt" style:font-size-complex="10.5pt"/>
    </style:style>
    <style:style style:name="P599" style:parent-style-name="HTMLPreformatted" style:family="paragraph">
      <style:paragraph-properties style:vertical-align="baseline" style:line-height-at-least="0.25in"/>
    </style:style>
    <style:style style:name="P600" style:parent-style-name="HTMLPreformatted" style:family="paragraph">
      <style:paragraph-properties style:vertical-align="baseline" style:line-height-at-least="0.25in"/>
    </style:style>
    <style:style style:name="T601" style:parent-style-name="token" style:family="text">
      <style:text-properties style:font-name="inherit" fo:color="#0077AA" fo:font-size="10.5pt" style:font-size-asian="10.5pt" style:font-size-complex="10.5pt"/>
    </style:style>
    <style:style style:name="T602" style:parent-style-name="HTMLCode" style:family="text">
      <style:text-properties style:font-name="Consolas" fo:color="#000000"/>
    </style:style>
    <style:style style:name="T603" style:parent-style-name="token" style:family="text">
      <style:text-properties style:font-name="inherit" fo:color="#DD4A68" fo:font-size="10.5pt" style:font-size-asian="10.5pt" style:font-size-complex="10.5pt"/>
    </style:style>
    <style:style style:name="T604" style:parent-style-name="HTMLCode" style:family="text">
      <style:text-properties style:font-name="Consolas" fo:color="#000000"/>
    </style:style>
    <style:style style:name="T605" style:parent-style-name="token" style:family="text">
      <style:text-properties style:font-name="inherit" fo:color="#9A6E3A" fo:font-size="10.5pt" style:font-size-asian="10.5pt" style:font-size-complex="10.5pt"/>
    </style:style>
    <style:style style:name="T606" style:parent-style-name="HTMLCode" style:family="text">
      <style:text-properties style:font-name="Consolas" fo:color="#000000"/>
    </style:style>
    <style:style style:name="T607" style:parent-style-name="token" style:family="text">
      <style:text-properties style:font-name="inherit" fo:color="#000000" fo:font-size="10.5pt" style:font-size-asian="10.5pt" style:font-size-complex="10.5pt"/>
    </style:style>
    <style:style style:name="T608" style:parent-style-name="HTMLCode" style:family="text">
      <style:text-properties style:font-name="Consolas" fo:color="#000000"/>
    </style:style>
    <style:style style:name="T609" style:parent-style-name="token" style:family="text">
      <style:text-properties style:font-name="inherit" fo:color="#9A6E3A" fo:font-size="10.5pt" style:font-size-asian="10.5pt" style:font-size-complex="10.5pt"/>
    </style:style>
    <style:style style:name="T610" style:parent-style-name="HTMLCode" style:family="text">
      <style:text-properties style:font-name="Consolas" fo:color="#000000"/>
    </style:style>
    <style:style style:name="T611" style:parent-style-name="token" style:family="text">
      <style:text-properties style:font-name="inherit" fo:color="#999999" fo:font-size="10.5pt" style:font-size-asian="10.5pt" style:font-size-complex="10.5pt"/>
    </style:style>
    <style:style style:name="P612" style:parent-style-name="HTMLPreformatted" style:family="paragraph">
      <style:paragraph-properties style:vertical-align="baseline" style:line-height-at-least="0.25in"/>
    </style:style>
    <style:style style:name="T613" style:parent-style-name="HTMLCode" style:family="text">
      <style:text-properties style:font-name="Consolas" fo:color="#000000"/>
    </style:style>
    <style:style style:name="T614" style:parent-style-name="token" style:family="text">
      <style:text-properties style:font-name="inherit" fo:color="#0077AA" fo:font-size="10.5pt" style:font-size-asian="10.5pt" style:font-size-complex="10.5pt"/>
    </style:style>
    <style:style style:name="T615" style:parent-style-name="HTMLCode" style:family="text">
      <style:text-properties style:font-name="Consolas" fo:color="#000000"/>
    </style:style>
    <style:style style:name="T616" style:parent-style-name="token" style:family="text">
      <style:text-properties style:font-name="inherit" fo:color="#9A6E3A" fo:font-size="10.5pt" style:font-size-asian="10.5pt" style:font-size-complex="10.5pt"/>
    </style:style>
    <style:style style:name="T617" style:parent-style-name="HTMLCode" style:family="text">
      <style:text-properties style:font-name="Consolas" fo:color="#000000"/>
    </style:style>
    <style:style style:name="T618" style:parent-style-name="token" style:family="text">
      <style:text-properties style:font-name="inherit" fo:color="#DD4A68" fo:font-size="10.5pt" style:font-size-asian="10.5pt" style:font-size-complex="10.5pt"/>
    </style:style>
    <style:style style:name="T619" style:parent-style-name="token" style:family="text">
      <style:text-properties style:font-name="inherit" fo:color="#999999" fo:font-size="10.5pt" style:font-size-asian="10.5pt" style:font-size-complex="10.5pt"/>
    </style:style>
    <style:style style:name="T620" style:parent-style-name="HTMLCode" style:family="text">
      <style:text-properties style:font-name="Consolas" fo:color="#000000"/>
    </style:style>
    <style:style style:name="T621" style:parent-style-name="token" style:family="text">
      <style:text-properties style:font-name="inherit" fo:color="#999999" fo:font-size="10.5pt" style:font-size-asian="10.5pt" style:font-size-complex="10.5pt"/>
    </style:style>
    <style:style style:name="P622" style:parent-style-name="HTMLPreformatted" style:family="paragraph">
      <style:paragraph-properties style:vertical-align="baseline" style:line-height-at-least="0.25in"/>
    </style:style>
    <style:style style:name="T623" style:parent-style-name="HTMLCode" style:family="text">
      <style:text-properties style:font-name="Consolas" fo:color="#000000"/>
    </style:style>
    <style:style style:name="P624" style:parent-style-name="HTMLPreformatted" style:family="paragraph">
      <style:paragraph-properties style:vertical-align="baseline" style:line-height-at-least="0.25in"/>
    </style:style>
    <style:style style:name="T625" style:parent-style-name="HTMLCode" style:family="text">
      <style:text-properties style:font-name="Consolas" fo:color="#000000"/>
    </style:style>
    <style:style style:name="T626" style:parent-style-name="token" style:family="text">
      <style:text-properties style:font-name="inherit" fo:color="#0077AA" fo:font-size="10.5pt" style:font-size-asian="10.5pt" style:font-size-complex="10.5pt"/>
    </style:style>
    <style:style style:name="T627" style:parent-style-name="HTMLCode" style:family="text">
      <style:text-properties style:font-name="Consolas" fo:color="#000000"/>
    </style:style>
    <style:style style:name="T628" style:parent-style-name="token" style:family="text">
      <style:text-properties style:font-name="inherit" fo:color="#0077AA" fo:font-size="10.5pt" style:font-size-asian="10.5pt" style:font-size-complex="10.5pt"/>
    </style:style>
    <style:style style:name="T629" style:parent-style-name="HTMLCode" style:family="text">
      <style:text-properties style:font-name="Consolas" fo:color="#000000"/>
    </style:style>
    <style:style style:name="T630" style:parent-style-name="token" style:family="text">
      <style:text-properties style:font-name="inherit" fo:color="#DD4A68" fo:font-size="10.5pt" style:font-size-asian="10.5pt" style:font-size-complex="10.5pt"/>
    </style:style>
    <style:style style:name="T631" style:parent-style-name="token" style:family="text">
      <style:text-properties style:font-name="inherit" fo:color="#999999" fo:font-size="10.5pt" style:font-size-asian="10.5pt" style:font-size-complex="10.5pt"/>
    </style:style>
    <style:style style:name="T632" style:parent-style-name="token" style:family="text">
      <style:text-properties style:font-name="inherit" fo:color="#000000" fo:font-size="10.5pt" style:font-size-asian="10.5pt" style:font-size-complex="10.5pt"/>
    </style:style>
    <style:style style:name="T633" style:parent-style-name="token" style:family="text">
      <style:text-properties style:font-name="inherit" fo:color="#999999" fo:font-size="10.5pt" style:font-size-asian="10.5pt" style:font-size-complex="10.5pt"/>
    </style:style>
    <style:style style:name="T634" style:parent-style-name="token" style:family="text">
      <style:text-properties style:font-name="inherit" fo:color="#000000" fo:font-size="10.5pt" style:font-size-asian="10.5pt" style:font-size-complex="10.5pt"/>
    </style:style>
    <style:style style:name="T635" style:parent-style-name="token" style:family="text">
      <style:text-properties style:font-name="inherit" fo:color="#999999" fo:font-size="10.5pt" style:font-size-asian="10.5pt" style:font-size-complex="10.5pt"/>
    </style:style>
    <style:style style:name="T636" style:parent-style-name="HTMLCode" style:family="text">
      <style:text-properties style:font-name="Consolas" fo:color="#000000"/>
    </style:style>
    <style:style style:name="T637" style:parent-style-name="token" style:family="text">
      <style:text-properties style:font-name="inherit" fo:color="#9A6E3A" fo:font-size="10.5pt" style:font-size-asian="10.5pt" style:font-size-complex="10.5pt"/>
    </style:style>
    <style:style style:name="T638" style:parent-style-name="HTMLCode" style:family="text">
      <style:text-properties style:font-name="Consolas" fo:color="#000000"/>
    </style:style>
    <style:style style:name="T639" style:parent-style-name="token" style:family="text">
      <style:text-properties style:font-name="inherit" fo:color="#999999" fo:font-size="10.5pt" style:font-size-asian="10.5pt" style:font-size-complex="10.5pt"/>
    </style:style>
    <style:style style:name="P640" style:parent-style-name="HTMLPreformatted" style:family="paragraph">
      <style:paragraph-properties style:vertical-align="baseline" style:line-height-at-least="0.25in"/>
    </style:style>
    <style:style style:name="T641" style:parent-style-name="HTMLCode" style:family="text">
      <style:text-properties style:font-name="Consolas" fo:color="#000000"/>
    </style:style>
    <style:style style:name="T642" style:parent-style-name="token" style:family="text">
      <style:text-properties style:font-name="inherit" fo:color="#DD4A68" fo:font-size="10.5pt" style:font-size-asian="10.5pt" style:font-size-complex="10.5pt"/>
    </style:style>
    <style:style style:name="T643" style:parent-style-name="token" style:family="text">
      <style:text-properties style:font-name="inherit" fo:color="#999999" fo:font-size="10.5pt" style:font-size-asian="10.5pt" style:font-size-complex="10.5pt"/>
    </style:style>
    <style:style style:name="T644" style:parent-style-name="token" style:family="text">
      <style:text-properties style:font-name="inherit" fo:color="#0077AA" fo:font-size="10.5pt" style:font-size-asian="10.5pt" style:font-size-complex="10.5pt"/>
    </style:style>
    <style:style style:name="T645" style:parent-style-name="token" style:family="text">
      <style:text-properties style:font-name="inherit" fo:color="#999999" fo:font-size="10.5pt" style:font-size-asian="10.5pt" style:font-size-complex="10.5pt"/>
    </style:style>
    <style:style style:name="T646" style:parent-style-name="HTMLCode" style:family="text">
      <style:text-properties style:font-name="Consolas" fo:color="#000000"/>
    </style:style>
    <style:style style:name="T647" style:parent-style-name="token" style:family="text">
      <style:text-properties style:font-name="inherit" fo:color="#999999" fo:font-size="10.5pt" style:font-size-asian="10.5pt" style:font-size-complex="10.5pt"/>
    </style:style>
    <style:style style:name="P648" style:parent-style-name="HTMLPreformatted" style:family="paragraph">
      <style:paragraph-properties style:vertical-align="baseline" style:line-height-at-least="0.25in"/>
    </style:style>
    <style:style style:name="T649" style:parent-style-name="HTMLCode" style:family="text">
      <style:text-properties style:font-name="Consolas" fo:color="#000000"/>
    </style:style>
    <style:style style:name="T650" style:parent-style-name="token" style:family="text">
      <style:text-properties style:font-name="inherit" fo:color="#DD4A68" fo:font-size="10.5pt" style:font-size-asian="10.5pt" style:font-size-complex="10.5pt"/>
    </style:style>
    <style:style style:name="T651" style:parent-style-name="token" style:family="text">
      <style:text-properties style:font-name="inherit" fo:color="#999999" fo:font-size="10.5pt" style:font-size-asian="10.5pt" style:font-size-complex="10.5pt"/>
    </style:style>
    <style:style style:name="T652" style:parent-style-name="HTMLCode" style:family="text">
      <style:text-properties style:font-name="Consolas" fo:color="#000000"/>
    </style:style>
    <style:style style:name="T653" style:parent-style-name="token" style:family="text">
      <style:text-properties style:font-name="inherit" fo:color="#999999" fo:font-size="10.5pt" style:font-size-asian="10.5pt" style:font-size-complex="10.5pt"/>
    </style:style>
    <style:style style:name="P654" style:parent-style-name="HTMLPreformatted" style:family="paragraph">
      <style:paragraph-properties style:vertical-align="baseline" style:line-height-at-least="0.25in"/>
    </style:style>
    <style:style style:name="T655" style:parent-style-name="HTMLCode" style:family="text">
      <style:text-properties style:font-name="Consolas" fo:color="#000000"/>
    </style:style>
    <style:style style:name="T656" style:parent-style-name="token" style:family="text">
      <style:text-properties style:font-name="inherit" fo:color="#999999" fo:font-size="10.5pt" style:font-size-asian="10.5pt" style:font-size-complex="10.5pt"/>
    </style:style>
    <style:style style:name="T657" style:parent-style-name="HTMLCode" style:family="text">
      <style:text-properties style:font-name="Consolas" fo:color="#000000"/>
    </style:style>
    <style:style style:name="T658" style:parent-style-name="token" style:family="text">
      <style:text-properties style:font-name="inherit" fo:color="#990055" fo:font-size="10.5pt" style:font-size-asian="10.5pt" style:font-size-complex="10.5pt"/>
    </style:style>
    <style:style style:name="T659" style:parent-style-name="HTMLCode" style:family="text">
      <style:text-properties style:font-name="Consolas" fo:color="#000000"/>
    </style:style>
    <style:style style:name="T660" style:parent-style-name="token" style:family="text">
      <style:text-properties style:font-name="inherit" fo:color="#9A6E3A" fo:font-size="10.5pt" style:font-size-asian="10.5pt" style:font-size-complex="10.5pt"/>
    </style:style>
    <style:style style:name="T661" style:parent-style-name="HTMLCode" style:family="text">
      <style:text-properties style:font-name="Consolas" fo:color="#000000"/>
    </style:style>
    <style:style style:name="T662" style:parent-style-name="token" style:family="text">
      <style:text-properties style:font-name="inherit" fo:color="#990055" fo:font-size="10.5pt" style:font-size-asian="10.5pt" style:font-size-complex="10.5pt"/>
    </style:style>
    <style:style style:name="T663" style:parent-style-name="HTMLCode" style:family="text">
      <style:text-properties style:font-name="Consolas" fo:color="#000000"/>
    </style:style>
    <style:style style:name="T664" style:parent-style-name="token" style:family="text">
      <style:text-properties style:font-name="inherit" fo:color="#9A6E3A" fo:font-size="10.5pt" style:font-size-asian="10.5pt" style:font-size-complex="10.5pt"/>
    </style:style>
    <style:style style:name="T665" style:parent-style-name="HTMLCode" style:family="text">
      <style:text-properties style:font-name="Consolas" fo:color="#000000"/>
    </style:style>
    <style:style style:name="T666" style:parent-style-name="token" style:family="text">
      <style:text-properties style:font-name="inherit" fo:color="#990055" fo:font-size="10.5pt" style:font-size-asian="10.5pt" style:font-size-complex="10.5pt"/>
    </style:style>
    <style:style style:name="T667" style:parent-style-name="token" style:family="text">
      <style:text-properties style:font-name="inherit" fo:color="#999999" fo:font-size="10.5pt" style:font-size-asian="10.5pt" style:font-size-complex="10.5pt"/>
    </style:style>
    <style:style style:name="P668" style:parent-style-name="HTMLPreformatted" style:family="paragraph">
      <style:paragraph-properties style:vertical-align="baseline" style:line-height-at-least="0.25in"/>
    </style:style>
    <style:style style:name="T669" style:parent-style-name="HTMLCode" style:family="text">
      <style:text-properties style:font-name="Consolas" fo:color="#000000"/>
    </style:style>
    <style:style style:name="T670" style:parent-style-name="token" style:family="text">
      <style:text-properties style:font-name="inherit" fo:color="#999999" fo:font-size="10.5pt" style:font-size-asian="10.5pt" style:font-size-complex="10.5pt"/>
    </style:style>
    <style:style style:name="P671" style:parent-style-name="HTMLPreformatted" style:family="paragraph">
      <style:paragraph-properties style:vertical-align="baseline" style:line-height-at-least="0.25in"/>
    </style:style>
    <style:style style:name="T672" style:parent-style-name="token" style:family="text">
      <style:text-properties style:font-name="inherit" fo:color="#999999" fo:font-size="10.5pt" style:font-size-asian="10.5pt" style:font-size-complex="10.5pt"/>
    </style:style>
    <style:style style:name="P673" style:parent-style-name="NormalWeb" style:family="paragraph">
      <style:paragraph-properties style:vertical-align="baseline" fo:margin-top="0in" fo:margin-bottom="0.25in" fo:background-color="#FFFFFF"/>
      <style:text-properties style:font-name="Lato" fo:color="#0A0A23" fo:font-size="16.5pt" style:font-size-asian="16.5pt" style:font-size-complex="16.5pt"/>
    </style:style>
    <style:style style:name="P674" style:parent-style-name="Normal" style:family="paragraph">
      <style:paragraph-properties style:vertical-align="baseline" fo:margin-bottom="0.0833in" style:line-height-at-least="0.2666in" fo:background-color="#FFFFFF"/>
      <style:text-properties style:font-name="inherit" fo:color="#0A0A23" fo:font-size="16.5pt" style:font-size-asian="16.5pt" style:font-size-complex="16.5pt"/>
    </style:style>
    <style:style style:name="P675" style:parent-style-name="Normal" style:family="paragraph">
      <style:paragraph-properties style:vertical-align="baseline" fo:margin-top="0.0833in" fo:margin-bottom="0.0833in" style:line-height-at-least="0.2666in" fo:background-color="#FFFFFF"/>
      <style:text-properties style:font-name="inherit" fo:color="#0A0A23" fo:font-size="16.5pt" style:font-size-asian="16.5pt" style:font-size-complex="16.5pt"/>
    </style:style>
    <style:style style:name="P676" style:parent-style-name="HTMLPreformatted" style:family="paragraph">
      <style:paragraph-properties style:vertical-align="baseline" style:line-height-at-least="0.25in"/>
    </style:style>
    <style:style style:name="T677" style:parent-style-name="token" style:family="text">
      <style:text-properties style:font-name="inherit" fo:color="#708090" fo:font-size="10.5pt" style:font-size-asian="10.5pt" style:font-size-complex="10.5pt"/>
    </style:style>
    <style:style style:name="P678" style:parent-style-name="HTMLPreformatted" style:family="paragraph">
      <style:paragraph-properties style:vertical-align="baseline" style:line-height-at-least="0.25in"/>
    </style:style>
    <style:style style:name="T679" style:parent-style-name="token" style:family="text">
      <style:text-properties style:font-name="inherit" fo:color="#0077AA" fo:font-size="10.5pt" style:font-size-asian="10.5pt" style:font-size-complex="10.5pt"/>
    </style:style>
    <style:style style:name="T680" style:parent-style-name="HTMLCode" style:family="text">
      <style:text-properties style:font-name="Consolas" fo:color="#000000"/>
    </style:style>
    <style:style style:name="T681" style:parent-style-name="token" style:family="text">
      <style:text-properties style:font-name="inherit" fo:color="#DD4A68" fo:font-size="10.5pt" style:font-size-asian="10.5pt" style:font-size-complex="10.5pt"/>
    </style:style>
    <style:style style:name="T682" style:parent-style-name="HTMLCode" style:family="text">
      <style:text-properties style:font-name="Consolas" fo:color="#000000"/>
    </style:style>
    <style:style style:name="T683" style:parent-style-name="token" style:family="text">
      <style:text-properties style:font-name="inherit" fo:color="#9A6E3A" fo:font-size="10.5pt" style:font-size-asian="10.5pt" style:font-size-complex="10.5pt"/>
    </style:style>
    <style:style style:name="T684" style:parent-style-name="HTMLCode" style:family="text">
      <style:text-properties style:font-name="Consolas" fo:color="#000000"/>
    </style:style>
    <style:style style:name="T685" style:parent-style-name="token" style:family="text">
      <style:text-properties style:font-name="inherit" fo:color="#999999" fo:font-size="10.5pt" style:font-size-asian="10.5pt" style:font-size-complex="10.5pt"/>
    </style:style>
    <style:style style:name="T686" style:parent-style-name="token" style:family="text">
      <style:text-properties style:font-name="inherit" fo:color="#000000" fo:font-size="10.5pt" style:font-size-asian="10.5pt" style:font-size-complex="10.5pt"/>
    </style:style>
    <style:style style:name="T687" style:parent-style-name="token" style:family="text">
      <style:text-properties style:font-name="inherit" fo:color="#999999" fo:font-size="10.5pt" style:font-size-asian="10.5pt" style:font-size-complex="10.5pt"/>
    </style:style>
    <style:style style:name="T688" style:parent-style-name="token" style:family="text">
      <style:text-properties style:font-name="inherit" fo:color="#000000" fo:font-size="10.5pt" style:font-size-asian="10.5pt" style:font-size-complex="10.5pt"/>
    </style:style>
    <style:style style:name="T689" style:parent-style-name="token" style:family="text">
      <style:text-properties style:font-name="inherit" fo:color="#999999" fo:font-size="10.5pt" style:font-size-asian="10.5pt" style:font-size-complex="10.5pt"/>
    </style:style>
    <style:style style:name="T690" style:parent-style-name="token" style:family="text">
      <style:text-properties style:font-name="inherit" fo:color="#000000" fo:font-size="10.5pt" style:font-size-asian="10.5pt" style:font-size-complex="10.5pt"/>
    </style:style>
    <style:style style:name="T691" style:parent-style-name="token" style:family="text">
      <style:text-properties style:font-name="inherit" fo:color="#999999" fo:font-size="10.5pt" style:font-size-asian="10.5pt" style:font-size-complex="10.5pt"/>
    </style:style>
    <style:style style:name="T692" style:parent-style-name="HTMLCode" style:family="text">
      <style:text-properties style:font-name="Consolas" fo:color="#000000"/>
    </style:style>
    <style:style style:name="T693" style:parent-style-name="token" style:family="text">
      <style:text-properties style:font-name="inherit" fo:color="#9A6E3A" fo:font-size="10.5pt" style:font-size-asian="10.5pt" style:font-size-complex="10.5pt"/>
    </style:style>
    <style:style style:name="T694" style:parent-style-name="HTMLCode" style:family="text">
      <style:text-properties style:font-name="Consolas" fo:color="#000000"/>
    </style:style>
    <style:style style:name="T695" style:parent-style-name="token" style:family="text">
      <style:text-properties style:font-name="inherit" fo:color="#999999" fo:font-size="10.5pt" style:font-size-asian="10.5pt" style:font-size-complex="10.5pt"/>
    </style:style>
    <style:style style:name="P696" style:parent-style-name="HTMLPreformatted" style:family="paragraph">
      <style:paragraph-properties style:vertical-align="baseline" style:line-height-at-least="0.25in"/>
    </style:style>
    <style:style style:name="T697" style:parent-style-name="HTMLCode" style:family="text">
      <style:text-properties style:font-name="Consolas" fo:color="#000000"/>
    </style:style>
    <style:style style:name="T698" style:parent-style-name="token" style:family="text">
      <style:text-properties style:font-name="inherit" fo:color="#708090" fo:font-size="10.5pt" style:font-size-asian="10.5pt" style:font-size-complex="10.5pt"/>
    </style:style>
    <style:style style:name="P699" style:parent-style-name="HTMLPreformatted" style:family="paragraph">
      <style:paragraph-properties style:vertical-align="baseline" style:line-height-at-least="0.25in"/>
    </style:style>
    <style:style style:name="T700" style:parent-style-name="HTMLCode" style:family="text">
      <style:text-properties style:font-name="Consolas" fo:color="#000000"/>
    </style:style>
    <style:style style:name="T701" style:parent-style-name="token" style:family="text">
      <style:text-properties style:font-name="inherit" fo:color="#DD4A68" fo:font-size="10.5pt" style:font-size-asian="10.5pt" style:font-size-complex="10.5pt"/>
    </style:style>
    <style:style style:name="T702" style:parent-style-name="token" style:family="text">
      <style:text-properties style:font-name="inherit" fo:color="#999999" fo:font-size="10.5pt" style:font-size-asian="10.5pt" style:font-size-complex="10.5pt"/>
    </style:style>
    <style:style style:name="T703" style:parent-style-name="HTMLCode" style:family="text">
      <style:text-properties style:font-name="Consolas" fo:color="#000000"/>
    </style:style>
    <style:style style:name="T704" style:parent-style-name="token" style:family="text">
      <style:text-properties style:font-name="inherit" fo:color="#999999" fo:font-size="10.5pt" style:font-size-asian="10.5pt" style:font-size-complex="10.5pt"/>
    </style:style>
    <style:style style:name="T705" style:parent-style-name="HTMLCode" style:family="text">
      <style:text-properties style:font-name="Consolas" fo:color="#000000"/>
    </style:style>
    <style:style style:name="T706" style:parent-style-name="token" style:family="text">
      <style:text-properties style:font-name="inherit" fo:color="#999999" fo:font-size="10.5pt" style:font-size-asian="10.5pt" style:font-size-complex="10.5pt"/>
    </style:style>
    <style:style style:name="P707" style:parent-style-name="HTMLPreformatted" style:family="paragraph">
      <style:paragraph-properties style:vertical-align="baseline" style:line-height-at-least="0.25in"/>
    </style:style>
    <style:style style:name="T708" style:parent-style-name="token" style:family="text">
      <style:text-properties style:font-name="inherit" fo:color="#999999" fo:font-size="10.5pt" style:font-size-asian="10.5pt" style:font-size-complex="10.5pt"/>
    </style:style>
    <style:style style:name="P709" style:parent-style-name="HTMLPreformatted" style:family="paragraph">
      <style:paragraph-properties style:vertical-align="baseline" style:line-height-at-least="0.25in"/>
    </style:style>
    <style:style style:name="P710" style:parent-style-name="HTMLPreformatted" style:family="paragraph">
      <style:paragraph-properties style:vertical-align="baseline" style:line-height-at-least="0.25in"/>
    </style:style>
    <style:style style:name="T711" style:parent-style-name="token" style:family="text">
      <style:text-properties style:font-name="inherit" fo:color="#708090" fo:font-size="10.5pt" style:font-size-asian="10.5pt" style:font-size-complex="10.5pt"/>
    </style:style>
    <style:style style:name="P712" style:parent-style-name="HTMLPreformatted" style:family="paragraph">
      <style:paragraph-properties style:vertical-align="baseline" style:line-height-at-least="0.25in"/>
    </style:style>
    <style:style style:name="T713" style:parent-style-name="token" style:family="text">
      <style:text-properties style:font-name="inherit" fo:color="#DD4A68" fo:font-size="10.5pt" style:font-size-asian="10.5pt" style:font-size-complex="10.5pt"/>
    </style:style>
    <style:style style:name="T714" style:parent-style-name="token" style:family="text">
      <style:text-properties style:font-name="inherit" fo:color="#999999" fo:font-size="10.5pt" style:font-size-asian="10.5pt" style:font-size-complex="10.5pt"/>
    </style:style>
    <style:style style:name="T715" style:parent-style-name="HTMLCode" style:family="text">
      <style:text-properties style:font-name="Consolas" fo:color="#000000"/>
    </style:style>
    <style:style style:name="T716" style:parent-style-name="token" style:family="text">
      <style:text-properties style:font-name="inherit" fo:color="#999999" fo:font-size="10.5pt" style:font-size-asian="10.5pt" style:font-size-complex="10.5pt"/>
    </style:style>
    <style:style style:name="T717" style:parent-style-name="HTMLCode" style:family="text">
      <style:text-properties style:font-name="Consolas" fo:color="#000000"/>
    </style:style>
    <style:style style:name="T718" style:parent-style-name="token" style:family="text">
      <style:text-properties style:font-name="inherit" fo:color="#999999" fo:font-size="10.5pt" style:font-size-asian="10.5pt" style:font-size-complex="10.5pt"/>
    </style:style>
    <style:style style:name="T719" style:parent-style-name="HTMLCode" style:family="text">
      <style:text-properties style:font-name="Consolas" fo:color="#000000"/>
    </style:style>
    <style:style style:name="T720" style:parent-style-name="token" style:family="text">
      <style:text-properties style:font-name="inherit" fo:color="#999999" fo:font-size="10.5pt" style:font-size-asian="10.5pt" style:font-size-complex="10.5pt"/>
    </style:style>
    <style:style style:name="T721" style:parent-style-name="token" style:family="text">
      <style:text-properties style:font-name="inherit" fo:color="#000000" fo:font-size="10.5pt" style:font-size-asian="10.5pt" style:font-size-complex="10.5pt"/>
    </style:style>
    <style:style style:name="T722" style:parent-style-name="token" style:family="text">
      <style:text-properties style:font-name="inherit" fo:color="#999999" fo:font-size="10.5pt" style:font-size-asian="10.5pt" style:font-size-complex="10.5pt"/>
    </style:style>
    <style:style style:name="T723" style:parent-style-name="token" style:family="text">
      <style:text-properties style:font-name="inherit" fo:color="#000000" fo:font-size="10.5pt" style:font-size-asian="10.5pt" style:font-size-complex="10.5pt"/>
    </style:style>
    <style:style style:name="T724" style:parent-style-name="token" style:family="text">
      <style:text-properties style:font-name="inherit" fo:color="#999999" fo:font-size="10.5pt" style:font-size-asian="10.5pt" style:font-size-complex="10.5pt"/>
    </style:style>
    <style:style style:name="T725" style:parent-style-name="HTMLCode" style:family="text">
      <style:text-properties style:font-name="Consolas" fo:color="#000000"/>
    </style:style>
    <style:style style:name="T726" style:parent-style-name="token" style:family="text">
      <style:text-properties style:font-name="inherit" fo:color="#9A6E3A" fo:font-size="10.5pt" style:font-size-asian="10.5pt" style:font-size-complex="10.5pt"/>
    </style:style>
    <style:style style:name="T727" style:parent-style-name="HTMLCode" style:family="text">
      <style:text-properties style:font-name="Consolas" fo:color="#000000"/>
    </style:style>
    <style:style style:name="T728" style:parent-style-name="token" style:family="text">
      <style:text-properties style:font-name="inherit" fo:color="#999999" fo:font-size="10.5pt" style:font-size-asian="10.5pt" style:font-size-complex="10.5pt"/>
    </style:style>
    <style:style style:name="P729" style:parent-style-name="HTMLPreformatted" style:family="paragraph">
      <style:paragraph-properties style:vertical-align="baseline" style:line-height-at-least="0.25in"/>
    </style:style>
    <style:style style:name="T730" style:parent-style-name="HTMLCode" style:family="text">
      <style:text-properties style:font-name="Consolas" fo:color="#000000"/>
    </style:style>
    <style:style style:name="T731" style:parent-style-name="token" style:family="text">
      <style:text-properties style:font-name="inherit" fo:color="#0077AA" fo:font-size="10.5pt" style:font-size-asian="10.5pt" style:font-size-complex="10.5pt"/>
    </style:style>
    <style:style style:name="T732" style:parent-style-name="HTMLCode" style:family="text">
      <style:text-properties style:font-name="Consolas" fo:color="#000000"/>
    </style:style>
    <style:style style:name="T733" style:parent-style-name="token" style:family="text">
      <style:text-properties style:font-name="inherit" fo:color="#999999" fo:font-size="10.5pt" style:font-size-asian="10.5pt" style:font-size-complex="10.5pt"/>
    </style:style>
    <style:style style:name="T734" style:parent-style-name="HTMLCode" style:family="text">
      <style:text-properties style:font-name="Consolas" fo:color="#000000"/>
    </style:style>
    <style:style style:name="T735" style:parent-style-name="token" style:family="text">
      <style:text-properties style:font-name="inherit" fo:color="#999999" fo:font-size="10.5pt" style:font-size-asian="10.5pt" style:font-size-complex="10.5pt"/>
    </style:style>
    <style:style style:name="T736" style:parent-style-name="HTMLCode" style:family="text">
      <style:text-properties style:font-name="Consolas" fo:color="#000000"/>
    </style:style>
    <style:style style:name="T737" style:parent-style-name="token" style:family="text">
      <style:text-properties style:font-name="inherit" fo:color="#999999" fo:font-size="10.5pt" style:font-size-asian="10.5pt" style:font-size-complex="10.5pt"/>
    </style:style>
    <style:style style:name="P738" style:parent-style-name="HTMLPreformatted" style:family="paragraph">
      <style:paragraph-properties style:vertical-align="baseline" style:line-height-at-least="0.25in"/>
    </style:style>
    <style:style style:name="T739" style:parent-style-name="HTMLCode" style:family="text">
      <style:text-properties style:font-name="Consolas" fo:color="#000000"/>
    </style:style>
    <style:style style:name="T740" style:parent-style-name="token" style:family="text">
      <style:text-properties style:font-name="inherit" fo:color="#999999" fo:font-size="10.5pt" style:font-size-asian="10.5pt" style:font-size-complex="10.5pt"/>
    </style:style>
    <style:style style:name="T741" style:parent-style-name="token" style:family="text">
      <style:text-properties style:font-name="inherit" fo:color="#DD4A68" fo:font-size="10.5pt" style:font-size-asian="10.5pt" style:font-size-complex="10.5pt"/>
    </style:style>
    <style:style style:name="T742" style:parent-style-name="token" style:family="text">
      <style:text-properties style:font-name="inherit" fo:color="#999999" fo:font-size="10.5pt" style:font-size-asian="10.5pt" style:font-size-complex="10.5pt"/>
    </style:style>
    <style:style style:name="T743" style:parent-style-name="HTMLCode" style:family="text">
      <style:text-properties style:font-name="Consolas" fo:color="#000000"/>
    </style:style>
    <style:style style:name="T744" style:parent-style-name="token" style:family="text">
      <style:text-properties style:font-name="inherit" fo:color="#999999" fo:font-size="10.5pt" style:font-size-asian="10.5pt" style:font-size-complex="10.5pt"/>
    </style:style>
    <style:style style:name="P745" style:parent-style-name="HTMLPreformatted" style:family="paragraph">
      <style:paragraph-properties style:vertical-align="baseline" style:line-height-at-least="0.25in"/>
    </style:style>
    <style:style style:name="T746" style:parent-style-name="HTMLCode" style:family="text">
      <style:text-properties style:font-name="Consolas" fo:color="#000000"/>
    </style:style>
    <style:style style:name="T747" style:parent-style-name="token" style:family="text">
      <style:text-properties style:font-name="inherit" fo:color="#999999" fo:font-size="10.5pt" style:font-size-asian="10.5pt" style:font-size-complex="10.5pt"/>
    </style:style>
    <style:style style:name="P748" style:parent-style-name="HTMLPreformatted" style:family="paragraph">
      <style:paragraph-properties style:vertical-align="baseline" style:line-height-at-least="0.25in"/>
    </style:style>
    <style:style style:name="T749" style:parent-style-name="HTMLCode" style:family="text">
      <style:text-properties style:font-name="Consolas" fo:color="#000000"/>
    </style:style>
    <style:style style:name="T750" style:parent-style-name="token" style:family="text">
      <style:text-properties style:font-name="inherit" fo:color="#708090" fo:font-size="10.5pt" style:font-size-asian="10.5pt" style:font-size-complex="10.5pt"/>
    </style:style>
    <style:style style:name="P751" style:parent-style-name="HTMLPreformatted" style:family="paragraph">
      <style:paragraph-properties style:vertical-align="baseline" style:line-height-at-least="0.25in"/>
    </style:style>
    <style:style style:name="T752" style:parent-style-name="token" style:family="text">
      <style:text-properties style:font-name="inherit" fo:color="#999999" fo:font-size="10.5pt" style:font-size-asian="10.5pt" style:font-size-complex="10.5pt"/>
    </style:style>
    <style:style style:name="P75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75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755" style:parent-style-name="Heading3" style:family="paragraph">
      <style:paragraph-properties style:vertical-align="baseline" fo:margin-top="0.0833in" fo:margin-bottom="0.0333in" fo:background-color="#FFFFFF"/>
      <style:text-properties style:font-name="Segoe UI" style:font-name-complex="Segoe UI"/>
    </style:style>
    <style:style style:name="P756" style:parent-style-name="HTMLPreformatted" style:family="paragraph">
      <style:paragraph-properties style:vertical-align="baseline" style:line-height-at-least="0.25in"/>
    </style:style>
    <style:style style:name="T757" style:parent-style-name="token" style:family="text">
      <style:text-properties style:font-name="inherit" fo:color="#0077AA" fo:font-size="10.5pt" style:font-size-asian="10.5pt" style:font-size-complex="10.5pt"/>
    </style:style>
    <style:style style:name="T758" style:parent-style-name="HTMLCode" style:family="text">
      <style:text-properties style:font-name="Consolas" fo:color="#000000"/>
    </style:style>
    <style:style style:name="T759" style:parent-style-name="token" style:family="text">
      <style:text-properties style:font-name="inherit" fo:color="#DD4A68" fo:font-size="10.5pt" style:font-size-asian="10.5pt" style:font-size-complex="10.5pt"/>
    </style:style>
    <style:style style:name="T760" style:parent-style-name="HTMLCode" style:family="text">
      <style:text-properties style:font-name="Consolas" fo:color="#000000"/>
    </style:style>
    <style:style style:name="T761" style:parent-style-name="token" style:family="text">
      <style:text-properties style:font-name="inherit" fo:color="#9A6E3A" fo:font-size="10.5pt" style:font-size-asian="10.5pt" style:font-size-complex="10.5pt"/>
    </style:style>
    <style:style style:name="T762" style:parent-style-name="HTMLCode" style:family="text">
      <style:text-properties style:font-name="Consolas" fo:color="#000000"/>
    </style:style>
    <style:style style:name="T763" style:parent-style-name="token" style:family="text">
      <style:text-properties style:font-name="inherit" fo:color="#0077AA" fo:font-size="10.5pt" style:font-size-asian="10.5pt" style:font-size-complex="10.5pt"/>
    </style:style>
    <style:style style:name="T764" style:parent-style-name="HTMLCode" style:family="text">
      <style:text-properties style:font-name="Consolas" fo:color="#000000"/>
    </style:style>
    <style:style style:name="T765" style:parent-style-name="token" style:family="text">
      <style:text-properties style:font-name="inherit" fo:color="#999999" fo:font-size="10.5pt" style:font-size-asian="10.5pt" style:font-size-complex="10.5pt"/>
    </style:style>
    <style:style style:name="T766" style:parent-style-name="HTMLCode" style:family="text">
      <style:text-properties style:font-name="Consolas" fo:color="#000000"/>
    </style:style>
    <style:style style:name="T767" style:parent-style-name="token" style:family="text">
      <style:text-properties style:font-name="inherit" fo:color="#9A6E3A" fo:font-size="10.5pt" style:font-size-asian="10.5pt" style:font-size-complex="10.5pt"/>
    </style:style>
    <style:style style:name="T768" style:parent-style-name="HTMLCode" style:family="text">
      <style:text-properties style:font-name="Consolas" fo:color="#000000"/>
    </style:style>
    <style:style style:name="T769" style:parent-style-name="token" style:family="text">
      <style:text-properties style:font-name="inherit" fo:color="#999999" fo:font-size="10.5pt" style:font-size-asian="10.5pt" style:font-size-complex="10.5pt"/>
    </style:style>
    <style:style style:name="P770" style:parent-style-name="HTMLPreformatted" style:family="paragraph">
      <style:paragraph-properties style:vertical-align="baseline" style:line-height-at-least="0.25in"/>
    </style:style>
    <style:style style:name="T771" style:parent-style-name="HTMLCode" style:family="text">
      <style:text-properties style:font-name="Consolas" fo:color="#000000"/>
    </style:style>
    <style:style style:name="T772" style:parent-style-name="token" style:family="text">
      <style:text-properties style:font-name="inherit" fo:color="#0077AA" fo:font-size="10.5pt" style:font-size-asian="10.5pt" style:font-size-complex="10.5pt"/>
    </style:style>
    <style:style style:name="T773" style:parent-style-name="HTMLCode" style:family="text">
      <style:text-properties style:font-name="Consolas" fo:color="#000000"/>
    </style:style>
    <style:style style:name="T774" style:parent-style-name="token" style:family="text">
      <style:text-properties style:font-name="inherit" fo:color="#9A6E3A" fo:font-size="10.5pt" style:font-size-asian="10.5pt" style:font-size-complex="10.5pt"/>
    </style:style>
    <style:style style:name="T775" style:parent-style-name="HTMLCode" style:family="text">
      <style:text-properties style:font-name="Consolas" fo:color="#000000"/>
    </style:style>
    <style:style style:name="T776" style:parent-style-name="token" style:family="text">
      <style:text-properties style:font-name="inherit" fo:color="#0077AA" fo:font-size="10.5pt" style:font-size-asian="10.5pt" style:font-size-complex="10.5pt"/>
    </style:style>
    <style:style style:name="T777" style:parent-style-name="HTMLCode" style:family="text">
      <style:text-properties style:font-name="Consolas" fo:color="#000000"/>
    </style:style>
    <style:style style:name="T778" style:parent-style-name="token" style:family="text">
      <style:text-properties style:font-name="inherit" fo:color="#DD4A68" fo:font-size="10.5pt" style:font-size-asian="10.5pt" style:font-size-complex="10.5pt"/>
    </style:style>
    <style:style style:name="T779" style:parent-style-name="token" style:family="text">
      <style:text-properties style:font-name="inherit" fo:color="#999999" fo:font-size="10.5pt" style:font-size-asian="10.5pt" style:font-size-complex="10.5pt"/>
    </style:style>
    <style:style style:name="P780" style:parent-style-name="HTMLPreformatted" style:family="paragraph">
      <style:paragraph-properties style:vertical-align="baseline" style:line-height-at-least="0.25in"/>
    </style:style>
    <style:style style:name="T781" style:parent-style-name="HTMLCode" style:family="text">
      <style:text-properties style:font-name="Consolas" fo:color="#000000"/>
    </style:style>
    <style:style style:name="T782" style:parent-style-name="token" style:family="text">
      <style:text-properties style:font-name="inherit" fo:color="#0077AA" fo:font-size="10.5pt" style:font-size-asian="10.5pt" style:font-size-complex="10.5pt"/>
    </style:style>
    <style:style style:name="T783" style:parent-style-name="HTMLCode" style:family="text">
      <style:text-properties style:font-name="Consolas" fo:color="#000000"/>
    </style:style>
    <style:style style:name="T784" style:parent-style-name="token" style:family="text">
      <style:text-properties style:font-name="inherit" fo:color="#9A6E3A" fo:font-size="10.5pt" style:font-size-asian="10.5pt" style:font-size-complex="10.5pt"/>
    </style:style>
    <style:style style:name="T785" style:parent-style-name="HTMLCode" style:family="text">
      <style:text-properties style:font-name="Consolas" fo:color="#000000"/>
    </style:style>
    <style:style style:name="T786" style:parent-style-name="token" style:family="text">
      <style:text-properties style:font-name="inherit" fo:color="#0077AA" fo:font-size="10.5pt" style:font-size-asian="10.5pt" style:font-size-complex="10.5pt"/>
    </style:style>
    <style:style style:name="T787" style:parent-style-name="HTMLCode" style:family="text">
      <style:text-properties style:font-name="Consolas" fo:color="#000000"/>
    </style:style>
    <style:style style:name="T788" style:parent-style-name="token" style:family="text">
      <style:text-properties style:font-name="inherit" fo:color="#DD4A68" fo:font-size="10.5pt" style:font-size-asian="10.5pt" style:font-size-complex="10.5pt"/>
    </style:style>
    <style:style style:name="T789" style:parent-style-name="token" style:family="text">
      <style:text-properties style:font-name="inherit" fo:color="#999999" fo:font-size="10.5pt" style:font-size-asian="10.5pt" style:font-size-complex="10.5pt"/>
    </style:style>
    <style:style style:name="T790" style:parent-style-name="HTMLCode" style:family="text">
      <style:text-properties style:font-name="Consolas" fo:color="#000000"/>
    </style:style>
    <style:style style:name="T791" style:parent-style-name="token" style:family="text">
      <style:text-properties style:font-name="inherit" fo:color="#999999" fo:font-size="10.5pt" style:font-size-asian="10.5pt" style:font-size-complex="10.5pt"/>
    </style:style>
    <style:style style:name="P792" style:parent-style-name="HTMLPreformatted" style:family="paragraph">
      <style:paragraph-properties style:vertical-align="baseline" style:line-height-at-least="0.25in"/>
    </style:style>
    <style:style style:name="T793" style:parent-style-name="HTMLCode" style:family="text">
      <style:text-properties style:font-name="Consolas" fo:color="#000000"/>
    </style:style>
    <style:style style:name="T794" style:parent-style-name="token" style:family="text">
      <style:text-properties style:font-name="inherit" fo:color="#0077AA" fo:font-size="10.5pt" style:font-size-asian="10.5pt" style:font-size-complex="10.5pt"/>
    </style:style>
    <style:style style:name="T795" style:parent-style-name="HTMLCode" style:family="text">
      <style:text-properties style:font-name="Consolas" fo:color="#000000"/>
    </style:style>
    <style:style style:name="T796" style:parent-style-name="token" style:family="text">
      <style:text-properties style:font-name="inherit" fo:color="#9A6E3A" fo:font-size="10.5pt" style:font-size-asian="10.5pt" style:font-size-complex="10.5pt"/>
    </style:style>
    <style:style style:name="T797" style:parent-style-name="HTMLCode" style:family="text">
      <style:text-properties style:font-name="Consolas" fo:color="#000000"/>
    </style:style>
    <style:style style:name="T798" style:parent-style-name="token" style:family="text">
      <style:text-properties style:font-name="inherit" fo:color="#0077AA" fo:font-size="10.5pt" style:font-size-asian="10.5pt" style:font-size-complex="10.5pt"/>
    </style:style>
    <style:style style:name="T799" style:parent-style-name="HTMLCode" style:family="text">
      <style:text-properties style:font-name="Consolas" fo:color="#000000"/>
    </style:style>
    <style:style style:name="T800" style:parent-style-name="token" style:family="text">
      <style:text-properties style:font-name="inherit" fo:color="#DD4A68" fo:font-size="10.5pt" style:font-size-asian="10.5pt" style:font-size-complex="10.5pt"/>
    </style:style>
    <style:style style:name="T801" style:parent-style-name="token" style:family="text">
      <style:text-properties style:font-name="inherit" fo:color="#999999" fo:font-size="10.5pt" style:font-size-asian="10.5pt" style:font-size-complex="10.5pt"/>
    </style:style>
    <style:style style:name="P802" style:parent-style-name="HTMLPreformatted" style:family="paragraph">
      <style:paragraph-properties style:vertical-align="baseline" style:line-height-at-least="0.25in"/>
    </style:style>
    <style:style style:name="T803" style:parent-style-name="HTMLCode" style:family="text">
      <style:text-properties style:font-name="Consolas" fo:color="#000000"/>
    </style:style>
    <style:style style:name="T804" style:parent-style-name="token" style:family="text">
      <style:text-properties style:font-name="inherit" fo:color="#0077AA" fo:font-size="10.5pt" style:font-size-asian="10.5pt" style:font-size-complex="10.5pt"/>
    </style:style>
    <style:style style:name="T805" style:parent-style-name="HTMLCode" style:family="text">
      <style:text-properties style:font-name="Consolas" fo:color="#000000"/>
    </style:style>
    <style:style style:name="T806" style:parent-style-name="token" style:family="text">
      <style:text-properties style:font-name="inherit" fo:color="#9A6E3A" fo:font-size="10.5pt" style:font-size-asian="10.5pt" style:font-size-complex="10.5pt"/>
    </style:style>
    <style:style style:name="T807" style:parent-style-name="HTMLCode" style:family="text">
      <style:text-properties style:font-name="Consolas" fo:color="#000000"/>
    </style:style>
    <style:style style:name="T808" style:parent-style-name="token" style:family="text">
      <style:text-properties style:font-name="inherit" fo:color="#0077AA" fo:font-size="10.5pt" style:font-size-asian="10.5pt" style:font-size-complex="10.5pt"/>
    </style:style>
    <style:style style:name="T809" style:parent-style-name="HTMLCode" style:family="text">
      <style:text-properties style:font-name="Consolas" fo:color="#000000"/>
    </style:style>
    <style:style style:name="T810" style:parent-style-name="token" style:family="text">
      <style:text-properties style:font-name="inherit" fo:color="#DD4A68" fo:font-size="10.5pt" style:font-size-asian="10.5pt" style:font-size-complex="10.5pt"/>
    </style:style>
    <style:style style:name="T811" style:parent-style-name="token" style:family="text">
      <style:text-properties style:font-name="inherit" fo:color="#999999" fo:font-size="10.5pt" style:font-size-asian="10.5pt" style:font-size-complex="10.5pt"/>
    </style:style>
    <style:style style:name="T812" style:parent-style-name="HTMLCode" style:family="text">
      <style:text-properties style:font-name="Consolas" fo:color="#000000"/>
    </style:style>
    <style:style style:name="T813" style:parent-style-name="token" style:family="text">
      <style:text-properties style:font-name="inherit" fo:color="#999999" fo:font-size="10.5pt" style:font-size-asian="10.5pt" style:font-size-complex="10.5pt"/>
    </style:style>
    <style:style style:name="T814" style:parent-style-name="HTMLCode" style:family="text">
      <style:text-properties style:font-name="Consolas" fo:color="#000000"/>
    </style:style>
    <style:style style:name="T815" style:parent-style-name="token" style:family="text">
      <style:text-properties style:font-name="inherit" fo:color="#999999" fo:font-size="10.5pt" style:font-size-asian="10.5pt" style:font-size-complex="10.5pt"/>
    </style:style>
    <style:style style:name="P816" style:parent-style-name="HTMLPreformatted" style:family="paragraph">
      <style:paragraph-properties style:vertical-align="baseline" style:line-height-at-least="0.25in"/>
    </style:style>
    <style:style style:name="T817" style:parent-style-name="HTMLCode" style:family="text">
      <style:text-properties style:font-name="Consolas" fo:color="#000000"/>
    </style:style>
    <style:style style:name="T818" style:parent-style-name="token" style:family="text">
      <style:text-properties style:font-name="inherit" fo:color="#0077AA" fo:font-size="10.5pt" style:font-size-asian="10.5pt" style:font-size-complex="10.5pt"/>
    </style:style>
    <style:style style:name="T819" style:parent-style-name="HTMLCode" style:family="text">
      <style:text-properties style:font-name="Consolas" fo:color="#000000"/>
    </style:style>
    <style:style style:name="T820" style:parent-style-name="token" style:family="text">
      <style:text-properties style:font-name="inherit" fo:color="#999999" fo:font-size="10.5pt" style:font-size-asian="10.5pt" style:font-size-complex="10.5pt"/>
    </style:style>
    <style:style style:name="P821" style:parent-style-name="HTMLPreformatted" style:family="paragraph">
      <style:paragraph-properties style:vertical-align="baseline" style:line-height-at-least="0.25in"/>
    </style:style>
    <style:style style:name="T822" style:parent-style-name="token" style:family="text">
      <style:text-properties style:font-name="inherit" fo:color="#999999" fo:font-size="10.5pt" style:font-size-asian="10.5pt" style:font-size-complex="10.5pt"/>
    </style:style>
    <style:style style:name="P823" style:parent-style-name="HTMLPreformatted" style:family="paragraph">
      <style:paragraph-properties style:vertical-align="baseline" style:line-height-at-least="0.25in"/>
    </style:style>
    <style:style style:name="P824" style:parent-style-name="HTMLPreformatted" style:family="paragraph">
      <style:paragraph-properties style:vertical-align="baseline" style:line-height-at-least="0.25in"/>
    </style:style>
    <style:style style:name="T825" style:parent-style-name="token" style:family="text">
      <style:text-properties style:font-name="inherit" fo:color="#708090" fo:font-size="10.5pt" style:font-size-asian="10.5pt" style:font-size-complex="10.5pt"/>
    </style:style>
    <style:style style:name="P826" style:parent-style-name="HTMLPreformatted" style:family="paragraph">
      <style:paragraph-properties style:vertical-align="baseline" style:line-height-at-least="0.25in"/>
    </style:style>
    <style:style style:name="T827" style:parent-style-name="token" style:family="text">
      <style:text-properties style:font-name="inherit" fo:color="#DD4A68" fo:font-size="10.5pt" style:font-size-asian="10.5pt" style:font-size-complex="10.5pt"/>
    </style:style>
    <style:style style:name="T828" style:parent-style-name="token" style:family="text">
      <style:text-properties style:font-name="inherit" fo:color="#999999" fo:font-size="10.5pt" style:font-size-asian="10.5pt" style:font-size-complex="10.5pt"/>
    </style:style>
    <style:style style:name="T829" style:parent-style-name="token" style:family="text">
      <style:text-properties style:font-name="inherit" fo:color="#DD4A68" fo:font-size="10.5pt" style:font-size-asian="10.5pt" style:font-size-complex="10.5pt"/>
    </style:style>
    <style:style style:name="T830" style:parent-style-name="token" style:family="text">
      <style:text-properties style:font-name="inherit" fo:color="#999999" fo:font-size="10.5pt" style:font-size-asian="10.5pt" style:font-size-complex="10.5pt"/>
    </style:style>
    <style:style style:name="T831" style:parent-style-name="HTMLCode" style:family="text">
      <style:text-properties style:font-name="Consolas" fo:color="#000000"/>
    </style:style>
    <style:style style:name="T832" style:parent-style-name="token" style:family="text">
      <style:text-properties style:font-name="inherit" fo:color="#999999" fo:font-size="10.5pt" style:font-size-asian="10.5pt" style:font-size-complex="10.5pt"/>
    </style:style>
    <style:style style:name="P833" style:parent-style-name="NormalWeb" style:family="paragraph">
      <style:paragraph-properties style:vertical-align="baseline" fo:margin-top="0in" fo:margin-bottom="0in" fo:background-color="#FFFFFF"/>
    </style:style>
    <style:style style:name="T834" style:parent-style-name="DefaultParagraphFont" style:family="text">
      <style:text-properties style:font-name="Lato" fo:color="#0A0A23" fo:font-size="16.5pt" style:font-size-asian="16.5pt" style:font-size-complex="16.5pt"/>
    </style:style>
    <style:style style:name="T835" style:parent-style-name="HTMLCode" style:family="text">
      <style:text-properties style:font-name="Roboto Mono" fo:color="#0A0A23" fo:font-size="13pt" style:font-size-asian="13pt" style:font-size-complex="13pt"/>
    </style:style>
    <style:style style:name="T836" style:parent-style-name="DefaultParagraphFont" style:family="text">
      <style:text-properties style:font-name="Lato" fo:color="#0A0A23" fo:font-size="16.5pt" style:font-size-asian="16.5pt" style:font-size-complex="16.5pt"/>
    </style:style>
    <style:style style:name="T837" style:parent-style-name="HTMLCode" style:family="text">
      <style:text-properties style:font-name="Roboto Mono" fo:color="#0A0A23" fo:font-size="13pt" style:font-size-asian="13pt" style:font-size-complex="13pt"/>
    </style:style>
    <style:style style:name="T838" style:parent-style-name="DefaultParagraphFont" style:family="text">
      <style:text-properties style:font-name="Lato" fo:color="#0A0A23" fo:font-size="16.5pt" style:font-size-asian="16.5pt" style:font-size-complex="16.5pt"/>
    </style:style>
    <style:style style:name="T839" style:parent-style-name="HTMLCode" style:family="text">
      <style:text-properties style:font-name="Roboto Mono" fo:color="#0A0A23" fo:font-size="13pt" style:font-size-asian="13pt" style:font-size-complex="13pt"/>
    </style:style>
    <style:style style:name="T840" style:parent-style-name="DefaultParagraphFont" style:family="text">
      <style:text-properties style:font-name="Lato" fo:color="#0A0A23" fo:font-size="16.5pt" style:font-size-asian="16.5pt" style:font-size-complex="16.5pt"/>
    </style:style>
    <style:style style:name="T841" style:parent-style-name="HTMLCode" style:family="text">
      <style:text-properties style:font-name="Roboto Mono" fo:color="#0A0A23" fo:font-size="13pt" style:font-size-asian="13pt" style:font-size-complex="13pt"/>
    </style:style>
    <style:style style:name="T842" style:parent-style-name="DefaultParagraphFont" style:family="text">
      <style:text-properties style:font-name="Lato" fo:color="#0A0A23" fo:font-size="16.5pt" style:font-size-asian="16.5pt" style:font-size-complex="16.5pt"/>
    </style:style>
    <style:style style:name="T843" style:parent-style-name="HTMLCode" style:family="text">
      <style:text-properties style:font-name="Roboto Mono" fo:color="#0A0A23" fo:font-size="13pt" style:font-size-asian="13pt" style:font-size-complex="13pt"/>
    </style:style>
    <style:style style:name="T844" style:parent-style-name="DefaultParagraphFont" style:family="text">
      <style:text-properties style:font-name="Lato" fo:color="#0A0A23" fo:font-size="16.5pt" style:font-size-asian="16.5pt" style:font-size-complex="16.5pt"/>
    </style:style>
    <style:style style:name="P845" style:parent-style-name="HTMLPreformatted" style:family="paragraph">
      <style:paragraph-properties style:vertical-align="baseline" style:line-height-at-least="0.25in"/>
    </style:style>
    <style:style style:name="T846" style:parent-style-name="token" style:family="text">
      <style:text-properties style:font-name="inherit" fo:color="#0077AA" fo:font-size="10.5pt" style:font-size-asian="10.5pt" style:font-size-complex="10.5pt"/>
    </style:style>
    <style:style style:name="T847" style:parent-style-name="HTMLCode" style:family="text">
      <style:text-properties style:font-name="Consolas" fo:color="#000000"/>
    </style:style>
    <style:style style:name="T848" style:parent-style-name="token" style:family="text">
      <style:text-properties style:font-name="inherit" fo:color="#DD4A68" fo:font-size="10.5pt" style:font-size-asian="10.5pt" style:font-size-complex="10.5pt"/>
    </style:style>
    <style:style style:name="T849" style:parent-style-name="HTMLCode" style:family="text">
      <style:text-properties style:font-name="Consolas" fo:color="#000000"/>
    </style:style>
    <style:style style:name="T850" style:parent-style-name="token" style:family="text">
      <style:text-properties style:font-name="inherit" fo:color="#9A6E3A" fo:font-size="10.5pt" style:font-size-asian="10.5pt" style:font-size-complex="10.5pt"/>
    </style:style>
    <style:style style:name="T851" style:parent-style-name="HTMLCode" style:family="text">
      <style:text-properties style:font-name="Consolas" fo:color="#000000"/>
    </style:style>
    <style:style style:name="T852" style:parent-style-name="token" style:family="text">
      <style:text-properties style:font-name="inherit" fo:color="#0077AA" fo:font-size="10.5pt" style:font-size-asian="10.5pt" style:font-size-complex="10.5pt"/>
    </style:style>
    <style:style style:name="T853" style:parent-style-name="HTMLCode" style:family="text">
      <style:text-properties style:font-name="Consolas" fo:color="#000000"/>
    </style:style>
    <style:style style:name="T854" style:parent-style-name="token" style:family="text">
      <style:text-properties style:font-name="inherit" fo:color="#999999" fo:font-size="10.5pt" style:font-size-asian="10.5pt" style:font-size-complex="10.5pt"/>
    </style:style>
    <style:style style:name="T855" style:parent-style-name="HTMLCode" style:family="text">
      <style:text-properties style:font-name="Consolas" fo:color="#000000"/>
    </style:style>
    <style:style style:name="T856" style:parent-style-name="token" style:family="text">
      <style:text-properties style:font-name="inherit" fo:color="#9A6E3A" fo:font-size="10.5pt" style:font-size-asian="10.5pt" style:font-size-complex="10.5pt"/>
    </style:style>
    <style:style style:name="T857" style:parent-style-name="HTMLCode" style:family="text">
      <style:text-properties style:font-name="Consolas" fo:color="#000000"/>
    </style:style>
    <style:style style:name="T858" style:parent-style-name="token" style:family="text">
      <style:text-properties style:font-name="inherit" fo:color="#999999" fo:font-size="10.5pt" style:font-size-asian="10.5pt" style:font-size-complex="10.5pt"/>
    </style:style>
    <style:style style:name="P859" style:parent-style-name="HTMLPreformatted" style:family="paragraph">
      <style:paragraph-properties style:vertical-align="baseline" style:line-height-at-least="0.25in"/>
    </style:style>
    <style:style style:name="T860" style:parent-style-name="HTMLCode" style:family="text">
      <style:text-properties style:font-name="Consolas" fo:color="#000000"/>
    </style:style>
    <style:style style:name="T861" style:parent-style-name="token" style:family="text">
      <style:text-properties style:font-name="inherit" fo:color="#0077AA" fo:font-size="10.5pt" style:font-size-asian="10.5pt" style:font-size-complex="10.5pt"/>
    </style:style>
    <style:style style:name="T862" style:parent-style-name="HTMLCode" style:family="text">
      <style:text-properties style:font-name="Consolas" fo:color="#000000"/>
    </style:style>
    <style:style style:name="T863" style:parent-style-name="token" style:family="text">
      <style:text-properties style:font-name="inherit" fo:color="#999999" fo:font-size="10.5pt" style:font-size-asian="10.5pt" style:font-size-complex="10.5pt"/>
    </style:style>
    <style:style style:name="T864" style:parent-style-name="HTMLCode" style:family="text">
      <style:text-properties style:font-name="Consolas" fo:color="#000000"/>
    </style:style>
    <style:style style:name="T865" style:parent-style-name="token" style:family="text">
      <style:text-properties style:font-name="inherit" fo:color="#999999" fo:font-size="10.5pt" style:font-size-asian="10.5pt" style:font-size-complex="10.5pt"/>
    </style:style>
    <style:style style:name="T866" style:parent-style-name="HTMLCode" style:family="text">
      <style:text-properties style:font-name="Consolas" fo:color="#000000"/>
    </style:style>
    <style:style style:name="T867" style:parent-style-name="token" style:family="text">
      <style:text-properties style:font-name="inherit" fo:color="#999999" fo:font-size="10.5pt" style:font-size-asian="10.5pt" style:font-size-complex="10.5pt"/>
    </style:style>
    <style:style style:name="T868" style:parent-style-name="HTMLCode" style:family="text">
      <style:text-properties style:font-name="Consolas" fo:color="#000000"/>
    </style:style>
    <style:style style:name="T869" style:parent-style-name="token" style:family="text">
      <style:text-properties style:font-name="inherit" fo:color="#9A6E3A" fo:font-size="10.5pt" style:font-size-asian="10.5pt" style:font-size-complex="10.5pt"/>
    </style:style>
    <style:style style:name="T870" style:parent-style-name="HTMLCode" style:family="text">
      <style:text-properties style:font-name="Consolas" fo:color="#000000"/>
    </style:style>
    <style:style style:name="T871" style:parent-style-name="token" style:family="text">
      <style:text-properties style:font-name="inherit" fo:color="#0077AA" fo:font-size="10.5pt" style:font-size-asian="10.5pt" style:font-size-complex="10.5pt"/>
    </style:style>
    <style:style style:name="T872" style:parent-style-name="HTMLCode" style:family="text">
      <style:text-properties style:font-name="Consolas" fo:color="#000000"/>
    </style:style>
    <style:style style:name="T873" style:parent-style-name="token" style:family="text">
      <style:text-properties style:font-name="inherit" fo:color="#999999" fo:font-size="10.5pt" style:font-size-asian="10.5pt" style:font-size-complex="10.5pt"/>
    </style:style>
    <style:style style:name="T874" style:parent-style-name="token" style:family="text">
      <style:text-properties style:font-name="inherit" fo:color="#DD4A68" fo:font-size="10.5pt" style:font-size-asian="10.5pt" style:font-size-complex="10.5pt"/>
    </style:style>
    <style:style style:name="T875" style:parent-style-name="token" style:family="text">
      <style:text-properties style:font-name="inherit" fo:color="#999999" fo:font-size="10.5pt" style:font-size-asian="10.5pt" style:font-size-complex="10.5pt"/>
    </style:style>
    <style:style style:name="T876" style:parent-style-name="HTMLCode" style:family="text">
      <style:text-properties style:font-name="Consolas" fo:color="#000000"/>
    </style:style>
    <style:style style:name="T877" style:parent-style-name="token" style:family="text">
      <style:text-properties style:font-name="inherit" fo:color="#999999" fo:font-size="10.5pt" style:font-size-asian="10.5pt" style:font-size-complex="10.5pt"/>
    </style:style>
    <style:style style:name="T878" style:parent-style-name="HTMLCode" style:family="text">
      <style:text-properties style:font-name="Consolas" fo:color="#000000"/>
    </style:style>
    <style:style style:name="T879" style:parent-style-name="token" style:family="text">
      <style:text-properties style:font-name="inherit" fo:color="#999999" fo:font-size="10.5pt" style:font-size-asian="10.5pt" style:font-size-complex="10.5pt"/>
    </style:style>
    <style:style style:name="P880" style:parent-style-name="HTMLPreformatted" style:family="paragraph">
      <style:paragraph-properties style:vertical-align="baseline" style:line-height-at-least="0.25in"/>
    </style:style>
    <style:style style:name="T881" style:parent-style-name="HTMLCode" style:family="text">
      <style:text-properties style:font-name="Consolas" fo:color="#000000"/>
    </style:style>
    <style:style style:name="T882" style:parent-style-name="token" style:family="text">
      <style:text-properties style:font-name="inherit" fo:color="#0077AA" fo:font-size="10.5pt" style:font-size-asian="10.5pt" style:font-size-complex="10.5pt"/>
    </style:style>
    <style:style style:name="T883" style:parent-style-name="HTMLCode" style:family="text">
      <style:text-properties style:font-name="Consolas" fo:color="#000000"/>
    </style:style>
    <style:style style:name="T884" style:parent-style-name="token" style:family="text">
      <style:text-properties style:font-name="inherit" fo:color="#9A6E3A" fo:font-size="10.5pt" style:font-size-asian="10.5pt" style:font-size-complex="10.5pt"/>
    </style:style>
    <style:style style:name="T885" style:parent-style-name="HTMLCode" style:family="text">
      <style:text-properties style:font-name="Consolas" fo:color="#000000"/>
    </style:style>
    <style:style style:name="T886" style:parent-style-name="token" style:family="text">
      <style:text-properties style:font-name="inherit" fo:color="#0077AA" fo:font-size="10.5pt" style:font-size-asian="10.5pt" style:font-size-complex="10.5pt"/>
    </style:style>
    <style:style style:name="T887" style:parent-style-name="HTMLCode" style:family="text">
      <style:text-properties style:font-name="Consolas" fo:color="#000000"/>
    </style:style>
    <style:style style:name="T888" style:parent-style-name="token" style:family="text">
      <style:text-properties style:font-name="inherit" fo:color="#DD4A68" fo:font-size="10.5pt" style:font-size-asian="10.5pt" style:font-size-complex="10.5pt"/>
    </style:style>
    <style:style style:name="T889" style:parent-style-name="token" style:family="text">
      <style:text-properties style:font-name="inherit" fo:color="#999999" fo:font-size="10.5pt" style:font-size-asian="10.5pt" style:font-size-complex="10.5pt"/>
    </style:style>
    <style:style style:name="T890" style:parent-style-name="HTMLCode" style:family="text">
      <style:text-properties style:font-name="Consolas" fo:color="#000000"/>
    </style:style>
    <style:style style:name="T891" style:parent-style-name="token" style:family="text">
      <style:text-properties style:font-name="inherit" fo:color="#999999" fo:font-size="10.5pt" style:font-size-asian="10.5pt" style:font-size-complex="10.5pt"/>
    </style:style>
    <style:style style:name="P892" style:parent-style-name="HTMLPreformatted" style:family="paragraph">
      <style:paragraph-properties style:vertical-align="baseline" style:line-height-at-least="0.25in"/>
    </style:style>
    <style:style style:name="T893" style:parent-style-name="HTMLCode" style:family="text">
      <style:text-properties style:font-name="Consolas" fo:color="#000000"/>
    </style:style>
    <style:style style:name="T894" style:parent-style-name="token" style:family="text">
      <style:text-properties style:font-name="inherit" fo:color="#0077AA" fo:font-size="10.5pt" style:font-size-asian="10.5pt" style:font-size-complex="10.5pt"/>
    </style:style>
    <style:style style:name="T895" style:parent-style-name="HTMLCode" style:family="text">
      <style:text-properties style:font-name="Consolas" fo:color="#000000"/>
    </style:style>
    <style:style style:name="T896" style:parent-style-name="token" style:family="text">
      <style:text-properties style:font-name="inherit" fo:color="#9A6E3A" fo:font-size="10.5pt" style:font-size-asian="10.5pt" style:font-size-complex="10.5pt"/>
    </style:style>
    <style:style style:name="T897" style:parent-style-name="HTMLCode" style:family="text">
      <style:text-properties style:font-name="Consolas" fo:color="#000000"/>
    </style:style>
    <style:style style:name="T898" style:parent-style-name="token" style:family="text">
      <style:text-properties style:font-name="inherit" fo:color="#0077AA" fo:font-size="10.5pt" style:font-size-asian="10.5pt" style:font-size-complex="10.5pt"/>
    </style:style>
    <style:style style:name="T899" style:parent-style-name="HTMLCode" style:family="text">
      <style:text-properties style:font-name="Consolas" fo:color="#000000"/>
    </style:style>
    <style:style style:name="T900" style:parent-style-name="token" style:family="text">
      <style:text-properties style:font-name="inherit" fo:color="#DD4A68" fo:font-size="10.5pt" style:font-size-asian="10.5pt" style:font-size-complex="10.5pt"/>
    </style:style>
    <style:style style:name="T901" style:parent-style-name="token" style:family="text">
      <style:text-properties style:font-name="inherit" fo:color="#999999" fo:font-size="10.5pt" style:font-size-asian="10.5pt" style:font-size-complex="10.5pt"/>
    </style:style>
    <style:style style:name="T902" style:parent-style-name="HTMLCode" style:family="text">
      <style:text-properties style:font-name="Consolas" fo:color="#000000"/>
    </style:style>
    <style:style style:name="T903" style:parent-style-name="token" style:family="text">
      <style:text-properties style:font-name="inherit" fo:color="#999999" fo:font-size="10.5pt" style:font-size-asian="10.5pt" style:font-size-complex="10.5pt"/>
    </style:style>
    <style:style style:name="T904" style:parent-style-name="HTMLCode" style:family="text">
      <style:text-properties style:font-name="Consolas" fo:color="#000000"/>
    </style:style>
    <style:style style:name="T905" style:parent-style-name="token" style:family="text">
      <style:text-properties style:font-name="inherit" fo:color="#999999" fo:font-size="10.5pt" style:font-size-asian="10.5pt" style:font-size-complex="10.5pt"/>
    </style:style>
    <style:style style:name="P906" style:parent-style-name="HTMLPreformatted" style:family="paragraph">
      <style:paragraph-properties style:vertical-align="baseline" style:line-height-at-least="0.25in"/>
    </style:style>
    <style:style style:name="T907" style:parent-style-name="HTMLCode" style:family="text">
      <style:text-properties style:font-name="Consolas" fo:color="#000000"/>
    </style:style>
    <style:style style:name="T908" style:parent-style-name="token" style:family="text">
      <style:text-properties style:font-name="inherit" fo:color="#0077AA" fo:font-size="10.5pt" style:font-size-asian="10.5pt" style:font-size-complex="10.5pt"/>
    </style:style>
    <style:style style:name="T909" style:parent-style-name="HTMLCode" style:family="text">
      <style:text-properties style:font-name="Consolas" fo:color="#000000"/>
    </style:style>
    <style:style style:name="T910" style:parent-style-name="token" style:family="text">
      <style:text-properties style:font-name="inherit" fo:color="#999999" fo:font-size="10.5pt" style:font-size-asian="10.5pt" style:font-size-complex="10.5pt"/>
    </style:style>
    <style:style style:name="P911" style:parent-style-name="HTMLPreformatted" style:family="paragraph">
      <style:paragraph-properties style:vertical-align="baseline" style:line-height-at-least="0.25in"/>
    </style:style>
    <style:style style:name="T912" style:parent-style-name="token" style:family="text">
      <style:text-properties style:font-name="inherit" fo:color="#999999" fo:font-size="10.5pt" style:font-size-asian="10.5pt" style:font-size-complex="10.5pt"/>
    </style:style>
    <style:style style:name="P913" style:parent-style-name="HTMLPreformatted" style:family="paragraph">
      <style:paragraph-properties style:vertical-align="baseline" style:line-height-at-least="0.25in"/>
    </style:style>
    <style:style style:name="P914" style:parent-style-name="HTMLPreformatted" style:family="paragraph">
      <style:paragraph-properties style:vertical-align="baseline" style:line-height-at-least="0.25in"/>
    </style:style>
    <style:style style:name="T915" style:parent-style-name="token" style:family="text">
      <style:text-properties style:font-name="inherit" fo:color="#708090" fo:font-size="10.5pt" style:font-size-asian="10.5pt" style:font-size-complex="10.5pt"/>
    </style:style>
    <style:style style:name="P916" style:parent-style-name="HTMLPreformatted" style:family="paragraph">
      <style:paragraph-properties style:vertical-align="baseline" style:line-height-at-least="0.25in"/>
    </style:style>
    <style:style style:name="T917" style:parent-style-name="token" style:family="text">
      <style:text-properties style:font-name="inherit" fo:color="#DD4A68" fo:font-size="10.5pt" style:font-size-asian="10.5pt" style:font-size-complex="10.5pt"/>
    </style:style>
    <style:style style:name="T918" style:parent-style-name="token" style:family="text">
      <style:text-properties style:font-name="inherit" fo:color="#999999" fo:font-size="10.5pt" style:font-size-asian="10.5pt" style:font-size-complex="10.5pt"/>
    </style:style>
    <style:style style:name="T919" style:parent-style-name="token" style:family="text">
      <style:text-properties style:font-name="inherit" fo:color="#DD4A68" fo:font-size="10.5pt" style:font-size-asian="10.5pt" style:font-size-complex="10.5pt"/>
    </style:style>
    <style:style style:name="T920" style:parent-style-name="token" style:family="text">
      <style:text-properties style:font-name="inherit" fo:color="#999999" fo:font-size="10.5pt" style:font-size-asian="10.5pt" style:font-size-complex="10.5pt"/>
    </style:style>
    <style:style style:name="T921" style:parent-style-name="HTMLCode" style:family="text">
      <style:text-properties style:font-name="Consolas" fo:color="#000000"/>
    </style:style>
    <style:style style:name="T922" style:parent-style-name="token" style:family="text">
      <style:text-properties style:font-name="inherit" fo:color="#999999" fo:font-size="10.5pt" style:font-size-asian="10.5pt" style:font-size-complex="10.5pt"/>
    </style:style>
    <style:style style:name="P92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924"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925"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926"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927"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73239" fo:letter-spacing="0.0013in" style:letter-kerning="false" fo:font-size="12pt" style:font-size-asian="12pt" style:font-size-complex="12pt" style:language-asian="en" style:country-asian="IN" style:language-complex="hi" style:country-complex="IN"/>
    </style:style>
    <style:style style:name="P928" style:parent-style-name="Normal" style:family="paragraph">
      <style:text-properties fo:font-size="12pt" style:font-size-asian="12pt" style:font-size-complex="12pt"/>
    </style:style>
  </office:automatic-styles>
  <office:body>
    <office:text text:use-soft-page-breaks="true">
      <text:p text:style-name="P1">1.What are the difference between cookie, local storage and session storage?</text:p>
      <text:p text:style-name="P2"><text:span text:style-name="T3"></text:span></text:p>
      <text:p text:style-name="P4"><text:span text:style-name="T5">Difference Between Local Storage, Session Storage</text:span><text:span text:style-name="T6">,</text:span><text:span text:style-name="T7"> And Cookies</text:span></text:p>
      <table:table table:style-name="Table8">
        <table:table-columns>
          <table:table-column table:style-name="TableColumn9"/>
          <table:table-column table:style-name="TableColumn10"/>
          <table:table-column table:style-name="TableColumn11"/>
        </table:table-columns>
        <table:table-header-rows>
          <table:table-row table:style-name="TableRow12">
            <table:table-cell table:style-name="TableCell13">
              <text:p text:style-name="P14">Local Storage</text:p>
            </table:table-cell>
            <table:table-cell table:style-name="TableCell15">
              <text:p text:style-name="P16"> Session Storage</text:p>
            </table:table-cell>
            <table:table-cell table:style-name="TableCell17">
              <text:p text:style-name="P18">Cookies </text:p>
            </table:table-cell>
          </table:table-row>
        </table:table-header-rows>
        <table:table-row table:style-name="TableRow19">
          <table:table-cell table:style-name="TableCell20">
            <text:p text:style-name="P21">The storage capacity of local storage is 5MB/10MB</text:p>
          </table:table-cell>
          <table:table-cell table:style-name="TableCell22">
            <text:p text:style-name="P23">The storage capacity of session storage is 5MB</text:p>
          </table:table-cell>
          <table:table-cell table:style-name="TableCell24">
            <text:p text:style-name="P25">The storage capacity of Cookies is 4KB</text:p>
          </table:table-cell>
        </table:table-row>
        <table:table-row table:style-name="TableRow26">
          <table:table-cell table:style-name="TableCell27">
            <text:p text:style-name="P28">As it is not session-based, it must be deleted via javascript or manually</text:p>
          </table:table-cell>
          <table:table-cell table:style-name="TableCell29">
            <text:p text:style-name="P30">It’s session-based and works per window or tab. This means that data is stored only for the duration of a session, i.e., until the browser (or tab) is closed</text:p>
          </table:table-cell>
          <table:table-cell table:style-name="TableCell31">
            <text:p text:style-name="P32">Cookies expire based on the setting and working per tab and window </text:p>
          </table:table-cell>
        </table:table-row>
        <table:table-row table:style-name="TableRow33">
          <table:table-cell table:style-name="TableCell34">
            <text:p text:style-name="P35">The client  can only read local storage</text:p>
          </table:table-cell>
          <table:table-cell table:style-name="TableCell36">
            <text:p text:style-name="P37">The client can only read local storage</text:p>
          </table:table-cell>
          <table:table-cell table:style-name="TableCell38">
            <text:p text:style-name="P39">Both clients and servers can read and write the cookies</text:p>
          </table:table-cell>
        </table:table-row>
        <table:table-row table:style-name="TableRow40">
          <table:table-cell table:style-name="TableCell41">
            <text:p text:style-name="P42">There is no transfer of data to the server</text:p>
          </table:table-cell>
          <table:table-cell table:style-name="TableCell43">
            <text:p text:style-name="P44">There is no transfer of data to the server</text:p>
          </table:table-cell>
          <table:table-cell table:style-name="TableCell45">
            <text:p text:style-name="P46">Data transfer to the server is exist</text:p>
          </table:table-cell>
        </table:table-row>
        <table:table-row table:style-name="TableRow47">
          <table:table-cell table:style-name="TableCell48">
            <text:p text:style-name="P49">There are fewer old browsers that support it</text:p>
          </table:table-cell>
          <table:table-cell table:style-name="TableCell50">
            <text:p text:style-name="P51">There are fewer old browsers that support it</text:p>
          </table:table-cell>
          <table:table-cell table:style-name="TableCell52">
            <text:p text:style-name="P53">It is supported by all the browser including older browser</text:p>
          </table:table-cell>
        </table:table-row>
      </table:table>
      <text:p text:style-name="Normal"/>
      <text:p text:style-name="Normal"/>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2.Explain the output of the above-given code and explain why?</text:p>
      <text:p text:style-name="P69">for (var i = 0; i &lt; 5; i++) {</text:p>
      <text:p text:style-name="P70">  setTimeout(() =&gt; console.log(i), 100)</text:p>
      <text:p text:style-name="P71">}</text:p>
      <text:p text:style-name="P72"><text:span text:style-name="T73"></text:span></text:p>
      <text:p text:style-name="P74">Output of this code is 5 5 5 5 5</text:p>
      <text:p text:style-name="P75">We are using for loop when we need to execute some program no of times.Here variable is declared inside for loop using ‘var’ keyword having scope is global because of the for loop is not enclosed in any function.value of is increamented by 1 at each iteration of the for loop by using unary ++ operator. when setTimeout<text:s/>callback function is called value of the variable is ‘i’ is ‘5’ at every time because of the global scope that’s why output is 5 5 5 5 5. In this code ‘100’ is timespan in second.</text:p>
      <text:p text:style-name="P76"/>
      <text:p text:style-name="P77"/>
      <text:p text:style-name="P78"><text:span text:style-name="T79">3.</text:span><text:span text:style-name="T80"><text:s/></text:span><text:span text:style-name="T81">What is Sharding in MongoDB, and how does it work?</text:span></text:p>
      <text:p text:style-name="P82"><text:span text:style-name="T83"></text:span></text:p>
      <text:p text:style-name="Normal"><text:span text:style-name="T84">Sharding is </text:span><text:span text:style-name="T85">a method for distributing data across multiple machines</text:span><text:span text:style-name="T86">. MongoDB uses sharding to support deployments with very large data sets and high throughput operations. Database systems with large data sets or high throughput applications can challenge the capacity of a single server.</text:span></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soft-page-break/>
      <text:p text:style-name="Normal"><text:span text:style-name="T99">4.</text:span><text:span text:style-name="T100"><text:s/></text:span><text:span text:style-name="T101">What is promise chaining? Explain with an example.</text:span></text:p>
      <text:p text:style-name="Normal"><text:span text:style-name="T102"></text:span></text:p>
      <text:p text:style-name="P103"><text:span text:style-name="T104">Promise Chaining:</text:span><text:span text:style-name="T105"> Promise Chaining is a simple concept by which we may initialize another promise inside our </text:span><text:span text:style-name="T106">.then() </text:span><text:span text:style-name="T107">method and accordingly we may execute our results. The function inside then captures the value returned by the previous promise </text:span></text:p>
      <text:p text:style-name="P108">The syntax for using promise chaining is as follows.</text:p>
      <text:list text:style-name="LFO1" text:continue-numbering="true">
        <text:list-item>
          <text:p text:style-name="P109">HTML</text:p>
        </text:list-item>
      </text:list>
      <table:table table:style-name="Table110">
        <table:table-columns>
          <table:table-column table:style-name="TableColumn111"/>
        </table:table-columns>
        <table:table-row table:style-name="TableRow112">
          <table:table-cell table:style-name="TableCell113">
            <text:p text:style-name="P114"><text:span text:style-name="T115">&lt;</text:span><text:span text:style-name="T116">script</text:span><text:span text:style-name="T117">&gt;</text:span></text:p>
            <text:p text:style-name="P118"><text:span text:style-name="T119">    </text:span><text:span text:style-name="T120">let promise = new Promise((resolve, reject) =&gt; {</text:span></text:p>
            <text:p text:style-name="P121"><text:span text:style-name="T122">    </text:span><text:span text:style-name="T123">resolve("Hello JavaScript");</text:span></text:p>
            <text:p text:style-name="P124"><text:span text:style-name="T125">    </text:span><text:span text:style-name="T126">});</text:span></text:p>
            <text:p text:style-name="P127"><text:span text:style-name="T128">    </text:span><text:span text:style-name="T129"> </text:span></text:p>
            <text:p text:style-name="P130"><text:span text:style-name="T131">    </text:span><text:span text:style-name="T132">promise</text:span></text:p>
            <text:p text:style-name="P133"><text:span text:style-name="T134">    </text:span><text:span text:style-name="T135">.then( function (result1){</text:span></text:p>
            <text:p text:style-name="P136"><text:span text:style-name="T137">        </text:span><text:span text:style-name="T138">console.log(result1);</text:span></text:p>
            <text:p text:style-name="P139"><text:span text:style-name="T140">        </text:span><text:span text:style-name="T141">return new Promise((resolve,reject) =&gt;{</text:span></text:p>
            <text:p text:style-name="P142"><text:span text:style-name="T143">            </text:span><text:span text:style-name="T144">resolve("GFG is awesome");</text:span></text:p>
            <text:p text:style-name="P145"><text:span text:style-name="T146">        </text:span><text:span text:style-name="T147">})</text:span></text:p>
            <text:p text:style-name="P148"><text:span text:style-name="T149">    </text:span><text:span text:style-name="T150">})</text:span></text:p>
            <text:p text:style-name="P151"><text:span text:style-name="T152">    </text:span><text:span text:style-name="T153">.then((result2) =&gt; {</text:span></text:p>
            <text:p text:style-name="P154"><text:span text:style-name="T155">        </text:span><text:span text:style-name="T156">console.log(result2);</text:span></text:p>
            <text:p text:style-name="P157"><text:span text:style-name="T158">    </text:span><text:span text:style-name="T159">});</text:span></text:p>
            <text:p text:style-name="P160"><text:span text:style-name="T161">&lt;/</text:span><text:span text:style-name="T162">script</text:span><text:span text:style-name="T163">&gt;</text:span></text:p>
          </table:table-cell>
        </table:table-row>
      </table:table>
      <text:p text:style-name="P164"><text:span text:style-name="T165">Output:</text:span><text:span text:style-name="T166"> As illustrated above, while executing the declared promise we are returning another promise inside the</text:span><text:span text:style-name="T167"> .then() </text:span><text:span text:style-name="T168">and executing our results accordingly. Another then is used to capture the new promise. This is known as promise chaining. This solves the problem of </text:span><text:a xlink:href="https://www.geeksforgeeks.org/what-is-callback-hell-in-node-js/" office:target-frame-name="_top" xlink:show="replace"><text:span text:style-name="T169">callback hell</text:span></text:a><text:span text:style-name="T170">.</text:span></text:p>
      <text:p text:style-name="P171"/>
      <text:p text:style-name="P172">Hello JavaScript</text:p>
      <text:p text:style-name="P173">GFG is awesome</text:p>
      <text:p text:style-name="P174"/>
      <text:p text:style-name="P175"><text:span text:style-name="T176">5.</text:span><text:span text:style-name="T177"><text:s/></text:span><text:span text:style-name="T178">What are Higher-Order Components (HOC) in React and how do they work?</text:span></text:p>
      <text:p text:style-name="P179"><text:span text:style-name="T180"></text:span></text:p>
      <text:p text:style-name="P181"><text:span text:style-name="T182">A higher-order component (HOC) is an advanced technique in React for reusing component logic. HOCs are not part of the React API, per se. They are a pattern that emerges from React’s compositional nature.</text:span></text:p>
      <text:soft-page-break/>
      <text:p text:style-name="P183">A higher-order component is a function that takes in a component and returns a new component.</text:p>
      <text:p text:style-name="P184">Using code, we can rewrite the above statement like so:</text:p>
      <text:p text:style-name="P185">const newComponent = higherFunction(WrappedComponent);</text:p>
      <text:p text:style-name="P186">Whereas a component transforms props into UI, a higher-order component transforms a component into another component.</text:p>
      <text:p text:style-name="P187"><text:span text:style-name="T188">HOCs are common in third-party React libraries, such as Redux’s </text:span><text:a xlink:href="https://react-redux.js.org/api/connect" office:target-frame-name="_blank" xlink:show="new"><text:span text:style-name="T189">connect</text:span></text:a><text:span text:style-name="T190"> and Relay’s </text:span><text:a xlink:href="https://relay.dev/docs/v10.1.3/fragment-container/#createfragmentcontainer" office:target-frame-name="_blank" xlink:show="new"><text:span text:style-name="T191">createFragmentContainer</text:span></text:a><text:span text:style-name="T192">.</text:span></text:p>
      <text:p text:style-name="P193"/>
      <text:p text:style-name="P194"/>
      <text:p text:style-name="P195"><text:span text:style-name="T196">6.</text:span><text:span text:style-name="T197"><text:s/></text:span><text:span text:style-name="T198">What is callback hell? Explain different ways to solve callback hell with examples each.</text:span></text:p>
      <text:p text:style-name="P199"><text:span text:style-name="T200"></text:span></text:p>
      <text:p text:style-name="P201"><text:span text:style-name="T202">Callback Hell: </text:span><text:span text:style-name="T203">Callback Hell is essentially nested callbacks stacked below one another forming a pyramid structure. Every callback depends/waits for the previous callback, thereby making a pyramid structure that affects the readability and maintainability of the code. </text:span></text:p>
      <text:p text:style-name="P204"/>
      <text:h text:style-name="P205" text:outline-level="3">First solution to callback hell: Write comments</text:h>
      <text:p text:style-name="P206"><text:span text:style-name="T207">The </text:span><text:span text:style-name="T208">makeBurger</text:span><text:span text:style-name="T209"> callback hell is simple to understand. We can read it. It just… doesn’t look nice.</text:span></text:p>
      <text:p text:style-name="P210"><text:span text:style-name="T211">If you’re reading </text:span><text:span text:style-name="T212">makeBurger</text:span><text:span text:style-name="T213"> for the first time, you may think “Why the hell do we need so many callbacks to make a burger? It doesn’t make sense!”.</text:span></text:p>
      <text:p text:style-name="P214">In such a case, you’d want to leave comments to explain your code.</text:p>
      <text:p text:style-name="P215"><text:span text:style-name="T216">// Makes a burger</text:span></text:p>
      <text:p text:style-name="P217"><text:span text:style-name="T218">// makeBurger contains four steps:</text:span></text:p>
      <text:p text:style-name="P219"><text:span text:style-name="T220">// <text:s text:c="2"/>1. Get beef</text:span></text:p>
      <text:p text:style-name="P221"><text:span text:style-name="T222">// <text:s text:c="2"/>2. Cook the beef</text:span></text:p>
      <text:p text:style-name="P223"><text:span text:style-name="T224">// <text:s text:c="2"/>3. Get buns for the burger</text:span></text:p>
      <text:p text:style-name="P225"><text:span text:style-name="T226">// <text:s text:c="2"/>4. Put the cooked beef between the buns</text:span></text:p>
      <text:p text:style-name="P227"><text:span text:style-name="T228">// <text:s text:c="2"/>5. Serve the burger (from the callback)</text:span></text:p>
      <text:p text:style-name="P229"><text:span text:style-name="T230">// We use callbacks here because each step is asynchronous.</text:span></text:p>
      <text:p text:style-name="P231"><text:span text:style-name="T232">// <text:s text:c="2"/>We have to wait for the helper to complete the one step</text:span></text:p>
      <text:soft-page-break/>
      <text:p text:style-name="P233"><text:span text:style-name="T234">// <text:s text:c="2"/>before we can start the next step</text:span></text:p>
      <text:p text:style-name="P235"/>
      <text:p text:style-name="P236"><text:span text:style-name="T237">const</text:span><text:span text:style-name="T238"><text:s/></text:span><text:span text:style-name="T239">makeBurger</text:span><text:span text:style-name="T240"><text:s/></text:span><text:span text:style-name="T241">=</text:span><text:span text:style-name="T242"><text:s/></text:span><text:span text:style-name="T243">nextStep</text:span><text:span text:style-name="T244"><text:s/></text:span><text:span text:style-name="T245">=&gt;</text:span><text:span text:style-name="T246"><text:s/></text:span><text:span text:style-name="T247">{</text:span></text:p>
      <text:p text:style-name="P248"><text:span text:style-name="T249"><text:s text:c="2"/></text:span><text:span text:style-name="T250">getBeef</text:span><text:span text:style-name="T251">(</text:span><text:span text:style-name="T252">function</text:span><text:span text:style-name="T253">(</text:span><text:span text:style-name="T254">beef</text:span><text:span text:style-name="T255">)</text:span><text:span text:style-name="T256"><text:s/></text:span><text:span text:style-name="T257">{</text:span></text:p>
      <text:p text:style-name="P258"><text:span text:style-name="T259"><text:s text:c="4"/></text:span><text:span text:style-name="T260">cookBeef</text:span><text:span text:style-name="T261">(</text:span><text:span text:style-name="T262">beef</text:span><text:span text:style-name="T263">,</text:span><text:span text:style-name="T264"><text:s/></text:span><text:span text:style-name="T265">function</text:span><text:span text:style-name="T266">(</text:span><text:span text:style-name="T267">cookedBeef</text:span><text:span text:style-name="T268">)</text:span><text:span text:style-name="T269"><text:s/></text:span><text:span text:style-name="T270">{</text:span></text:p>
      <text:p text:style-name="P271"><text:span text:style-name="T272"><text:s text:c="6"/></text:span><text:span text:style-name="T273">getBuns</text:span><text:span text:style-name="T274">(</text:span><text:span text:style-name="T275">function</text:span><text:span text:style-name="T276">(</text:span><text:span text:style-name="T277">buns</text:span><text:span text:style-name="T278">)</text:span><text:span text:style-name="T279"><text:s/></text:span><text:span text:style-name="T280">{</text:span></text:p>
      <text:p text:style-name="P281"><text:span text:style-name="T282"><text:s text:c="8"/></text:span><text:span text:style-name="T283">putBeefBetweenBuns</text:span><text:span text:style-name="T284">(</text:span><text:span text:style-name="T285">buns</text:span><text:span text:style-name="T286">,</text:span><text:span text:style-name="T287"><text:s/>beef</text:span><text:span text:style-name="T288">,</text:span><text:span text:style-name="T289"><text:s/></text:span><text:span text:style-name="T290">function</text:span><text:span text:style-name="T291">(</text:span><text:span text:style-name="T292">burger</text:span><text:span text:style-name="T293">)</text:span><text:span text:style-name="T294"><text:s/></text:span><text:span text:style-name="T295">{</text:span></text:p>
      <text:p text:style-name="P296"><text:span text:style-name="T297"><text:s text:c="10"/></text:span><text:span text:style-name="T298">nextStep</text:span><text:span text:style-name="T299">(</text:span><text:span text:style-name="T300">burger</text:span><text:span text:style-name="T301">);</text:span></text:p>
      <text:p text:style-name="P302"><text:span text:style-name="T303"><text:s text:c="8"/></text:span><text:span text:style-name="T304">});</text:span></text:p>
      <text:p text:style-name="P305"><text:span text:style-name="T306"><text:s text:c="6"/></text:span><text:span text:style-name="T307">});</text:span></text:p>
      <text:p text:style-name="P308"><text:span text:style-name="T309"><text:s text:c="4"/></text:span><text:span text:style-name="T310">});</text:span></text:p>
      <text:p text:style-name="P311"><text:span text:style-name="T312"><text:s text:c="2"/></text:span><text:span text:style-name="T313">});</text:span></text:p>
      <text:p text:style-name="P314"><text:span text:style-name="T315">};</text:span></text:p>
      <text:p text:style-name="P316"/>
      <text:p text:style-name="P317"/>
      <text:h text:style-name="P318" text:outline-level="3">Second solution to callback hell: Split the callbacks into different functions</text:h>
      <text:p text:style-name="P319">Our callback hell example is already an example of this. Let me show you the step-by-step imperative code and you’ll see why.</text:p>
      <text:p text:style-name="P320"><text:span text:style-name="T321">For </text:span><text:span text:style-name="T322">getBeef</text:span><text:span text:style-name="T323">, our first callback, we have to go to the fridge to get the beef. There are two fridges in the kitchen. We need to go to the right fridge.</text:span></text:p>
      <text:p text:style-name="P324"><text:span text:style-name="T325">const</text:span><text:span text:style-name="T326"><text:s/></text:span><text:span text:style-name="T327">getBeef</text:span><text:span text:style-name="T328"><text:s/></text:span><text:span text:style-name="T329">=</text:span><text:span text:style-name="T330"><text:s/></text:span><text:span text:style-name="T331">nextStep</text:span><text:span text:style-name="T332"><text:s/></text:span><text:span text:style-name="T333">=&gt;</text:span><text:span text:style-name="T334"><text:s/></text:span><text:span text:style-name="T335">{</text:span></text:p>
      <text:p text:style-name="P336"><text:span text:style-name="T337"><text:s text:c="2"/></text:span><text:span text:style-name="T338">const</text:span><text:span text:style-name="T339"><text:s/>fridge<text:s/></text:span><text:span text:style-name="T340">=</text:span><text:span text:style-name="T341"><text:s/>leftFright</text:span><text:span text:style-name="T342">;</text:span></text:p>
      <text:p text:style-name="P343"><text:span text:style-name="T344"><text:s text:c="2"/></text:span><text:span text:style-name="T345">const</text:span><text:span text:style-name="T346"><text:s/>beef<text:s/></text:span><text:span text:style-name="T347">=</text:span><text:span text:style-name="T348"><text:s/></text:span><text:span text:style-name="T349">getBeefFromFridge</text:span><text:span text:style-name="T350">(</text:span><text:span text:style-name="T351">fridge</text:span><text:span text:style-name="T352">);</text:span></text:p>
      <text:p text:style-name="P353"><text:span text:style-name="T354"><text:s text:c="2"/></text:span><text:span text:style-name="T355">nextStep</text:span><text:span text:style-name="T356">(</text:span><text:span text:style-name="T357">beef</text:span><text:span text:style-name="T358">);</text:span></text:p>
      <text:p text:style-name="P359"><text:span text:style-name="T360">};</text:span></text:p>
      <text:p text:style-name="P361">To cook beef, we need to put the beef into an oven; turn the oven to 200 degrees, and wait for twenty minutes.</text:p>
      <text:p text:style-name="P362"><text:span text:style-name="T363">const</text:span><text:span text:style-name="T364"><text:s/></text:span><text:span text:style-name="T365">cookBeef</text:span><text:span text:style-name="T366"><text:s/></text:span><text:span text:style-name="T367">=</text:span><text:span text:style-name="T368"><text:s/></text:span><text:span text:style-name="T369">(</text:span><text:span text:style-name="T370">beef</text:span><text:span text:style-name="T371">,</text:span><text:span text:style-name="T372"><text:s/>nextStep</text:span><text:span text:style-name="T373">)</text:span><text:span text:style-name="T374"><text:s/></text:span><text:span text:style-name="T375">=&gt;</text:span><text:span text:style-name="T376"><text:s/></text:span><text:span text:style-name="T377">{</text:span></text:p>
      <text:p text:style-name="P378"><text:span text:style-name="T379"><text:s text:c="2"/></text:span><text:span text:style-name="T380">const</text:span><text:span text:style-name="T381"><text:s/>workInProgress<text:s/></text:span><text:span text:style-name="T382">=</text:span><text:span text:style-name="T383"><text:s/></text:span><text:span text:style-name="T384">putBeefinOven</text:span><text:span text:style-name="T385">(</text:span><text:span text:style-name="T386">beef</text:span><text:span text:style-name="T387">);</text:span></text:p>
      <text:p text:style-name="P388"><text:span text:style-name="T389"><text:s text:c="2"/></text:span><text:span text:style-name="T390">setTimeout</text:span><text:span text:style-name="T391">(</text:span><text:span text:style-name="T392">function</text:span><text:span text:style-name="T393">()</text:span><text:span text:style-name="T394"><text:s/></text:span><text:span text:style-name="T395">{</text:span></text:p>
      <text:p text:style-name="P396"><text:span text:style-name="T397"><text:s text:c="4"/></text:span><text:span text:style-name="T398">nextStep</text:span><text:span text:style-name="T399">(</text:span><text:span text:style-name="T400">workInProgress</text:span><text:span text:style-name="T401">);</text:span></text:p>
      <text:p text:style-name="P402"><text:span text:style-name="T403"><text:s text:c="2"/></text:span><text:span text:style-name="T404">},</text:span><text:span text:style-name="T405"><text:s/></text:span><text:span text:style-name="T406">1000</text:span><text:span text:style-name="T407"><text:s/></text:span><text:span text:style-name="T408">*</text:span><text:span text:style-name="T409"><text:s/></text:span><text:span text:style-name="T410">60</text:span><text:span text:style-name="T411"><text:s/></text:span><text:span text:style-name="T412">*</text:span><text:span text:style-name="T413"><text:s/></text:span><text:span text:style-name="T414">20</text:span><text:span text:style-name="T415">);</text:span></text:p>
      <text:soft-page-break/>
      <text:p text:style-name="P416"><text:span text:style-name="T417">};</text:span></text:p>
      <text:p text:style-name="P418"><text:span text:style-name="T419">Now imagine if you have to write each of these steps in </text:span><text:span text:style-name="T420">makeBurger</text:span><text:span text:style-name="T421">… you’ll probably faint from the sheer amount of code!</text:span></text:p>
      <text:p text:style-name="P422"/>
      <text:p text:style-name="P423"/>
      <text:h text:style-name="P424" text:outline-level="3">Third solution to callback hell: Use promises</text:h>
      <text:p text:style-name="P425">Promises can make callback hell much easier to manage. Instead of the nested code you see above, you’ll have this:</text:p>
      <text:p text:style-name="P426"><text:span text:style-name="T427">const</text:span><text:span text:style-name="T428"><text:s/></text:span><text:span text:style-name="T429">makeBurger</text:span><text:span text:style-name="T430"><text:s/></text:span><text:span text:style-name="T431">=</text:span><text:span text:style-name="T432"><text:s/></text:span><text:span text:style-name="T433">()</text:span><text:span text:style-name="T434"><text:s/></text:span><text:span text:style-name="T435">=&gt;</text:span><text:span text:style-name="T436"><text:s/></text:span><text:span text:style-name="T437">{</text:span></text:p>
      <text:p text:style-name="P438"><text:span text:style-name="T439"><text:s text:c="2"/></text:span><text:span text:style-name="T440">return</text:span><text:span text:style-name="T441"><text:s/></text:span><text:span text:style-name="T442">getBeef</text:span><text:span text:style-name="T443">()</text:span></text:p>
      <text:p text:style-name="P444"><text:span text:style-name="T445"><text:s text:c="4"/></text:span><text:span text:style-name="T446">.</text:span><text:span text:style-name="T447">then</text:span><text:span text:style-name="T448">(</text:span><text:span text:style-name="T449">beef</text:span><text:span text:style-name="T450"><text:s/></text:span><text:span text:style-name="T451">=&gt;</text:span><text:span text:style-name="T452"><text:s/></text:span><text:span text:style-name="T453">cookBeef</text:span><text:span text:style-name="T454">(</text:span><text:span text:style-name="T455">beef</text:span><text:span text:style-name="T456">))</text:span></text:p>
      <text:p text:style-name="P457"><text:span text:style-name="T458"><text:s text:c="4"/></text:span><text:span text:style-name="T459">.</text:span><text:span text:style-name="T460">then</text:span><text:span text:style-name="T461">(</text:span><text:span text:style-name="T462">cookedBeef</text:span><text:span text:style-name="T463"><text:s/></text:span><text:span text:style-name="T464">=&gt;</text:span><text:span text:style-name="T465"><text:s/></text:span><text:span text:style-name="T466">getBuns</text:span><text:span text:style-name="T467">(</text:span><text:span text:style-name="T468">beef</text:span><text:span text:style-name="T469">))</text:span></text:p>
      <text:p text:style-name="P470"><text:span text:style-name="T471"><text:s text:c="4"/></text:span><text:span text:style-name="T472">.</text:span><text:span text:style-name="T473">then</text:span><text:span text:style-name="T474">(</text:span><text:span text:style-name="T475">bunsAndBeef</text:span><text:span text:style-name="T476"><text:s/></text:span><text:span text:style-name="T477">=&gt;</text:span><text:span text:style-name="T478"><text:s/></text:span><text:span text:style-name="T479">putBeefBetweenBuns</text:span><text:span text:style-name="T480">(</text:span><text:span text:style-name="T481">bunsAndBeef</text:span><text:span text:style-name="T482">));</text:span></text:p>
      <text:p text:style-name="P483"><text:span text:style-name="T484">};</text:span></text:p>
      <text:p text:style-name="P485"/>
      <text:p text:style-name="P486"><text:span text:style-name="T487">// Make and serve burger</text:span></text:p>
      <text:p text:style-name="P488"><text:span text:style-name="T489">makeBurger</text:span><text:span text:style-name="T490">().</text:span><text:span text:style-name="T491">then</text:span><text:span text:style-name="T492">(</text:span><text:span text:style-name="T493">burger</text:span><text:span text:style-name="T494"><text:s/></text:span><text:span text:style-name="T495">=&gt;</text:span><text:span text:style-name="T496"><text:s/></text:span><text:span text:style-name="T497">serve</text:span><text:span text:style-name="T498">(</text:span><text:span text:style-name="T499">burger</text:span><text:span text:style-name="T500">));</text:span></text:p>
      <text:p text:style-name="P501"/>
      <text:p text:style-name="P502"/>
      <text:h text:style-name="P503" text:outline-level="4">Converting callbacks to promises</text:h>
      <text:p text:style-name="P504"><text:span text:style-name="T505">To convert callbacks into promises, we need to create a new promise for each callback. We can </text:span><text:span text:style-name="T506">resolve</text:span><text:span text:style-name="T507"> the promise when the callback is successful. Or we can </text:span><text:span text:style-name="T508">reject</text:span><text:span text:style-name="T509"> the promise if the callback fails.</text:span></text:p>
      <text:p text:style-name="P510"><text:span text:style-name="T511">const</text:span><text:span text:style-name="T512"><text:s/></text:span><text:span text:style-name="T513">getBeefPromise</text:span><text:span text:style-name="T514"><text:s/></text:span><text:span text:style-name="T515">=</text:span><text:span text:style-name="T516"><text:s/></text:span><text:span text:style-name="T517">_</text:span><text:span text:style-name="T518"><text:s/></text:span><text:span text:style-name="T519">=&gt;</text:span><text:span text:style-name="T520"><text:s/></text:span><text:span text:style-name="T521">{</text:span></text:p>
      <text:p text:style-name="P522"><text:span text:style-name="T523"><text:s text:c="2"/></text:span><text:span text:style-name="T524">const</text:span><text:span text:style-name="T525"><text:s/>fridge<text:s/></text:span><text:span text:style-name="T526">=</text:span><text:span text:style-name="T527"><text:s/>leftFright</text:span><text:span text:style-name="T528">;</text:span></text:p>
      <text:p text:style-name="P529"><text:span text:style-name="T530"><text:s text:c="2"/></text:span><text:span text:style-name="T531">const</text:span><text:span text:style-name="T532"><text:s/>beef<text:s/></text:span><text:span text:style-name="T533">=</text:span><text:span text:style-name="T534"><text:s/></text:span><text:span text:style-name="T535">getBeefFromFridge</text:span><text:span text:style-name="T536">(</text:span><text:span text:style-name="T537">fridge</text:span><text:span text:style-name="T538">);</text:span></text:p>
      <text:p text:style-name="P539"><text:span text:style-name="T540"><text:s text:c="2"/></text:span></text:p>
      <text:p text:style-name="P541"><text:span text:style-name="T542"><text:s text:c="2"/></text:span><text:span text:style-name="T543">return</text:span><text:span text:style-name="T544"><text:s/></text:span><text:span text:style-name="T545">new</text:span><text:span text:style-name="T546"><text:s/></text:span><text:span text:style-name="T547">Promise</text:span><text:span text:style-name="T548">((</text:span><text:span text:style-name="T549">resolve</text:span><text:span text:style-name="T550">,</text:span><text:span text:style-name="T551"><text:s/>reject</text:span><text:span text:style-name="T552">)</text:span><text:span text:style-name="T553"><text:s/></text:span><text:span text:style-name="T554">=&gt;</text:span><text:span text:style-name="T555"><text:s/></text:span><text:span text:style-name="T556">{</text:span></text:p>
      <text:p text:style-name="P557"><text:span text:style-name="T558"><text:s text:c="4"/></text:span><text:span text:style-name="T559">if</text:span><text:span text:style-name="T560"><text:s/></text:span><text:span text:style-name="T561">(</text:span><text:span text:style-name="T562">beef</text:span><text:span text:style-name="T563">)</text:span><text:span text:style-name="T564"><text:s/></text:span><text:span text:style-name="T565">{</text:span></text:p>
      <text:p text:style-name="P566"><text:span text:style-name="T567"><text:s text:c="6"/></text:span><text:span text:style-name="T568">resolve</text:span><text:span text:style-name="T569">(</text:span><text:span text:style-name="T570">beef</text:span><text:span text:style-name="T571">);</text:span></text:p>
      <text:p text:style-name="P572"><text:span text:style-name="T573"><text:s text:c="4"/></text:span><text:span text:style-name="T574">}</text:span><text:span text:style-name="T575"><text:s/></text:span><text:span text:style-name="T576">else</text:span><text:span text:style-name="T577"><text:s/></text:span><text:span text:style-name="T578">{</text:span></text:p>
      <text:p text:style-name="P579"><text:span text:style-name="T580"><text:s text:c="6"/></text:span><text:span text:style-name="T581">reject</text:span><text:span text:style-name="T582">(</text:span><text:span text:style-name="T583">new</text:span><text:span text:style-name="T584"><text:s/></text:span><text:span text:style-name="T585">Error</text:span><text:span text:style-name="T586">(</text:span><text:span text:style-name="T587">“No more beef</text:span><text:span text:style-name="T588">!</text:span><text:span text:style-name="T589">”</text:span><text:span text:style-name="T590">));</text:span></text:p>
      <text:p text:style-name="P591"><text:span text:style-name="T592"><text:s text:c="4"/></text:span><text:span text:style-name="T593">}</text:span></text:p>
      <text:soft-page-break/>
      <text:p text:style-name="P594"><text:span text:style-name="T595"><text:s text:c="2"/></text:span><text:span text:style-name="T596">});</text:span></text:p>
      <text:p text:style-name="P597"><text:span text:style-name="T598">};</text:span></text:p>
      <text:p text:style-name="P599"/>
      <text:p text:style-name="P600"><text:span text:style-name="T601">const</text:span><text:span text:style-name="T602"><text:s/></text:span><text:span text:style-name="T603">cookBeefPromise</text:span><text:span text:style-name="T604"><text:s/></text:span><text:span text:style-name="T605">=</text:span><text:span text:style-name="T606"><text:s/></text:span><text:span text:style-name="T607">beef</text:span><text:span text:style-name="T608"><text:s/></text:span><text:span text:style-name="T609">=&gt;</text:span><text:span text:style-name="T610"><text:s/></text:span><text:span text:style-name="T611">{</text:span></text:p>
      <text:p text:style-name="P612"><text:span text:style-name="T613"><text:s text:c="2"/></text:span><text:span text:style-name="T614">const</text:span><text:span text:style-name="T615"><text:s/>workInProgress<text:s/></text:span><text:span text:style-name="T616">=</text:span><text:span text:style-name="T617"><text:s/></text:span><text:span text:style-name="T618">putBeefinOven</text:span><text:span text:style-name="T619">(</text:span><text:span text:style-name="T620">beef</text:span><text:span text:style-name="T621">);</text:span></text:p>
      <text:p text:style-name="P622"><text:span text:style-name="T623"><text:s text:c="2"/></text:span></text:p>
      <text:p text:style-name="P624"><text:span text:style-name="T625"><text:s text:c="2"/></text:span><text:span text:style-name="T626">return</text:span><text:span text:style-name="T627"><text:s/></text:span><text:span text:style-name="T628">new</text:span><text:span text:style-name="T629"><text:s/></text:span><text:span text:style-name="T630">Promise</text:span><text:span text:style-name="T631">((</text:span><text:span text:style-name="T632">resolve</text:span><text:span text:style-name="T633">,</text:span><text:span text:style-name="T634"><text:s/>reject</text:span><text:span text:style-name="T635">)</text:span><text:span text:style-name="T636"><text:s/></text:span><text:span text:style-name="T637">=&gt;</text:span><text:span text:style-name="T638"><text:s/></text:span><text:span text:style-name="T639">{</text:span></text:p>
      <text:p text:style-name="P640"><text:span text:style-name="T641"><text:s text:c="4"/></text:span><text:span text:style-name="T642">setTimeout</text:span><text:span text:style-name="T643">(</text:span><text:span text:style-name="T644">function</text:span><text:span text:style-name="T645">()</text:span><text:span text:style-name="T646"><text:s/></text:span><text:span text:style-name="T647">{</text:span></text:p>
      <text:p text:style-name="P648"><text:span text:style-name="T649"><text:s text:c="6"/></text:span><text:span text:style-name="T650">resolve</text:span><text:span text:style-name="T651">(</text:span><text:span text:style-name="T652">workInProgress</text:span><text:span text:style-name="T653">);</text:span></text:p>
      <text:p text:style-name="P654"><text:span text:style-name="T655"><text:s text:c="4"/></text:span><text:span text:style-name="T656">},</text:span><text:span text:style-name="T657"><text:s/></text:span><text:span text:style-name="T658">1000</text:span><text:span text:style-name="T659"><text:s/></text:span><text:span text:style-name="T660">*</text:span><text:span text:style-name="T661"><text:s/></text:span><text:span text:style-name="T662">60</text:span><text:span text:style-name="T663"><text:s/></text:span><text:span text:style-name="T664">*</text:span><text:span text:style-name="T665"><text:s/></text:span><text:span text:style-name="T666">20</text:span><text:span text:style-name="T667">);</text:span></text:p>
      <text:p text:style-name="P668"><text:span text:style-name="T669"><text:s text:c="2"/></text:span><text:span text:style-name="T670">});</text:span></text:p>
      <text:p text:style-name="P671"><text:span text:style-name="T672">};</text:span></text:p>
      <text:p text:style-name="P673">In practice, callbacks would probably be written for you already. If you use Node, each function that contains a callback will have the same syntax:</text:p>
      <text:list text:style-name="LFO2" text:continue-numbering="true">
        <text:list-item>
          <text:p text:style-name="P674">The callback would be the last argument</text:p>
        </text:list-item>
        <text:list-item>
          <text:p text:style-name="P675">The callback will always have two arguments. And these arguments are in the same order. (Error first, followed by whatever you’re interested in).</text:p>
        </text:list-item>
      </text:list>
      <text:p text:style-name="P676"><text:span text:style-name="T677">// The function that’s defined for you</text:span></text:p>
      <text:p text:style-name="P678"><text:span text:style-name="T679">const</text:span><text:span text:style-name="T680"><text:s/></text:span><text:span text:style-name="T681">functionName</text:span><text:span text:style-name="T682"><text:s/></text:span><text:span text:style-name="T683">=</text:span><text:span text:style-name="T684"><text:s/></text:span><text:span text:style-name="T685">(</text:span><text:span text:style-name="T686">arg1</text:span><text:span text:style-name="T687">,</text:span><text:span text:style-name="T688"><text:s/>arg2</text:span><text:span text:style-name="T689">,</text:span><text:span text:style-name="T690"><text:s/>callback</text:span><text:span text:style-name="T691">)</text:span><text:span text:style-name="T692"><text:s/></text:span><text:span text:style-name="T693">=&gt;</text:span><text:span text:style-name="T694"><text:s/></text:span><text:span text:style-name="T695">{</text:span></text:p>
      <text:p text:style-name="P696"><text:span text:style-name="T697"><text:s text:c="2"/></text:span><text:span text:style-name="T698">// Do stuff here</text:span></text:p>
      <text:p text:style-name="P699"><text:span text:style-name="T700"><text:s text:c="2"/></text:span><text:span text:style-name="T701">callback</text:span><text:span text:style-name="T702">(</text:span><text:span text:style-name="T703">err</text:span><text:span text:style-name="T704">,</text:span><text:span text:style-name="T705"><text:s/>stuff</text:span><text:span text:style-name="T706">);</text:span></text:p>
      <text:p text:style-name="P707"><text:span text:style-name="T708">};</text:span></text:p>
      <text:p text:style-name="P709"/>
      <text:p text:style-name="P710"><text:span text:style-name="T711">// How you use the function</text:span></text:p>
      <text:p text:style-name="P712"><text:span text:style-name="T713">functionName</text:span><text:span text:style-name="T714">(</text:span><text:span text:style-name="T715">arg1</text:span><text:span text:style-name="T716">,</text:span><text:span text:style-name="T717"><text:s/>arg2</text:span><text:span text:style-name="T718">,</text:span><text:span text:style-name="T719"><text:s/></text:span><text:span text:style-name="T720">(</text:span><text:span text:style-name="T721">err</text:span><text:span text:style-name="T722">,</text:span><text:span text:style-name="T723"><text:s/>stuff</text:span><text:span text:style-name="T724">)</text:span><text:span text:style-name="T725"><text:s/></text:span><text:span text:style-name="T726">=&gt;</text:span><text:span text:style-name="T727"><text:s/></text:span><text:span text:style-name="T728">{</text:span></text:p>
      <text:p text:style-name="P729"><text:span text:style-name="T730"><text:s text:c="2"/></text:span><text:span text:style-name="T731">if</text:span><text:span text:style-name="T732"><text:s/></text:span><text:span text:style-name="T733">(</text:span><text:span text:style-name="T734">err</text:span><text:span text:style-name="T735">)</text:span><text:span text:style-name="T736"><text:s/></text:span><text:span text:style-name="T737">{</text:span></text:p>
      <text:p text:style-name="P738"><text:span text:style-name="T739"><text:s text:c="2"/>console</text:span><text:span text:style-name="T740">.</text:span><text:span text:style-name="T741">error</text:span><text:span text:style-name="T742">(</text:span><text:span text:style-name="T743">err</text:span><text:span text:style-name="T744">);</text:span></text:p>
      <text:p text:style-name="P745"><text:span text:style-name="T746"><text:s text:c="2"/></text:span><text:span text:style-name="T747">}</text:span></text:p>
      <text:p text:style-name="P748"><text:span text:style-name="T749"><text:s text:c="2"/></text:span><text:span text:style-name="T750">// Do stuff</text:span></text:p>
      <text:p text:style-name="P751"><text:span text:style-name="T752">});</text:span></text:p>
      <text:p text:style-name="P753"/>
      <text:p text:style-name="P754"/>
      <text:h text:style-name="P755" text:outline-level="3">Fourth solution to callback hell: Use asynchronous functions</text:h>
      <text:soft-page-break/>
      <text:p text:style-name="P756"><text:span text:style-name="T757">const</text:span><text:span text:style-name="T758"><text:s/></text:span><text:span text:style-name="T759">makeBurger</text:span><text:span text:style-name="T760"><text:s/></text:span><text:span text:style-name="T761">=</text:span><text:span text:style-name="T762"><text:s/></text:span><text:span text:style-name="T763">async</text:span><text:span text:style-name="T764"><text:s/></text:span><text:span text:style-name="T765">()</text:span><text:span text:style-name="T766"><text:s/></text:span><text:span text:style-name="T767">=&gt;</text:span><text:span text:style-name="T768"><text:s/></text:span><text:span text:style-name="T769">{</text:span></text:p>
      <text:p text:style-name="P770"><text:span text:style-name="T771"><text:s text:c="2"/></text:span><text:span text:style-name="T772">const</text:span><text:span text:style-name="T773"><text:s/>beef<text:s/></text:span><text:span text:style-name="T774">=</text:span><text:span text:style-name="T775"><text:s/></text:span><text:span text:style-name="T776">await</text:span><text:span text:style-name="T777"><text:s/></text:span><text:span text:style-name="T778">getBeef</text:span><text:span text:style-name="T779">();</text:span></text:p>
      <text:p text:style-name="P780"><text:span text:style-name="T781"><text:s text:c="2"/></text:span><text:span text:style-name="T782">const</text:span><text:span text:style-name="T783"><text:s/>cookedBeef<text:s/></text:span><text:span text:style-name="T784">=</text:span><text:span text:style-name="T785"><text:s/></text:span><text:span text:style-name="T786">await</text:span><text:span text:style-name="T787"><text:s/></text:span><text:span text:style-name="T788">cookBeef</text:span><text:span text:style-name="T789">(</text:span><text:span text:style-name="T790">beef</text:span><text:span text:style-name="T791">);</text:span></text:p>
      <text:p text:style-name="P792"><text:span text:style-name="T793"><text:s text:c="2"/></text:span><text:span text:style-name="T794">const</text:span><text:span text:style-name="T795"><text:s/>buns<text:s/></text:span><text:span text:style-name="T796">=</text:span><text:span text:style-name="T797"><text:s/></text:span><text:span text:style-name="T798">await</text:span><text:span text:style-name="T799"><text:s/></text:span><text:span text:style-name="T800">getBuns</text:span><text:span text:style-name="T801">();</text:span></text:p>
      <text:p text:style-name="P802"><text:span text:style-name="T803"><text:s text:c="2"/></text:span><text:span text:style-name="T804">const</text:span><text:span text:style-name="T805"><text:s/>burger<text:s/></text:span><text:span text:style-name="T806">=</text:span><text:span text:style-name="T807"><text:s/></text:span><text:span text:style-name="T808">await</text:span><text:span text:style-name="T809"><text:s/></text:span><text:span text:style-name="T810">putBeefBetweenBuns</text:span><text:span text:style-name="T811">(</text:span><text:span text:style-name="T812">cookedBeef</text:span><text:span text:style-name="T813">,</text:span><text:span text:style-name="T814"><text:s/>buns</text:span><text:span text:style-name="T815">);</text:span></text:p>
      <text:p text:style-name="P816"><text:span text:style-name="T817"><text:s text:c="2"/></text:span><text:span text:style-name="T818">return</text:span><text:span text:style-name="T819"><text:s/>burger</text:span><text:span text:style-name="T820">;</text:span></text:p>
      <text:p text:style-name="P821"><text:span text:style-name="T822">};</text:span></text:p>
      <text:p text:style-name="P823"/>
      <text:p text:style-name="P824"><text:span text:style-name="T825">// Make and serve burger</text:span></text:p>
      <text:p text:style-name="P826"><text:span text:style-name="T827">makeBurger</text:span><text:span text:style-name="T828">().</text:span><text:span text:style-name="T829">then</text:span><text:span text:style-name="T830">(</text:span><text:span text:style-name="T831">serve</text:span><text:span text:style-name="T832">);</text:span></text:p>
      <text:p text:style-name="P833"><text:span text:style-name="T834">There’s one improvement we can make to the </text:span><text:span text:style-name="T835">makeBurger</text:span><text:span text:style-name="T836"> here. You can probably get two helpers to </text:span><text:span text:style-name="T837">getBuns</text:span><text:span text:style-name="T838"> and </text:span><text:span text:style-name="T839">getBeef</text:span><text:span text:style-name="T840"> at the same time. This means you can </text:span><text:span text:style-name="T841">await</text:span><text:span text:style-name="T842"> them both with </text:span><text:span text:style-name="T843">Promise.all</text:span><text:span text:style-name="T844">.</text:span></text:p>
      <text:p text:style-name="P845"><text:span text:style-name="T846">const</text:span><text:span text:style-name="T847"><text:s/></text:span><text:span text:style-name="T848">makeBurger</text:span><text:span text:style-name="T849"><text:s/></text:span><text:span text:style-name="T850">=</text:span><text:span text:style-name="T851"><text:s/></text:span><text:span text:style-name="T852">async</text:span><text:span text:style-name="T853"><text:s/></text:span><text:span text:style-name="T854">()</text:span><text:span text:style-name="T855"><text:s/></text:span><text:span text:style-name="T856">=&gt;</text:span><text:span text:style-name="T857"><text:s/></text:span><text:span text:style-name="T858">{</text:span></text:p>
      <text:p text:style-name="P859"><text:span text:style-name="T860"><text:s text:c="2"/></text:span><text:span text:style-name="T861">const</text:span><text:span text:style-name="T862"><text:s/></text:span><text:span text:style-name="T863">[</text:span><text:span text:style-name="T864">beef</text:span><text:span text:style-name="T865">,</text:span><text:span text:style-name="T866"><text:s/>buns</text:span><text:span text:style-name="T867">]</text:span><text:span text:style-name="T868"><text:s/></text:span><text:span text:style-name="T869">=</text:span><text:span text:style-name="T870"><text:s/></text:span><text:span text:style-name="T871">await</text:span><text:span text:style-name="T872"><text:s/>Promise</text:span><text:span text:style-name="T873">.</text:span><text:span text:style-name="T874">all</text:span><text:span text:style-name="T875">(</text:span><text:span text:style-name="T876">getBeef</text:span><text:span text:style-name="T877">,</text:span><text:span text:style-name="T878"><text:s/>getBuns</text:span><text:span text:style-name="T879">);</text:span></text:p>
      <text:p text:style-name="P880"><text:span text:style-name="T881"><text:s text:c="2"/></text:span><text:span text:style-name="T882">const</text:span><text:span text:style-name="T883"><text:s/>cookedBeef<text:s/></text:span><text:span text:style-name="T884">=</text:span><text:span text:style-name="T885"><text:s/></text:span><text:span text:style-name="T886">await</text:span><text:span text:style-name="T887"><text:s/></text:span><text:span text:style-name="T888">cookBeef</text:span><text:span text:style-name="T889">(</text:span><text:span text:style-name="T890">beef</text:span><text:span text:style-name="T891">);</text:span></text:p>
      <text:p text:style-name="P892"><text:span text:style-name="T893"><text:s text:c="2"/></text:span><text:span text:style-name="T894">const</text:span><text:span text:style-name="T895"><text:s/>burger<text:s/></text:span><text:span text:style-name="T896">=</text:span><text:span text:style-name="T897"><text:s/></text:span><text:span text:style-name="T898">await</text:span><text:span text:style-name="T899"><text:s/></text:span><text:span text:style-name="T900">putBeefBetweenBuns</text:span><text:span text:style-name="T901">(</text:span><text:span text:style-name="T902">cookedBeef</text:span><text:span text:style-name="T903">,</text:span><text:span text:style-name="T904"><text:s/>buns</text:span><text:span text:style-name="T905">);</text:span></text:p>
      <text:p text:style-name="P906"><text:span text:style-name="T907"><text:s text:c="2"/></text:span><text:span text:style-name="T908">return</text:span><text:span text:style-name="T909"><text:s/>burger</text:span><text:span text:style-name="T910">;</text:span></text:p>
      <text:p text:style-name="P911"><text:span text:style-name="T912">};</text:span></text:p>
      <text:p text:style-name="P913"/>
      <text:p text:style-name="P914"><text:span text:style-name="T915">// Make and serve burger</text:span></text:p>
      <text:p text:style-name="P916"><text:span text:style-name="T917">makeBurger</text:span><text:span text:style-name="T918">().</text:span><text:span text:style-name="T919">then</text:span><text:span text:style-name="T920">(</text:span><text:span text:style-name="T921">serve</text:span><text:span text:style-name="T922">);</text:span></text:p>
      <text:p text:style-name="P923"/>
      <text:p text:style-name="P924"/>
      <text:p text:style-name="P925"/>
      <text:p text:style-name="P926"/>
      <text:p text:style-name="P927"/>
      <text:p text:style-name="P9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unito" svg:font-family="Nunito" style:font-family-generic="system" style:font-pitch="variable"/>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Lato" svg:font-family="Lato" style:font-family-generic="swiss" style:font-pitch="variable"/>
    <style:font-face style:name="Roboto Mono" svg:font-family="Roboto Mono" style:font-family-generic="modern" style:font-pitch="fixed"/>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hi" style:country-complex="IN"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Mangal"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style:language-complex="hi" style:country-complex="IN"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IN" style:language-complex="hi" style:country-complex="IN"/>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style:language-complex="hi" style:country-complex="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language-complex="hi" style:country-complex="IN"/>
    </style:style>
    <style:style style:name="token" style:display-name="token"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 C</meta:initial-creator>
    <dc:creator>P C</dc:creator>
    <meta:creation-date>2023-07-29T14:40:00Z</meta:creation-date>
    <dc:date>2023-07-29T16:23:00Z</dc:date>
    <meta:template xlink:href="Normal" xlink:type="simple"/>
    <meta:editing-cycles>1</meta:editing-cycles>
    <meta:editing-duration>PT6180S</meta:editing-duration>
    <meta:document-statistic meta:page-count="8" meta:paragraph-count="17" meta:word-count="1318" meta:character-count="8820" meta:row-count="62" meta:non-whitespace-character-count="7519"/>
  </office:meta>
</office:document-meta>
</file>